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2.3047in"/>
    </style:style>
    <style:style style:name="co10" style:family="table-column">
      <style:table-column-properties fo:break-before="auto" style:column-width="1.9508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7472in"/>
    </style:style>
    <style:style style:name="co13" style:family="table-column">
      <style:table-column-properties fo:break-before="auto" style:column-width="1.7154in"/>
    </style:style>
    <style:style style:name="co14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0.06pt solid #2a6099" fo:border-left="0.06pt solid #2a6099" fo:border-right="none" fo:border-top="0.06pt solid #2a6099"/>
    </style:style>
    <style:style style:name="ce19" style:family="table-cell" style:parent-style-name="Default">
      <style:table-cell-properties fo:border="none"/>
    </style:style>
    <style:style style:name="ce4" style:family="table-cell" style:parent-style-name="Default">
      <style:table-cell-properties fo:border="2.35pt double #00a933" style:border-line-width="0.0209in 0.0016in 0.0102in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2a6099" fo:border-left="none" fo:border-right="none" fo:border-top="0.06pt solid #2a6099"/>
    </style:style>
    <style:style style:name="ce7" style:family="table-cell" style:parent-style-name="Default">
      <style:table-cell-properties fo:border-bottom="2.35pt double #ff8000" style:border-line-width-bottom="0.0209in 0.0016in 0.0102in" fo:border-left="2.35pt double #ff8000" style:border-line-width-left="0.0209in 0.0016in 0.0102in" fo:border-right="none" fo:border-top="2.35pt double #ff8000" style:border-line-width-top="0.0209in 0.0016in 0.0102in"/>
    </style:style>
    <style:style style:name="ce8" style:family="table-cell" style:parent-style-name="Default" style:data-style-name="N61"/>
    <style:style style:name="ce9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35" style:family="table-cell" style:parent-style-name="Default" style:data-style-name="N61">
      <style:table-cell-properties fo:border="none"/>
    </style:style>
    <style:style style:name="ce10" style:family="table-cell" style:parent-style-name="Default">
      <style:table-cell-properties fo:border-bottom="2.35pt double #ff8000" style:border-line-width-bottom="0.0209in 0.0016in 0.0102in" fo:border-left="none" fo:border-right="2.35pt double #ff8000" style:border-line-width-right="0.0209in 0.0016in 0.0102in" fo:border-top="2.35pt double #ff8000" style:border-line-width-top="0.0209in 0.0016in 0.0102in"/>
    </style:style>
    <style:style style:name="ce32" style:family="table-cell" style:parent-style-name="Default">
      <style:table-cell-properties fo:border-bottom="0.06pt solid #2a6099" fo:border-left="none" fo:border-right="0.06pt solid #2a6099" fo:border-top="0.06pt solid #2a6099"/>
    </style:style>
    <style:style style:name="ce11" style:family="table-cell" style:parent-style-name="Default">
      <style:table-cell-properties fo:border-bottom="0.99pt solid #77bc65" fo:border-left="0.99pt solid #77bc65" fo:border-right="none" fo:border-top="0.99pt solid #77bc65"/>
    </style:style>
    <style:style style:name="ce12" style:family="table-cell" style:parent-style-name="Default">
      <style:table-cell-properties fo:border-bottom="0.99pt solid #77bc65" fo:border-left="none" fo:border-right="none" fo:border-top="0.99pt solid #77bc65"/>
    </style:style>
    <style:style style:name="ce13" style:family="table-cell" style:parent-style-name="Default">
      <style:table-cell-properties fo:border-bottom="0.99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99pt solid #000000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0.99pt solid #77bc65" fo:border-left="none" fo:border-right="0.06pt solid #000000" fo:border-top="0.99pt solid #77bc6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37in" svg:x="8.6791in" svg:y="30.1039in">
            <draw:object draw:notify-on-update-of-ranges="Sheet1.A185:Sheet1.A185 Sheet1.A186:Sheet1.A190 Sheet1.C185:Sheet1.C185 Sheet1.C186:Sheet1.C190 Sheet1.D185:Sheet1.D185 Sheet1.D186:Sheet1.D190 Sheet1.E185:Sheet1.E185 Sheet1.E186:Sheet1.E190 Sheet1.F185:Sheet1.F185 Sheet1.F186:Sheet1.F1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37in" svg:x="8.8134in" svg:y="34.074in">
            <draw:object draw:notify-on-update-of-ranges="Sheet1.A195:Sheet1.A195 Sheet1.A196:Sheet1.A200 Sheet1.C195:Sheet1.C195 Sheet1.C196:Sheet1.C200 Sheet1.D195:Sheet1.D195 Sheet1.D196:Sheet1.D200 Sheet1.E195:Sheet1.E195 Sheet1.E196:Sheet1.E200 Sheet1.F195:Sheet1.F195 Sheet1.F196:Sheet1.F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number-columns-repeated="4" table:default-cell-style-name="Default"/>
        <table:table-column table:style-name="co14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Total Time</text:p>
          </table:table-cell>
          <table:table-cell table:number-columns-repeated="7"/>
          <table:table-cell office:value-type="string" calcext:value-type="string">
            <text:p>Scaling [Sequential Base]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1 Tile</text:p>
          </table:table-cell>
          <table:table-cell table:style-name="ce5" table:number-columns-repeated="7"/>
          <table:table-cell table:style-name="ce5" office:value-type="string" calcext:value-type="string">
            <text:p>1 Tile</text:p>
          </table:table-cell>
          <table:table-cell table:style-name="ce5" table:number-columns-repeated="5"/>
          <table:table-cell table:style-name="ce15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office:value-type="string" calcext:value-type="string">
            <text:p>GPU_ComputeBuffer</text:p>
          </table:table-cell>
          <table:table-cell table:number-columns-repeated="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style-name="ce16" office:value-type="string" calcext:value-type="string">
            <text:p>GPU_ComputeBuff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8x8</text:p>
          </table:table-cell>
          <table:table-cell office:value-type="float" office:value="0.00703134" calcext:value-type="float">
            <text:p>0.00703134</text:p>
          </table:table-cell>
          <table:table-cell office:value-type="float" office:value="0.006777315" calcext:value-type="float">
            <text:p>0.006777315</text:p>
          </table:table-cell>
          <table:table-cell office:value-type="float" office:value="0.007269295" calcext:value-type="float">
            <text:p>0.007269295</text:p>
          </table:table-cell>
          <table:table-cell office:value-type="float" office:value="0.00871155" calcext:value-type="float">
            <text:p>0.00871155</text:p>
          </table:table-cell>
          <table:table-cell office:value-type="float" office:value="0.008580425" calcext:value-type="float">
            <text:p>0.008580425</text:p>
          </table:table-cell>
          <table:table-cell office:value-type="float" office:value="0.008290035" calcext:value-type="float">
            <text:p>0.008290035</text:p>
          </table:table-cell>
          <table:table-cell table:number-columns-repeated="2"/>
          <table:table-cell table:formula="of:=[.B6]/[.$B6]" office:value-type="float" office:value="1" calcext:value-type="float">
            <text:p>1</text:p>
          </table:table-cell>
          <table:table-cell table:formula="of:=[.C6]/[.$B6]" office:value-type="float" office:value="0.963872462432481" calcext:value-type="float">
            <text:p>0.963872462432481</text:p>
          </table:table-cell>
          <table:table-cell table:formula="of:=[.D6]/[.$B6]" office:value-type="float" office:value="1.03384205571058" calcext:value-type="float">
            <text:p>1.03384205571058</text:p>
          </table:table-cell>
          <table:table-cell table:formula="of:=[.E6]/[.$B6]" office:value-type="float" office:value="1.23896014131019" calcext:value-type="float">
            <text:p>1.23896014131019</text:p>
          </table:table-cell>
          <table:table-cell table:formula="of:=[.F6]/[.$B6]" office:value-type="float" office:value="1.22031149112402" calcext:value-type="float">
            <text:p>1.22031149112402</text:p>
          </table:table-cell>
          <table:table-cell table:style-name="ce16" table:formula="of:=[.G6]/[.$B6]" office:value-type="float" office:value="1.17901210864501" calcext:value-type="float">
            <text:p>1.1790121086450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office:value-type="float" office:value="0.00633652" calcext:value-type="float">
            <text:p>0.00633652</text:p>
          </table:table-cell>
          <table:table-cell office:value-type="float" office:value="0.00650038" calcext:value-type="float">
            <text:p>0.00650038</text:p>
          </table:table-cell>
          <table:table-cell office:value-type="float" office:value="0.00657649" calcext:value-type="float">
            <text:p>0.00657649</text:p>
          </table:table-cell>
          <table:table-cell office:value-type="float" office:value="0.01064526" calcext:value-type="float">
            <text:p>0.01064526</text:p>
          </table:table-cell>
          <table:table-cell office:value-type="float" office:value="0.009144275" calcext:value-type="float">
            <text:p>0.009144275</text:p>
          </table:table-cell>
          <table:table-cell office:value-type="float" office:value="0.00841186" calcext:value-type="float">
            <text:p>0.00841186</text:p>
          </table:table-cell>
          <table:table-cell table:number-columns-repeated="2"/>
          <table:table-cell table:formula="of:=[.B7]/[.$B7]" office:value-type="float" office:value="1" calcext:value-type="float">
            <text:p>1</text:p>
          </table:table-cell>
          <table:table-cell table:formula="of:=[.C7]/[.$B7]" office:value-type="float" office:value="1.02585962010694" calcext:value-type="float">
            <text:p>1.02585962010694</text:p>
          </table:table-cell>
          <table:table-cell table:formula="of:=[.D7]/[.$B7]" office:value-type="float" office:value="1.03787094493507" calcext:value-type="float">
            <text:p>1.03787094493507</text:p>
          </table:table-cell>
          <table:table-cell table:formula="of:=[.E7]/[.$B7]" office:value-type="float" office:value="1.67998522848504" calcext:value-type="float">
            <text:p>1.67998522848504</text:p>
          </table:table-cell>
          <table:table-cell table:formula="of:=[.F7]/[.$B7]" office:value-type="float" office:value="1.44310678416544" calcext:value-type="float">
            <text:p>1.44310678416544</text:p>
          </table:table-cell>
          <table:table-cell table:style-name="ce16" table:formula="of:=[.G7]/[.$B7]" office:value-type="float" office:value="1.32752046864841" calcext:value-type="float">
            <text:p>1.3275204686484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office:value-type="float" office:value="0.00511465" calcext:value-type="float">
            <text:p>0.00511465</text:p>
          </table:table-cell>
          <table:table-cell office:value-type="float" office:value="0.00632393" calcext:value-type="float">
            <text:p>0.00632393</text:p>
          </table:table-cell>
          <table:table-cell office:value-type="float" office:value="0.005188985" calcext:value-type="float">
            <text:p>0.005188985</text:p>
          </table:table-cell>
          <table:table-cell office:value-type="float" office:value="0.01016614" calcext:value-type="float">
            <text:p>0.01016614</text:p>
          </table:table-cell>
          <table:table-cell office:value-type="float" office:value="0.00997395" calcext:value-type="float">
            <text:p>0.00997395</text:p>
          </table:table-cell>
          <table:table-cell office:value-type="float" office:value="0.00842631" calcext:value-type="float">
            <text:p>0.00842631</text:p>
          </table:table-cell>
          <table:table-cell table:number-columns-repeated="2"/>
          <table:table-cell table:formula="of:=[.B8]/[.$B8]" office:value-type="float" office:value="1" calcext:value-type="float">
            <text:p>1</text:p>
          </table:table-cell>
          <table:table-cell table:formula="of:=[.C8]/[.$B8]" office:value-type="float" office:value="1.23643455563919" calcext:value-type="float">
            <text:p>1.23643455563919</text:p>
          </table:table-cell>
          <table:table-cell table:formula="of:=[.D8]/[.$B8]" office:value-type="float" office:value="1.01453374131172" calcext:value-type="float">
            <text:p>1.01453374131172</text:p>
          </table:table-cell>
          <table:table-cell table:formula="of:=[.E8]/[.$B8]" office:value-type="float" office:value="1.98765115892583" calcext:value-type="float">
            <text:p>1.98765115892583</text:p>
          </table:table-cell>
          <table:table-cell table:formula="of:=[.F8]/[.$B8]" office:value-type="float" office:value="1.95007478517592" calcext:value-type="float">
            <text:p>1.95007478517592</text:p>
          </table:table-cell>
          <table:table-cell table:style-name="ce16" table:formula="of:=[.G8]/[.$B8]" office:value-type="float" office:value="1.64748516516282" calcext:value-type="float">
            <text:p>1.6474851651628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office:value-type="float" office:value="0.00268512" calcext:value-type="float">
            <text:p>0.00268512</text:p>
          </table:table-cell>
          <table:table-cell office:value-type="float" office:value="0.016462395" calcext:value-type="float">
            <text:p>0.016462395</text:p>
          </table:table-cell>
          <table:table-cell office:value-type="float" office:value="0.003538125" calcext:value-type="float">
            <text:p>0.003538125</text:p>
          </table:table-cell>
          <table:table-cell office:value-type="float" office:value="0.01192723" calcext:value-type="float">
            <text:p>0.01192723</text:p>
          </table:table-cell>
          <table:table-cell office:value-type="float" office:value="0.013869" calcext:value-type="float">
            <text:p>0.013869</text:p>
          </table:table-cell>
          <table:table-cell office:value-type="float" office:value="0.010611435" calcext:value-type="float">
            <text:p>0.010611435</text:p>
          </table:table-cell>
          <table:table-cell table:number-columns-repeated="2"/>
          <table:table-cell table:formula="of:=[.B9]/[.$B9]" office:value-type="float" office:value="1" calcext:value-type="float">
            <text:p>1</text:p>
          </table:table-cell>
          <table:table-cell table:formula="of:=[.C9]/[.$B9]" office:value-type="float" office:value="6.13097180014301" calcext:value-type="float">
            <text:p>6.13097180014301</text:p>
          </table:table-cell>
          <table:table-cell table:formula="of:=[.D9]/[.$B9]" office:value-type="float" office:value="1.31767853950661" calcext:value-type="float">
            <text:p>1.31767853950661</text:p>
          </table:table-cell>
          <table:table-cell table:formula="of:=[.E9]/[.$B9]" office:value-type="float" office:value="4.44197279823621" calcext:value-type="float">
            <text:p>4.44197279823621</text:p>
          </table:table-cell>
          <table:table-cell table:formula="of:=[.F9]/[.$B9]" office:value-type="float" office:value="5.16513228459063" calcext:value-type="float">
            <text:p>5.16513228459063</text:p>
          </table:table-cell>
          <table:table-cell table:style-name="ce16" table:formula="of:=[.G9]/[.$B9]" office:value-type="float" office:value="3.95194069538792" calcext:value-type="float">
            <text:p>3.9519406953879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28x128</text:p>
          </table:table-cell>
          <table:table-cell office:value-type="float" office:value="0.005353125" calcext:value-type="float">
            <text:p>0.005353125</text:p>
          </table:table-cell>
          <table:table-cell office:value-type="float" office:value="0.074726395" calcext:value-type="float">
            <text:p>0.074726395</text:p>
          </table:table-cell>
          <table:table-cell office:value-type="float" office:value="0.009198695" calcext:value-type="float">
            <text:p>0.009198695</text:p>
          </table:table-cell>
          <table:table-cell office:value-type="float" office:value="0.03691767" calcext:value-type="float">
            <text:p>0.03691767</text:p>
          </table:table-cell>
          <table:table-cell office:value-type="float" office:value="0.04306699" calcext:value-type="float">
            <text:p>0.04306699</text:p>
          </table:table-cell>
          <table:table-cell office:value-type="float" office:value="0.03580954" calcext:value-type="float">
            <text:p>0.03580954</text:p>
          </table:table-cell>
          <table:table-cell table:number-columns-repeated="2"/>
          <table:table-cell table:formula="of:=[.B10]/[.$B10]" office:value-type="float" office:value="1" calcext:value-type="float">
            <text:p>1</text:p>
          </table:table-cell>
          <table:table-cell table:formula="of:=[.C10]/[.$B10]" office:value-type="float" office:value="13.9593966141273" calcext:value-type="float">
            <text:p>13.9593966141273</text:p>
          </table:table-cell>
          <table:table-cell table:formula="of:=[.D10]/[.$B10]" office:value-type="float" office:value="1.71837851722125" calcext:value-type="float">
            <text:p>1.71837851722125</text:p>
          </table:table-cell>
          <table:table-cell table:formula="of:=[.E10]/[.$B10]" office:value-type="float" office:value="6.8964707530648" calcext:value-type="float">
            <text:p>6.8964707530648</text:p>
          </table:table-cell>
          <table:table-cell table:formula="of:=[.F10]/[.$B10]" office:value-type="float" office:value="8.04520537069469" calcext:value-type="float">
            <text:p>8.04520537069469</text:p>
          </table:table-cell>
          <table:table-cell table:style-name="ce16" table:formula="of:=[.G10]/[.$B10]" office:value-type="float" office:value="6.68946456509049" calcext:value-type="float">
            <text:p>6.68946456509049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256x256</text:p>
          </table:table-cell>
          <table:table-cell table:style-name="ce6" office:value-type="float" office:value="0.02334675" calcext:value-type="float">
            <text:p>0.02334675</text:p>
          </table:table-cell>
          <table:table-cell table:style-name="ce6" office:value-type="float" office:value="0.43644277" calcext:value-type="float">
            <text:p>0.43644277</text:p>
          </table:table-cell>
          <table:table-cell table:style-name="ce6" office:value-type="float" office:value="0.04595949" calcext:value-type="float">
            <text:p>0.04595949</text:p>
          </table:table-cell>
          <table:table-cell table:style-name="ce6" office:value-type="float" office:value="0.177742875" calcext:value-type="float">
            <text:p>0.177742875</text:p>
          </table:table-cell>
          <table:table-cell table:style-name="ce6" office:value-type="float" office:value="0.155346715" calcext:value-type="float">
            <text:p>0.155346715</text:p>
          </table:table-cell>
          <table:table-cell table:style-name="ce6" office:value-type="float" office:value="0.127643825" calcext:value-type="float">
            <text:p>0.127643825</text:p>
          </table:table-cell>
          <table:table-cell table:style-name="ce6" table:number-columns-repeated="2"/>
          <table:table-cell table:style-name="ce6" table:formula="of:=[.B11]/[.$B11]" office:value-type="float" office:value="1" calcext:value-type="float">
            <text:p>1</text:p>
          </table:table-cell>
          <table:table-cell table:style-name="ce6" table:formula="of:=[.C11]/[.$B11]" office:value-type="float" office:value="18.6939411267093" calcext:value-type="float">
            <text:p>18.6939411267093</text:p>
          </table:table-cell>
          <table:table-cell table:style-name="ce13" table:formula="of:=[.D11]/[.$B11]" office:value-type="float" office:value="1.96856050628032" calcext:value-type="float">
            <text:p>1.96856050628032</text:p>
          </table:table-cell>
          <table:table-cell table:style-name="ce6" table:formula="of:=[.E11]/[.$B11]" office:value-type="float" office:value="7.61317421054322" calcext:value-type="float">
            <text:p>7.61317421054322</text:p>
          </table:table-cell>
          <table:table-cell table:style-name="ce6" table:formula="of:=[.F11]/[.$B11]" office:value-type="float" office:value="6.65389037018" calcext:value-type="float">
            <text:p>6.65389037018</text:p>
          </table:table-cell>
          <table:table-cell table:style-name="ce17" table:formula="of:=[.G11]/[.$B11]" office:value-type="float" office:value="5.46730594194053" calcext:value-type="float">
            <text:p>5.46730594194053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6:.J11])" office:value-type="float" office:value="1" calcext:value-type="float">
            <text:p>1</text:p>
          </table:table-cell>
          <table:table-cell table:style-name="ce12" table:formula="of:=AVERAGE([.K6:.K11])" office:value-type="float" office:value="7.0017460298597" calcext:value-type="float">
            <text:p>7.0017460298597</text:p>
          </table:table-cell>
          <table:table-cell table:style-name="ce12" table:formula="of:=AVERAGE([.L6:.L11])" office:value-type="float" office:value="1.34847738416093" calcext:value-type="float">
            <text:p>1.34847738416093</text:p>
          </table:table-cell>
          <table:table-cell table:style-name="ce12" table:formula="of:=AVERAGE([.M6:.M11])" office:value-type="float" office:value="3.97636904842755" calcext:value-type="float">
            <text:p>3.97636904842755</text:p>
          </table:table-cell>
          <table:table-cell table:style-name="ce12" table:formula="of:=AVERAGE([.N6:.N11])" office:value-type="float" office:value="4.07962018098845" calcext:value-type="float">
            <text:p>4.07962018098845</text:p>
          </table:table-cell>
          <table:table-cell table:style-name="ce12" table:formula="of:=AVERAGE([.O6:.O11])" office:value-type="float" office:value="3.37712149081253" calcext:value-type="float">
            <text:p>3.37712149081253</text:p>
          </table:table-cell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2 Tile</text:p>
          </table:table-cell>
          <table:table-cell table:style-name="ce5" table:number-columns-repeated="7"/>
          <table:table-cell table:style-name="ce5" office:value-type="string" calcext:value-type="string">
            <text:p>2 Tile</text:p>
          </table:table-cell>
          <table:table-cell table:style-name="ce5" table:number-columns-repeated="2"/>
          <table:table-cell table:style-name="ce14"/>
          <table:table-cell table:style-name="ce5" table:number-columns-repeated="2"/>
          <table:table-cell table:style-name="ce15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office:value-type="string" calcext:value-type="string">
            <text:p>GPU_ComputeBuffer</text:p>
          </table:table-cell>
          <table:table-cell table:number-columns-repeated="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style-name="ce16" office:value-type="string" calcext:value-type="string">
            <text:p>GPU_ComputeBuff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8x8</text:p>
          </table:table-cell>
          <table:table-cell office:value-type="float" office:value="0.006630895" calcext:value-type="float">
            <text:p>0.006630895</text:p>
          </table:table-cell>
          <table:table-cell office:value-type="float" office:value="0.00660765" calcext:value-type="float">
            <text:p>0.00660765</text:p>
          </table:table-cell>
          <table:table-cell office:value-type="float" office:value="0.00688071" calcext:value-type="float">
            <text:p>0.00688071</text:p>
          </table:table-cell>
          <table:table-cell office:value-type="float" office:value="0.02465682" calcext:value-type="float">
            <text:p>0.02465682</text:p>
          </table:table-cell>
          <table:table-cell office:value-type="float" office:value="0.020532635" calcext:value-type="float">
            <text:p>0.020532635</text:p>
          </table:table-cell>
          <table:table-cell office:value-type="float" office:value="0.014628805" calcext:value-type="float">
            <text:p>0.014628805</text:p>
          </table:table-cell>
          <table:table-cell table:number-columns-repeated="2"/>
          <table:table-cell table:formula="of:=[.B17]/[.$B17]" office:value-type="float" office:value="1" calcext:value-type="float">
            <text:p>1</text:p>
          </table:table-cell>
          <table:table-cell table:formula="of:=[.C17]/[.$B17]" office:value-type="float" office:value="0.996494440041653" calcext:value-type="float">
            <text:p>0.996494440041653</text:p>
          </table:table-cell>
          <table:table-cell table:formula="of:=[.D17]/[.$B17]" office:value-type="float" office:value="1.03767440141942" calcext:value-type="float">
            <text:p>1.03767440141942</text:p>
          </table:table-cell>
          <table:table-cell table:formula="of:=[.E17]/[.$B17]" office:value-type="float" office:value="3.71847540942814" calcext:value-type="float">
            <text:p>3.71847540942814</text:p>
          </table:table-cell>
          <table:table-cell table:formula="of:=[.F17]/[.$B17]" office:value-type="float" office:value="3.09651035041273" calcext:value-type="float">
            <text:p>3.09651035041273</text:p>
          </table:table-cell>
          <table:table-cell table:style-name="ce16" table:formula="of:=[.G17]/[.$B17]" office:value-type="float" office:value="2.20615844467451" calcext:value-type="float">
            <text:p>2.2061584446745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office:value-type="float" office:value="0.00610476" calcext:value-type="float">
            <text:p>0.00610476</text:p>
          </table:table-cell>
          <table:table-cell office:value-type="float" office:value="0.00657708" calcext:value-type="float">
            <text:p>0.00657708</text:p>
          </table:table-cell>
          <table:table-cell office:value-type="float" office:value="0.0064406" calcext:value-type="float">
            <text:p>0.0064406</text:p>
          </table:table-cell>
          <table:table-cell office:value-type="float" office:value="0.10000883" calcext:value-type="float">
            <text:p>0.10000883</text:p>
          </table:table-cell>
          <table:table-cell office:value-type="float" office:value="0.064722255" calcext:value-type="float">
            <text:p>0.064722255</text:p>
          </table:table-cell>
          <table:table-cell office:value-type="float" office:value="0.036049925" calcext:value-type="float">
            <text:p>0.036049925</text:p>
          </table:table-cell>
          <table:table-cell table:number-columns-repeated="2"/>
          <table:table-cell table:formula="of:=[.B18]/[.$B18]" office:value-type="float" office:value="1" calcext:value-type="float">
            <text:p>1</text:p>
          </table:table-cell>
          <table:table-cell table:formula="of:=[.C18]/[.$B18]" office:value-type="float" office:value="1.07736913490457" calcext:value-type="float">
            <text:p>1.07736913490457</text:p>
          </table:table-cell>
          <table:table-cell table:formula="of:=[.D18]/[.$B18]" office:value-type="float" office:value="1.05501280967638" calcext:value-type="float">
            <text:p>1.05501280967638</text:p>
          </table:table-cell>
          <table:table-cell table:formula="of:=[.E18]/[.$B18]" office:value-type="float" office:value="16.3821067494873" calcext:value-type="float">
            <text:p>16.3821067494873</text:p>
          </table:table-cell>
          <table:table-cell table:formula="of:=[.F18]/[.$B18]" office:value-type="float" office:value="10.6019327541132" calcext:value-type="float">
            <text:p>10.6019327541132</text:p>
          </table:table-cell>
          <table:table-cell table:style-name="ce16" table:formula="of:=[.G18]/[.$B18]" office:value-type="float" office:value="5.90521576605796" calcext:value-type="float">
            <text:p>5.9052157660579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office:value-type="float" office:value="0.005940835" calcext:value-type="float">
            <text:p>0.005940835</text:p>
          </table:table-cell>
          <table:table-cell office:value-type="float" office:value="0.019409565" calcext:value-type="float">
            <text:p>0.019409565</text:p>
          </table:table-cell>
          <table:table-cell office:value-type="float" office:value="0.01624372" calcext:value-type="float">
            <text:p>0.01624372</text:p>
          </table:table-cell>
          <table:table-cell office:value-type="float" office:value="0.556124495" calcext:value-type="float">
            <text:p>0.556124495</text:p>
          </table:table-cell>
          <table:table-cell office:value-type="float" office:value="0.3533258" calcext:value-type="float">
            <text:p>0.3533258</text:p>
          </table:table-cell>
          <table:table-cell office:value-type="float" office:value="0.263633285" calcext:value-type="float">
            <text:p>0.263633285</text:p>
          </table:table-cell>
          <table:table-cell table:number-columns-repeated="2"/>
          <table:table-cell table:formula="of:=[.B19]/[.$B19]" office:value-type="float" office:value="1" calcext:value-type="float">
            <text:p>1</text:p>
          </table:table-cell>
          <table:table-cell table:formula="of:=[.C19]/[.$B19]" office:value-type="float" office:value="3.26714426507385" calcext:value-type="float">
            <text:p>3.26714426507385</text:p>
          </table:table-cell>
          <table:table-cell table:formula="of:=[.D19]/[.$B19]" office:value-type="float" office:value="2.73424863676571" calcext:value-type="float">
            <text:p>2.73424863676571</text:p>
          </table:table-cell>
          <table:table-cell table:formula="of:=[.E19]/[.$B19]" office:value-type="float" office:value="93.6104933060757" calcext:value-type="float">
            <text:p>93.6104933060757</text:p>
          </table:table-cell>
          <table:table-cell table:formula="of:=[.F19]/[.$B19]" office:value-type="float" office:value="59.4740974963957" calcext:value-type="float">
            <text:p>59.4740974963957</text:p>
          </table:table-cell>
          <table:table-cell table:style-name="ce16" table:formula="of:=[.G19]/[.$B19]" office:value-type="float" office:value="44.3764698060121" calcext:value-type="float">
            <text:p>44.3764698060121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office:value-type="float" office:value="0.025884585" calcext:value-type="float">
            <text:p>0.025884585</text:p>
          </table:table-cell>
          <table:table-cell office:value-type="float" office:value="0.10848133" calcext:value-type="float">
            <text:p>0.10848133</text:p>
          </table:table-cell>
          <table:table-cell office:value-type="float" office:value="0.110811525" calcext:value-type="float">
            <text:p>0.110811525</text:p>
          </table:table-cell>
          <table:table-cell office:value-type="float" office:value="7.708646405" calcext:value-type="float">
            <text:p>7.708646405</text:p>
          </table:table-cell>
          <table:table-cell office:value-type="float" office:value="3.818138935" calcext:value-type="float">
            <text:p>3.818138935</text:p>
          </table:table-cell>
          <table:table-cell office:value-type="float" office:value="3.319981155" calcext:value-type="float">
            <text:p>3.319981155</text:p>
          </table:table-cell>
          <table:table-cell table:number-columns-repeated="2"/>
          <table:table-cell table:formula="of:=[.B20]/[.$B20]" office:value-type="float" office:value="1" calcext:value-type="float">
            <text:p>1</text:p>
          </table:table-cell>
          <table:table-cell table:formula="of:=[.C20]/[.$B20]" office:value-type="float" office:value="4.19096269072886" calcext:value-type="float">
            <text:p>4.19096269072886</text:p>
          </table:table-cell>
          <table:table-cell table:formula="of:=[.D20]/[.$B20]" office:value-type="float" office:value="4.28098518867504" calcext:value-type="float">
            <text:p>4.28098518867504</text:p>
          </table:table-cell>
          <table:table-cell table:formula="of:=[.E20]/[.$B20]" office:value-type="float" office:value="297.808383058875" calcext:value-type="float">
            <text:p>297.808383058875</text:p>
          </table:table-cell>
          <table:table-cell table:formula="of:=[.F20]/[.$B20]" office:value-type="float" office:value="147.506283566068" calcext:value-type="float">
            <text:p>147.506283566068</text:p>
          </table:table-cell>
          <table:table-cell table:style-name="ce16" table:formula="of:=[.G20]/[.$B20]" office:value-type="float" office:value="128.260938122052" calcext:value-type="float">
            <text:p>128.26093812205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6" office:value-type="float" office:value="0.36592578" calcext:value-type="float">
            <text:p>0.36592578</text:p>
          </table:table-cell>
          <table:table-cell table:style-name="ce6" office:value-type="float" office:value="1.097004445" calcext:value-type="float">
            <text:p>1.097004445</text:p>
          </table:table-cell>
          <table:table-cell table:style-name="ce6" office:value-type="float" office:value="1.29585537" calcext:value-type="float">
            <text:p>1.29585537</text:p>
          </table:table-cell>
          <table:table-cell table:style-name="ce6" office:value-type="float" office:value="101.95709493" calcext:value-type="float">
            <text:p>101.95709493</text:p>
          </table:table-cell>
          <table:table-cell table:style-name="ce6" office:value-type="float" office:value="54.008221275" calcext:value-type="float">
            <text:p>54.008221275</text:p>
          </table:table-cell>
          <table:table-cell table:style-name="ce6" office:value-type="float" office:value="48.8292385" calcext:value-type="float">
            <text:p>48.8292385</text:p>
          </table:table-cell>
          <table:table-cell table:style-name="ce6" table:number-columns-repeated="2"/>
          <table:table-cell table:style-name="ce6" table:formula="of:=[.B21]/[.$B21]" office:value-type="float" office:value="1" calcext:value-type="float">
            <text:p>1</text:p>
          </table:table-cell>
          <table:table-cell table:style-name="ce6" table:formula="of:=[.C21]/[.$B21]" office:value-type="float" office:value="2.99788783670831" calcext:value-type="float">
            <text:p>2.99788783670831</text:p>
          </table:table-cell>
          <table:table-cell table:style-name="ce13" table:formula="of:=[.D21]/[.$B21]" office:value-type="float" office:value="3.54130657315262" calcext:value-type="float">
            <text:p>3.54130657315262</text:p>
          </table:table-cell>
          <table:table-cell table:style-name="ce6" table:formula="of:=[.E21]/[.$B21]" office:value-type="float" office:value="278.627799686592" calcext:value-type="float">
            <text:p>278.627799686592</text:p>
          </table:table-cell>
          <table:table-cell table:style-name="ce6" table:formula="of:=[.F21]/[.$B21]" office:value-type="float" office:value="147.593376107581" calcext:value-type="float">
            <text:p>147.593376107581</text:p>
          </table:table-cell>
          <table:table-cell table:style-name="ce17" table:formula="of:=[.G21]/[.$B21]" office:value-type="float" office:value="133.440279884079" calcext:value-type="float">
            <text:p>133.440279884079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16:.J21])" office:value-type="float" office:value="1" calcext:value-type="float">
            <text:p>1</text:p>
          </table:table-cell>
          <table:table-cell table:style-name="ce12" table:formula="of:=AVERAGE([.K16:.K21])" office:value-type="float" office:value="2.50597167349145" calcext:value-type="float">
            <text:p>2.50597167349145</text:p>
          </table:table-cell>
          <table:table-cell table:style-name="ce12" table:formula="of:=AVERAGE([.L16:.L21])" office:value-type="float" office:value="2.52984552193783" calcext:value-type="float">
            <text:p>2.52984552193783</text:p>
          </table:table-cell>
          <table:table-cell table:style-name="ce12" table:formula="of:=AVERAGE([.M16:.M21])" office:value-type="float" office:value="138.029451642092" calcext:value-type="float">
            <text:p>138.029451642092</text:p>
          </table:table-cell>
          <table:table-cell table:style-name="ce12" table:formula="of:=AVERAGE([.N16:.N21])" office:value-type="float" office:value="73.6544400549142" calcext:value-type="float">
            <text:p>73.6544400549142</text:p>
          </table:table-cell>
          <table:table-cell table:style-name="ce12" table:formula="of:=AVERAGE([.O16:.O21])" office:value-type="float" office:value="62.8378124045752" calcext:value-type="float">
            <text:p>62.8378124045752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23" office:value-type="string" calcext:value-type="string">
            <text:p>Ratio to previous generation</text:p>
          </table:table-cell>
          <table:table-cell table:style-name="ce27" table:formula="of:=[.B21]/[.B10]" office:value-type="float" office:value="68.3574136602452" calcext:value-type="float">
            <text:p>68.3574136602452</text:p>
          </table:table-cell>
          <table:table-cell table:style-name="ce27" table:formula="of:=[.C21]/[.C10]" office:value-type="float" office:value="14.6802805755583" calcext:value-type="float">
            <text:p>14.6802805755583</text:p>
          </table:table-cell>
          <table:table-cell table:style-name="ce27" table:formula="of:=[.D21]/[.D10]" office:value-type="float" office:value="140.87382721136" calcext:value-type="float">
            <text:p>140.87382721136</text:p>
          </table:table-cell>
          <table:table-cell table:style-name="ce27" table:formula="of:=[.E21]/[.E10]" office:value-type="float" office:value="2761.74241034171" calcext:value-type="float">
            <text:p>2761.74241034171</text:p>
          </table:table-cell>
          <table:table-cell table:style-name="ce27" table:formula="of:=[.F21]/[.F10]" office:value-type="float" office:value="1254.05145042642" calcext:value-type="float">
            <text:p>1254.05145042642</text:p>
          </table:table-cell>
          <table:table-cell table:style-name="ce27" table:formula="of:=[.G21]/[.G10]" office:value-type="float" office:value="1363.58184159864" calcext:value-type="float">
            <text:p>1363.58184159864</text:p>
          </table:table-cell>
          <table:table-cell table:style-name="ce32" table:formula="of:=AVERAGE([.C24:.G24])" office:value-type="float" office:value="1106.98596203074" calcext:value-type="float">
            <text:p>1106.98596203074</text:p>
          </table:table-cell>
          <table:table-cell/>
          <table:table-cell table:style-name="ce23" office:value-type="string" calcext:value-type="string">
            <text:p>Ratio to previous generation</text:p>
          </table:table-cell>
          <table:table-cell table:style-name="ce27" table:formula="of:=[.K22]/[.K12]" office:value-type="float" office:value="0.357906679677392" calcext:value-type="float">
            <text:p>0.357906679677392</text:p>
          </table:table-cell>
          <table:table-cell table:style-name="ce27" table:formula="of:=[.L22]/[.L12]" office:value-type="float" office:value="1.87607560323452" calcext:value-type="float">
            <text:p>1.87607560323452</text:p>
          </table:table-cell>
          <table:table-cell table:style-name="ce27" table:formula="of:=[.M22]/[.M12]" office:value-type="float" office:value="34.7124348774105" calcext:value-type="float">
            <text:p>34.7124348774105</text:p>
          </table:table-cell>
          <table:table-cell table:style-name="ce27" table:formula="of:=[.N22]/[.N12]" office:value-type="float" office:value="18.0542395584161" calcext:value-type="float">
            <text:p>18.0542395584161</text:p>
          </table:table-cell>
          <table:table-cell table:style-name="ce27" table:formula="of:=[.O22]/[.O12]" office:value-type="float" office:value="18.6069149645714" calcext:value-type="float">
            <text:p>18.6069149645714</text:p>
          </table:table-cell>
          <table:table-cell table:style-name="ce32" table:formula="of:=AVERAGE([.K24:.O24])" office:value-type="float" office:value="14.721514336662" calcext:value-type="float">
            <text:p>14.721514336662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3 Tile</text:p>
          </table:table-cell>
          <table:table-cell table:style-name="ce5" table:number-columns-repeated="7"/>
          <table:table-cell table:style-name="ce5" office:value-type="string" calcext:value-type="string">
            <text:p>3 Tile</text:p>
          </table:table-cell>
          <table:table-cell table:style-name="ce5" table:number-columns-repeated="2"/>
          <table:table-cell table:style-name="ce14"/>
          <table:table-cell table:style-name="ce5" table:number-columns-repeated="2"/>
          <table:table-cell table:style-name="ce15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office:value-type="string" calcext:value-type="string">
            <text:p>GPU_ComputeBuffer</text:p>
          </table:table-cell>
          <table:table-cell table:number-columns-repeated="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style-name="ce16" office:value-type="string" calcext:value-type="string">
            <text:p>GPU_ComputeBuff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8x8</text:p>
          </table:table-cell>
          <table:table-cell office:value-type="float" office:value="0.007385685" calcext:value-type="float">
            <text:p>0.007385685</text:p>
          </table:table-cell>
          <table:table-cell office:value-type="float" office:value="0.00685842" calcext:value-type="float">
            <text:p>0.00685842</text:p>
          </table:table-cell>
          <table:table-cell office:value-type="float" office:value="0.006818485" calcext:value-type="float">
            <text:p>0.006818485</text:p>
          </table:table-cell>
          <table:table-cell office:value-type="float" office:value="0.033031785" calcext:value-type="float">
            <text:p>0.033031785</text:p>
          </table:table-cell>
          <table:table-cell office:value-type="float" office:value="0.02828328" calcext:value-type="float">
            <text:p>0.02828328</text:p>
          </table:table-cell>
          <table:table-cell office:value-type="float" office:value="0.018513875" calcext:value-type="float">
            <text:p>0.018513875</text:p>
          </table:table-cell>
          <table:table-cell table:number-columns-repeated="2"/>
          <table:table-cell table:formula="of:=[.B28]/[.$B28]" office:value-type="float" office:value="1" calcext:value-type="float">
            <text:p>1</text:p>
          </table:table-cell>
          <table:table-cell table:formula="of:=[.C28]/[.$B28]" office:value-type="float" office:value="0.928609871663901" calcext:value-type="float">
            <text:p>0.928609871663901</text:p>
          </table:table-cell>
          <table:table-cell table:formula="of:=[.D28]/[.$B28]" office:value-type="float" office:value="0.923202790262515" calcext:value-type="float">
            <text:p>0.923202790262515</text:p>
          </table:table-cell>
          <table:table-cell table:formula="of:=[.E28]/[.$B28]" office:value-type="float" office:value="4.4724064186328" calcext:value-type="float">
            <text:p>4.4724064186328</text:p>
          </table:table-cell>
          <table:table-cell table:formula="of:=[.F28]/[.$B28]" office:value-type="float" office:value="3.82947282479553" calcext:value-type="float">
            <text:p>3.82947282479553</text:p>
          </table:table-cell>
          <table:table-cell table:style-name="ce16" table:formula="of:=[.G28]/[.$B28]" office:value-type="float" office:value="2.50672415625633" calcext:value-type="float">
            <text:p>2.5067241562563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office:value-type="float" office:value="0.00634849" calcext:value-type="float">
            <text:p>0.00634849</text:p>
          </table:table-cell>
          <table:table-cell office:value-type="float" office:value="0.010731995" calcext:value-type="float">
            <text:p>0.010731995</text:p>
          </table:table-cell>
          <table:table-cell office:value-type="float" office:value="0.007188715" calcext:value-type="float">
            <text:p>0.007188715</text:p>
          </table:table-cell>
          <table:table-cell office:value-type="float" office:value="0.146386485" calcext:value-type="float">
            <text:p>0.146386485</text:p>
          </table:table-cell>
          <table:table-cell office:value-type="float" office:value="0.103472135" calcext:value-type="float">
            <text:p>0.103472135</text:p>
          </table:table-cell>
          <table:table-cell office:value-type="float" office:value="0.06040837" calcext:value-type="float">
            <text:p>0.06040837</text:p>
          </table:table-cell>
          <table:table-cell table:number-columns-repeated="2"/>
          <table:table-cell table:formula="of:=[.B29]/[.$B29]" office:value-type="float" office:value="1" calcext:value-type="float">
            <text:p>1</text:p>
          </table:table-cell>
          <table:table-cell table:formula="of:=[.C29]/[.$B29]" office:value-type="float" office:value="1.69047994089933" calcext:value-type="float">
            <text:p>1.69047994089933</text:p>
          </table:table-cell>
          <table:table-cell table:formula="of:=[.D29]/[.$B29]" office:value-type="float" office:value="1.13235036993049" calcext:value-type="float">
            <text:p>1.13235036993049</text:p>
          </table:table-cell>
          <table:table-cell table:formula="of:=[.E29]/[.$B29]" office:value-type="float" office:value="23.0584729597117" calcext:value-type="float">
            <text:p>23.0584729597117</text:p>
          </table:table-cell>
          <table:table-cell table:formula="of:=[.F29]/[.$B29]" office:value-type="float" office:value="16.2987001633459" calcext:value-type="float">
            <text:p>16.2987001633459</text:p>
          </table:table-cell>
          <table:table-cell table:style-name="ce16" table:formula="of:=[.G29]/[.$B29]" office:value-type="float" office:value="9.51539184908537" calcext:value-type="float">
            <text:p>9.51539184908537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office:value-type="float" office:value="0.007021435" calcext:value-type="float">
            <text:p>0.007021435</text:p>
          </table:table-cell>
          <table:table-cell office:value-type="float" office:value="0.0366329" calcext:value-type="float">
            <text:p>0.0366329</text:p>
          </table:table-cell>
          <table:table-cell office:value-type="float" office:value="0.02527902" calcext:value-type="float">
            <text:p>0.02527902</text:p>
          </table:table-cell>
          <table:table-cell office:value-type="float" office:value="0.897275185" calcext:value-type="float">
            <text:p>0.897275185</text:p>
          </table:table-cell>
          <table:table-cell office:value-type="float" office:value="0.580901425" calcext:value-type="float">
            <text:p>0.580901425</text:p>
          </table:table-cell>
          <table:table-cell office:value-type="float" office:value="0.40381658" calcext:value-type="float">
            <text:p>0.40381658</text:p>
          </table:table-cell>
          <table:table-cell table:number-columns-repeated="2"/>
          <table:table-cell table:formula="of:=[.B30]/[.$B30]" office:value-type="float" office:value="1" calcext:value-type="float">
            <text:p>1</text:p>
          </table:table-cell>
          <table:table-cell table:formula="of:=[.C30]/[.$B30]" office:value-type="float" office:value="5.2172953249585" calcext:value-type="float">
            <text:p>5.2172953249585</text:p>
          </table:table-cell>
          <table:table-cell table:formula="of:=[.D30]/[.$B30]" office:value-type="float" office:value="3.60026404858836" calcext:value-type="float">
            <text:p>3.60026404858836</text:p>
          </table:table-cell>
          <table:table-cell table:formula="of:=[.E30]/[.$B30]" office:value-type="float" office:value="127.790855430549" calcext:value-type="float">
            <text:p>127.790855430549</text:p>
          </table:table-cell>
          <table:table-cell table:formula="of:=[.F30]/[.$B30]" office:value-type="float" office:value="82.7325788816674" calcext:value-type="float">
            <text:p>82.7325788816674</text:p>
          </table:table-cell>
          <table:table-cell table:style-name="ce16" table:formula="of:=[.G30]/[.$B30]" office:value-type="float" office:value="57.5119729798823" calcext:value-type="float">
            <text:p>57.511972979882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office:value-type="float" office:value="0.036061345" calcext:value-type="float">
            <text:p>0.036061345</text:p>
          </table:table-cell>
          <table:table-cell office:value-type="float" office:value="0.214025135" calcext:value-type="float">
            <text:p>0.214025135</text:p>
          </table:table-cell>
          <table:table-cell office:value-type="float" office:value="0.18917522" calcext:value-type="float">
            <text:p>0.18917522</text:p>
          </table:table-cell>
          <table:table-cell office:value-type="float" office:value="12.570642075" calcext:value-type="float">
            <text:p>12.570642075</text:p>
          </table:table-cell>
          <table:table-cell office:value-type="float" office:value="5.798575475" calcext:value-type="float">
            <text:p>5.798575475</text:p>
          </table:table-cell>
          <table:table-cell office:value-type="float" office:value="4.78540498" calcext:value-type="float">
            <text:p>4.78540498</text:p>
          </table:table-cell>
          <table:table-cell table:number-columns-repeated="2"/>
          <table:table-cell table:formula="of:=[.B31]/[.$B31]" office:value-type="float" office:value="1" calcext:value-type="float">
            <text:p>1</text:p>
          </table:table-cell>
          <table:table-cell table:formula="of:=[.C31]/[.$B31]" office:value-type="float" office:value="5.93502918429693" calcext:value-type="float">
            <text:p>5.93502918429693</text:p>
          </table:table-cell>
          <table:table-cell table:formula="of:=[.D31]/[.$B31]" office:value-type="float" office:value="5.24592801516416" calcext:value-type="float">
            <text:p>5.24592801516416</text:p>
          </table:table-cell>
          <table:table-cell table:formula="of:=[.E31]/[.$B31]" office:value-type="float" office:value="348.59049419815" calcext:value-type="float">
            <text:p>348.59049419815</text:p>
          </table:table-cell>
          <table:table-cell table:formula="of:=[.F31]/[.$B31]" office:value-type="float" office:value="160.797537501721" calcext:value-type="float">
            <text:p>160.797537501721</text:p>
          </table:table-cell>
          <table:table-cell table:style-name="ce16" table:formula="of:=[.G31]/[.$B31]" office:value-type="float" office:value="132.701788577215" calcext:value-type="float">
            <text:p>132.701788577215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6" office:value-type="float" office:value="0.429864735" calcext:value-type="float">
            <text:p>0.429864735</text:p>
          </table:table-cell>
          <table:table-cell table:style-name="ce6" office:value-type="float" office:value="1.87962371" calcext:value-type="float">
            <text:p>1.87962371</text:p>
          </table:table-cell>
          <table:table-cell table:style-name="ce6" office:value-type="float" office:value="2.11555538" calcext:value-type="float">
            <text:p>2.11555538</text:p>
          </table:table-cell>
          <table:table-cell table:style-name="ce6" office:value-type="float" office:value="122.313302685" calcext:value-type="float">
            <text:p>122.313302685</text:p>
          </table:table-cell>
          <table:table-cell table:style-name="ce6" office:value-type="float" office:value="81.09103892" calcext:value-type="float">
            <text:p>81.09103892</text:p>
          </table:table-cell>
          <table:table-cell table:style-name="ce6" office:value-type="float" office:value="74.629097975" calcext:value-type="float">
            <text:p>74.629097975</text:p>
          </table:table-cell>
          <table:table-cell table:style-name="ce6" table:number-columns-repeated="2"/>
          <table:table-cell table:style-name="ce6" table:formula="of:=[.B32]/[.$B32]" office:value-type="float" office:value="1" calcext:value-type="float">
            <text:p>1</text:p>
          </table:table-cell>
          <table:table-cell table:style-name="ce6" table:formula="of:=[.C32]/[.$B32]" office:value-type="float" office:value="4.37259341592652" calcext:value-type="float">
            <text:p>4.37259341592652</text:p>
          </table:table-cell>
          <table:table-cell table:style-name="ce13" table:formula="of:=[.D32]/[.$B32]" office:value-type="float" office:value="4.92144437016914" calcext:value-type="float">
            <text:p>4.92144437016914</text:p>
          </table:table-cell>
          <table:table-cell table:style-name="ce6" table:formula="of:=[.E32]/[.$B32]" office:value-type="float" office:value="284.539048510225" calcext:value-type="float">
            <text:p>284.539048510225</text:p>
          </table:table-cell>
          <table:table-cell table:style-name="ce6" table:formula="of:=[.F32]/[.$B32]" office:value-type="float" office:value="188.64315287459" calcext:value-type="float">
            <text:p>188.64315287459</text:p>
          </table:table-cell>
          <table:table-cell table:style-name="ce17" table:formula="of:=[.G32]/[.$B32]" office:value-type="float" office:value="173.610654465526" calcext:value-type="float">
            <text:p>173.610654465526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27:.J32])" office:value-type="float" office:value="1" calcext:value-type="float">
            <text:p>1</text:p>
          </table:table-cell>
          <table:table-cell table:style-name="ce12" table:formula="of:=AVERAGE([.K27:.K32])" office:value-type="float" office:value="3.62880154754904" calcext:value-type="float">
            <text:p>3.62880154754904</text:p>
          </table:table-cell>
          <table:table-cell table:style-name="ce12" table:formula="of:=AVERAGE([.L27:.L32])" office:value-type="float" office:value="3.16463791882293" calcext:value-type="float">
            <text:p>3.16463791882293</text:p>
          </table:table-cell>
          <table:table-cell table:style-name="ce12" table:formula="of:=AVERAGE([.M27:.M32])" office:value-type="float" office:value="157.690255503454" calcext:value-type="float">
            <text:p>157.690255503454</text:p>
          </table:table-cell>
          <table:table-cell table:style-name="ce12" table:formula="of:=AVERAGE([.N27:.N32])" office:value-type="float" office:value="90.4602884492239" calcext:value-type="float">
            <text:p>90.4602884492239</text:p>
          </table:table-cell>
          <table:table-cell table:style-name="ce12" table:formula="of:=AVERAGE([.O27:.O32])" office:value-type="float" office:value="75.169306405593" calcext:value-type="float">
            <text:p>75.169306405593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23" office:value-type="string" calcext:value-type="string">
            <text:p>Ratio to previous generation</text:p>
          </table:table-cell>
          <table:table-cell table:style-name="ce27" table:formula="of:=[.B32]/[.B21]" office:value-type="float" office:value="1.17473203172512" calcext:value-type="float">
            <text:p>1.17473203172512</text:p>
          </table:table-cell>
          <table:table-cell table:style-name="ce27" table:formula="of:=[.C32]/[.C21]" office:value-type="float" office:value="1.71341485311849" calcext:value-type="float">
            <text:p>1.71341485311849</text:p>
          </table:table-cell>
          <table:table-cell table:style-name="ce27" table:formula="of:=[.D32]/[.D21]" office:value-type="float" office:value="1.63255516701683" calcext:value-type="float">
            <text:p>1.63255516701683</text:p>
          </table:table-cell>
          <table:table-cell table:style-name="ce27" table:formula="of:=[.E32]/[.E21]" office:value-type="float" office:value="1.19965464658419" calcext:value-type="float">
            <text:p>1.19965464658419</text:p>
          </table:table-cell>
          <table:table-cell table:style-name="ce27" table:formula="of:=[.F32]/[.F21]" office:value-type="float" office:value="1.50145731530574" calcext:value-type="float">
            <text:p>1.50145731530574</text:p>
          </table:table-cell>
          <table:table-cell table:style-name="ce27" table:formula="of:=[.G32]/[.G21]" office:value-type="float" office:value="1.52836907286605" calcext:value-type="float">
            <text:p>1.52836907286605</text:p>
          </table:table-cell>
          <table:table-cell table:style-name="ce32" table:formula="of:=AVERAGE([.C35:.G35])" office:value-type="float" office:value="1.51509021097826" calcext:value-type="float">
            <text:p>1.51509021097826</text:p>
          </table:table-cell>
          <table:table-cell/>
          <table:table-cell table:style-name="ce23" office:value-type="string" calcext:value-type="string">
            <text:p>Ratio to previous generation</text:p>
          </table:table-cell>
          <table:table-cell table:style-name="ce27" table:formula="of:=[.K33]/[.K22]" office:value-type="float" office:value="1.44806167840405" calcext:value-type="float">
            <text:p>1.44806167840405</text:p>
          </table:table-cell>
          <table:table-cell table:style-name="ce27" table:formula="of:=[.L33]/[.L22]" office:value-type="float" office:value="1.25092140661571" calcext:value-type="float">
            <text:p>1.25092140661571</text:p>
          </table:table-cell>
          <table:table-cell table:style-name="ce27" table:formula="of:=[.M33]/[.M22]" office:value-type="float" office:value="1.14243919415359" calcext:value-type="float">
            <text:p>1.14243919415359</text:p>
          </table:table-cell>
          <table:table-cell table:style-name="ce27" table:formula="of:=[.N33]/[.N22]" office:value-type="float" office:value="1.2281715587245" calcext:value-type="float">
            <text:p>1.2281715587245</text:p>
          </table:table-cell>
          <table:table-cell table:style-name="ce27" table:formula="of:=[.O33]/[.O22]" office:value-type="float" office:value="1.19624320976712" calcext:value-type="float">
            <text:p>1.19624320976712</text:p>
          </table:table-cell>
          <table:table-cell table:style-name="ce32" table:formula="of:=AVERAGE([.K35:.O35])" office:value-type="float" office:value="1.25316740953299" calcext:value-type="float">
            <text:p>1.25316740953299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4 Tile</text:p>
          </table:table-cell>
          <table:table-cell table:style-name="ce5" table:number-columns-repeated="7"/>
          <table:table-cell table:style-name="ce5" office:value-type="string" calcext:value-type="string">
            <text:p>4 Tile</text:p>
          </table:table-cell>
          <table:table-cell table:style-name="ce5" table:number-columns-repeated="2"/>
          <table:table-cell table:style-name="ce14"/>
          <table:table-cell table:style-name="ce5" table:number-columns-repeated="2"/>
          <table:table-cell table:style-name="ce15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office:value-type="string" calcext:value-type="string">
            <text:p>GPU_ComputeBuffer</text:p>
          </table:table-cell>
          <table:table-cell table:number-columns-repeated="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style-name="ce16" office:value-type="string" calcext:value-type="string">
            <text:p>GPU_ComputeBuff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8x8</text:p>
          </table:table-cell>
          <table:table-cell office:value-type="float" office:value="0.006571225" calcext:value-type="float">
            <text:p>0.006571225</text:p>
          </table:table-cell>
          <table:table-cell office:value-type="float" office:value="0.006838785" calcext:value-type="float">
            <text:p>0.006838785</text:p>
          </table:table-cell>
          <table:table-cell office:value-type="float" office:value="0.006830225" calcext:value-type="float">
            <text:p>0.006830225</text:p>
          </table:table-cell>
          <table:table-cell office:value-type="float" office:value="0.03425115" calcext:value-type="float">
            <text:p>0.03425115</text:p>
          </table:table-cell>
          <table:table-cell office:value-type="float" office:value="0.028434575" calcext:value-type="float">
            <text:p>0.028434575</text:p>
          </table:table-cell>
          <table:table-cell office:value-type="float" office:value="0.019473925" calcext:value-type="float">
            <text:p>0.019473925</text:p>
          </table:table-cell>
          <table:table-cell table:number-columns-repeated="2"/>
          <table:table-cell table:formula="of:=[.B39]/[.$B39]" office:value-type="float" office:value="1" calcext:value-type="float">
            <text:p>1</text:p>
          </table:table-cell>
          <table:table-cell table:formula="of:=[.C39]/[.$B39]" office:value-type="float" office:value="1.04071691351308" calcext:value-type="float">
            <text:p>1.04071691351308</text:p>
          </table:table-cell>
          <table:table-cell table:formula="of:=[.D39]/[.$B39]" office:value-type="float" office:value="1.03941426446363" calcext:value-type="float">
            <text:p>1.03941426446363</text:p>
          </table:table-cell>
          <table:table-cell table:formula="of:=[.E39]/[.$B39]" office:value-type="float" office:value="5.21229298951109" calcext:value-type="float">
            <text:p>5.21229298951109</text:p>
          </table:table-cell>
          <table:table-cell table:formula="of:=[.F39]/[.$B39]" office:value-type="float" office:value="4.32713459058243" calcext:value-type="float">
            <text:p>4.32713459058243</text:p>
          </table:table-cell>
          <table:table-cell table:style-name="ce16" table:formula="of:=[.G39]/[.$B39]" office:value-type="float" office:value="2.96351517411137" calcext:value-type="float">
            <text:p>2.96351517411137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office:value-type="float" office:value="0.006436205" calcext:value-type="float">
            <text:p>0.006436205</text:p>
          </table:table-cell>
          <table:table-cell office:value-type="float" office:value="0.014862815" calcext:value-type="float">
            <text:p>0.014862815</text:p>
          </table:table-cell>
          <table:table-cell office:value-type="float" office:value="0.006919915" calcext:value-type="float">
            <text:p>0.006919915</text:p>
          </table:table-cell>
          <table:table-cell office:value-type="float" office:value="0.144088275" calcext:value-type="float">
            <text:p>0.144088275</text:p>
          </table:table-cell>
          <table:table-cell office:value-type="float" office:value="0.10131735" calcext:value-type="float">
            <text:p>0.10131735</text:p>
          </table:table-cell>
          <table:table-cell office:value-type="float" office:value="0.061491245" calcext:value-type="float">
            <text:p>0.061491245</text:p>
          </table:table-cell>
          <table:table-cell table:number-columns-repeated="2"/>
          <table:table-cell table:formula="of:=[.B40]/[.$B40]" office:value-type="float" office:value="1" calcext:value-type="float">
            <text:p>1</text:p>
          </table:table-cell>
          <table:table-cell table:formula="of:=[.C40]/[.$B40]" office:value-type="float" office:value="2.30925133677377" calcext:value-type="float">
            <text:p>2.30925133677377</text:p>
          </table:table-cell>
          <table:table-cell table:formula="of:=[.D40]/[.$B40]" office:value-type="float" office:value="1.0751545359416" calcext:value-type="float">
            <text:p>1.0751545359416</text:p>
          </table:table-cell>
          <table:table-cell table:formula="of:=[.E40]/[.$B40]" office:value-type="float" office:value="22.3871481719429" calcext:value-type="float">
            <text:p>22.3871481719429</text:p>
          </table:table-cell>
          <table:table-cell table:formula="of:=[.F40]/[.$B40]" office:value-type="float" office:value="15.7417841725054" calcext:value-type="float">
            <text:p>15.7417841725054</text:p>
          </table:table-cell>
          <table:table-cell table:style-name="ce16" table:formula="of:=[.G40]/[.$B40]" office:value-type="float" office:value="9.5539599810758" calcext:value-type="float">
            <text:p>9.5539599810758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office:value-type="float" office:value="0.0072756" calcext:value-type="float">
            <text:p>0.0072756</text:p>
          </table:table-cell>
          <table:table-cell office:value-type="float" office:value="0.056971135" calcext:value-type="float">
            <text:p>0.056971135</text:p>
          </table:table-cell>
          <table:table-cell office:value-type="float" office:value="0.02581491" calcext:value-type="float">
            <text:p>0.02581491</text:p>
          </table:table-cell>
          <table:table-cell office:value-type="float" office:value="0.905255625" calcext:value-type="float">
            <text:p>0.905255625</text:p>
          </table:table-cell>
          <table:table-cell office:value-type="float" office:value="0.59529443" calcext:value-type="float">
            <text:p>0.59529443</text:p>
          </table:table-cell>
          <table:table-cell office:value-type="float" office:value="0.408206075" calcext:value-type="float">
            <text:p>0.408206075</text:p>
          </table:table-cell>
          <table:table-cell table:number-columns-repeated="2"/>
          <table:table-cell table:formula="of:=[.B41]/[.$B41]" office:value-type="float" office:value="1" calcext:value-type="float">
            <text:p>1</text:p>
          </table:table-cell>
          <table:table-cell table:formula="of:=[.C41]/[.$B41]" office:value-type="float" office:value="7.83043803947441" calcext:value-type="float">
            <text:p>7.83043803947441</text:p>
          </table:table-cell>
          <table:table-cell table:formula="of:=[.D41]/[.$B41]" office:value-type="float" office:value="3.54814860630051" calcext:value-type="float">
            <text:p>3.54814860630051</text:p>
          </table:table-cell>
          <table:table-cell table:formula="of:=[.E41]/[.$B41]" office:value-type="float" office:value="124.423501154544" calcext:value-type="float">
            <text:p>124.423501154544</text:p>
          </table:table-cell>
          <table:table-cell table:formula="of:=[.F41]/[.$B41]" office:value-type="float" office:value="81.8206649623399" calcext:value-type="float">
            <text:p>81.8206649623399</text:p>
          </table:table-cell>
          <table:table-cell table:style-name="ce16" table:formula="of:=[.G41]/[.$B41]" office:value-type="float" office:value="56.1061733740173" calcext:value-type="float">
            <text:p>56.1061733740173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office:value-type="float" office:value="0.037326095" calcext:value-type="float">
            <text:p>0.037326095</text:p>
          </table:table-cell>
          <table:table-cell office:value-type="float" office:value="0.31326269" calcext:value-type="float">
            <text:p>0.31326269</text:p>
          </table:table-cell>
          <table:table-cell office:value-type="float" office:value="0.179800645" calcext:value-type="float">
            <text:p>0.179800645</text:p>
          </table:table-cell>
          <table:table-cell office:value-type="float" office:value="11.90236954" calcext:value-type="float">
            <text:p>11.90236954</text:p>
          </table:table-cell>
          <table:table-cell office:value-type="float" office:value="5.54994041" calcext:value-type="float">
            <text:p>5.54994041</text:p>
          </table:table-cell>
          <table:table-cell office:value-type="float" office:value="4.79643653" calcext:value-type="float">
            <text:p>4.79643653</text:p>
          </table:table-cell>
          <table:table-cell table:number-columns-repeated="2"/>
          <table:table-cell table:formula="of:=[.B42]/[.$B42]" office:value-type="float" office:value="1" calcext:value-type="float">
            <text:p>1</text:p>
          </table:table-cell>
          <table:table-cell table:formula="of:=[.C42]/[.$B42]" office:value-type="float" office:value="8.39259209944142" calcext:value-type="float">
            <text:p>8.39259209944142</text:p>
          </table:table-cell>
          <table:table-cell table:formula="of:=[.D42]/[.$B42]" office:value-type="float" office:value="4.81702264863228" calcext:value-type="float">
            <text:p>4.81702264863228</text:p>
          </table:table-cell>
          <table:table-cell table:formula="of:=[.E42]/[.$B42]" office:value-type="float" office:value="318.875294616273" calcext:value-type="float">
            <text:p>318.875294616273</text:p>
          </table:table-cell>
          <table:table-cell table:formula="of:=[.F42]/[.$B42]" office:value-type="float" office:value="148.687946328165" calcext:value-type="float">
            <text:p>148.687946328165</text:p>
          </table:table-cell>
          <table:table-cell table:style-name="ce16" table:formula="of:=[.G42]/[.$B42]" office:value-type="float" office:value="128.500892740052" calcext:value-type="float">
            <text:p>128.50089274005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6" office:value-type="float" office:value="0.473817195" calcext:value-type="float">
            <text:p>0.473817195</text:p>
          </table:table-cell>
          <table:table-cell table:style-name="ce6" office:value-type="float" office:value="2.454445665" calcext:value-type="float">
            <text:p>2.454445665</text:p>
          </table:table-cell>
          <table:table-cell table:style-name="ce6" office:value-type="float" office:value="1.97221703" calcext:value-type="float">
            <text:p>1.97221703</text:p>
          </table:table-cell>
          <table:table-cell table:style-name="ce6" office:value-type="float" office:value="135.223144505" calcext:value-type="float">
            <text:p>135.223144505</text:p>
          </table:table-cell>
          <table:table-cell table:style-name="ce6" office:value-type="float" office:value="98.5149323" calcext:value-type="float">
            <text:p>98.5149323</text:p>
          </table:table-cell>
          <table:table-cell table:style-name="ce6" office:value-type="float" office:value="71.3794489" calcext:value-type="float">
            <text:p>71.3794489</text:p>
          </table:table-cell>
          <table:table-cell table:style-name="ce6" table:number-columns-repeated="2"/>
          <table:table-cell table:style-name="ce6" table:formula="of:=[.B43]/[.$B43]" office:value-type="float" office:value="1" calcext:value-type="float">
            <text:p>1</text:p>
          </table:table-cell>
          <table:table-cell table:style-name="ce6" table:formula="of:=[.C43]/[.$B43]" office:value-type="float" office:value="5.18015321288625" calcext:value-type="float">
            <text:p>5.18015321288625</text:p>
          </table:table-cell>
          <table:table-cell table:style-name="ce13" table:formula="of:=[.D43]/[.$B43]" office:value-type="float" office:value="4.16240071236756" calcext:value-type="float">
            <text:p>4.16240071236756</text:p>
          </table:table-cell>
          <table:table-cell table:style-name="ce6" table:formula="of:=[.E43]/[.$B43]" office:value-type="float" office:value="285.390960758611" calcext:value-type="float">
            <text:p>285.390960758611</text:p>
          </table:table-cell>
          <table:table-cell table:style-name="ce6" table:formula="of:=[.F43]/[.$B43]" office:value-type="float" office:value="207.917596363298" calcext:value-type="float">
            <text:p>207.917596363298</text:p>
          </table:table-cell>
          <table:table-cell table:style-name="ce17" table:formula="of:=[.G43]/[.$B43]" office:value-type="float" office:value="150.647654102127" calcext:value-type="float">
            <text:p>150.647654102127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38:.J43])" office:value-type="float" office:value="1" calcext:value-type="float">
            <text:p>1</text:p>
          </table:table-cell>
          <table:table-cell table:style-name="ce12" table:formula="of:=AVERAGE([.K38:.K43])" office:value-type="float" office:value="4.95063032041779" calcext:value-type="float">
            <text:p>4.95063032041779</text:p>
          </table:table-cell>
          <table:table-cell table:style-name="ce12" table:formula="of:=AVERAGE([.L38:.L43])" office:value-type="float" office:value="2.92842815354111" calcext:value-type="float">
            <text:p>2.92842815354111</text:p>
          </table:table-cell>
          <table:table-cell table:style-name="ce12" table:formula="of:=AVERAGE([.M38:.M43])" office:value-type="float" office:value="151.257839538176" calcext:value-type="float">
            <text:p>151.257839538176</text:p>
          </table:table-cell>
          <table:table-cell table:style-name="ce12" table:formula="of:=AVERAGE([.N38:.N43])" office:value-type="float" office:value="91.6990252833782" calcext:value-type="float">
            <text:p>91.6990252833782</text:p>
          </table:table-cell>
          <table:table-cell table:style-name="ce12" table:formula="of:=AVERAGE([.O38:.O43])" office:value-type="float" office:value="69.5544390742767" calcext:value-type="float">
            <text:p>69.5544390742767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23" office:value-type="string" calcext:value-type="string">
            <text:p>Ratio to previous generation</text:p>
          </table:table-cell>
          <table:table-cell table:style-name="ce27" table:formula="of:=[.B43]/[.B32]" office:value-type="float" office:value="1.10224718712969" calcext:value-type="float">
            <text:p>1.10224718712969</text:p>
          </table:table-cell>
          <table:table-cell table:style-name="ce27" table:formula="of:=[.C43]/[.C32]" office:value-type="float" office:value="1.30581756973049" calcext:value-type="float">
            <text:p>1.30581756973049</text:p>
          </table:table-cell>
          <table:table-cell table:style-name="ce27" table:formula="of:=[.D43]/[.D32]" office:value-type="float" office:value="0.932245522213652" calcext:value-type="float">
            <text:p>0.932245522213652</text:p>
          </table:table-cell>
          <table:table-cell table:style-name="ce27" table:formula="of:=[.E43]/[.E32]" office:value-type="float" office:value="1.10554732426159" calcext:value-type="float">
            <text:p>1.10554732426159</text:p>
          </table:table-cell>
          <table:table-cell table:style-name="ce27" table:formula="of:=[.F43]/[.F32]" office:value-type="float" office:value="1.21486829632544" calcext:value-type="float">
            <text:p>1.21486829632544</text:p>
          </table:table-cell>
          <table:table-cell table:style-name="ce27" table:formula="of:=[.G43]/[.G32]" office:value-type="float" office:value="0.956456004920646" calcext:value-type="float">
            <text:p>0.956456004920646</text:p>
          </table:table-cell>
          <table:table-cell table:style-name="ce32" table:formula="of:=AVERAGE([.C46:.G46])" office:value-type="float" office:value="1.10298694349036" calcext:value-type="float">
            <text:p>1.10298694349036</text:p>
          </table:table-cell>
          <table:table-cell/>
          <table:table-cell table:style-name="ce23" office:value-type="string" calcext:value-type="string">
            <text:p>Ratio to previous generation</text:p>
          </table:table-cell>
          <table:table-cell table:style-name="ce27" table:formula="of:=[.K44]/[.K33]" office:value-type="float" office:value="1.36426041919034" calcext:value-type="float">
            <text:p>1.36426041919034</text:p>
          </table:table-cell>
          <table:table-cell table:style-name="ce27" table:formula="of:=[.L44]/[.L33]" office:value-type="float" office:value="0.925359623647031" calcext:value-type="float">
            <text:p>0.925359623647031</text:p>
          </table:table-cell>
          <table:table-cell table:style-name="ce27" table:formula="of:=[.M44]/[.M33]" office:value-type="float" office:value="0.959208538633276" calcext:value-type="float">
            <text:p>0.959208538633276</text:p>
          </table:table-cell>
          <table:table-cell table:style-name="ce27" table:formula="of:=[.N44]/[.N33]" office:value-type="float" office:value="1.01369370864708" calcext:value-type="float">
            <text:p>1.01369370864708</text:p>
          </table:table-cell>
          <table:table-cell table:style-name="ce27" table:formula="of:=[.O44]/[.O33]" office:value-type="float" office:value="0.925303723024661" calcext:value-type="float">
            <text:p>0.925303723024661</text:p>
          </table:table-cell>
          <table:table-cell table:style-name="ce32" table:formula="of:=AVERAGE([.K46:.O46])" office:value-type="float" office:value="1.03756520262848" calcext:value-type="float">
            <text:p>1.03756520262848</text:p>
          </table:table-cell>
          <table:table-cell table:number-columns-repeated="5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5 Tile</text:p>
          </table:table-cell>
          <table:table-cell table:style-name="ce5" table:number-columns-repeated="7"/>
          <table:table-cell table:style-name="ce5" office:value-type="string" calcext:value-type="string">
            <text:p>5 Tile</text:p>
          </table:table-cell>
          <table:table-cell table:style-name="ce5" table:number-columns-repeated="2"/>
          <table:table-cell table:style-name="ce14"/>
          <table:table-cell table:style-name="ce5" table:number-columns-repeated="2"/>
          <table:table-cell table:style-name="ce15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office:value-type="string" calcext:value-type="string">
            <text:p>GPU_ComputeBuffer</text:p>
          </table:table-cell>
          <table:table-cell table:number-columns-repeated="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style-name="ce16" office:value-type="string" calcext:value-type="string">
            <text:p>GPU_ComputeBuffe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8x8</text:p>
          </table:table-cell>
          <table:table-cell office:value-type="float" office:value="0.00759408" calcext:value-type="float">
            <text:p>0.00759408</text:p>
          </table:table-cell>
          <table:table-cell office:value-type="float" office:value="0.00679424" calcext:value-type="float">
            <text:p>0.00679424</text:p>
          </table:table-cell>
          <table:table-cell office:value-type="float" office:value="0.00682156" calcext:value-type="float">
            <text:p>0.00682156</text:p>
          </table:table-cell>
          <table:table-cell office:value-type="float" office:value="0.05398348" calcext:value-type="float">
            <text:p>0.05398348</text:p>
          </table:table-cell>
          <table:table-cell office:value-type="float" office:value="0.03676339" calcext:value-type="float">
            <text:p>0.03676339</text:p>
          </table:table-cell>
          <table:table-cell office:value-type="float" office:value="0.02282854" calcext:value-type="float">
            <text:p>0.02282854</text:p>
          </table:table-cell>
          <table:table-cell table:number-columns-repeated="2"/>
          <table:table-cell table:formula="of:=[.B50]/[.$B50]" office:value-type="float" office:value="1" calcext:value-type="float">
            <text:p>1</text:p>
          </table:table-cell>
          <table:table-cell table:formula="of:=[.C50]/[.$B50]" office:value-type="float" office:value="0.894675852769526" calcext:value-type="float">
            <text:p>0.894675852769526</text:p>
          </table:table-cell>
          <table:table-cell table:formula="of:=[.D50]/[.$B50]" office:value-type="float" office:value="0.898273391905274" calcext:value-type="float">
            <text:p>0.898273391905274</text:p>
          </table:table-cell>
          <table:table-cell table:formula="of:=[.E50]/[.$B50]" office:value-type="float" office:value="7.10862671976066" calcext:value-type="float">
            <text:p>7.10862671976066</text:p>
          </table:table-cell>
          <table:table-cell table:formula="of:=[.F50]/[.$B50]" office:value-type="float" office:value="4.84105908813181" calcext:value-type="float">
            <text:p>4.84105908813181</text:p>
          </table:table-cell>
          <table:table-cell table:style-name="ce16" table:formula="of:=[.G50]/[.$B50]" office:value-type="float" office:value="3.00609685439184" calcext:value-type="float">
            <text:p>3.0060968543918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office:value-type="float" office:value="0.0062713" calcext:value-type="float">
            <text:p>0.0062713</text:p>
          </table:table-cell>
          <table:table-cell office:value-type="float" office:value="0.016173125" calcext:value-type="float">
            <text:p>0.016173125</text:p>
          </table:table-cell>
          <table:table-cell office:value-type="float" office:value="0.007187065" calcext:value-type="float">
            <text:p>0.007187065</text:p>
          </table:table-cell>
          <table:table-cell office:value-type="float" office:value="0.151713255" calcext:value-type="float">
            <text:p>0.151713255</text:p>
          </table:table-cell>
          <table:table-cell office:value-type="float" office:value="0.11221571" calcext:value-type="float">
            <text:p>0.11221571</text:p>
          </table:table-cell>
          <table:table-cell office:value-type="float" office:value="0.070396175" calcext:value-type="float">
            <text:p>0.070396175</text:p>
          </table:table-cell>
          <table:table-cell table:number-columns-repeated="2"/>
          <table:table-cell table:formula="of:=[.B51]/[.$B51]" office:value-type="float" office:value="1" calcext:value-type="float">
            <text:p>1</text:p>
          </table:table-cell>
          <table:table-cell table:formula="of:=[.C51]/[.$B51]" office:value-type="float" office:value="2.57891107106979" calcext:value-type="float">
            <text:p>2.57891107106979</text:p>
          </table:table-cell>
          <table:table-cell table:formula="of:=[.D51]/[.$B51]" office:value-type="float" office:value="1.14602474765998" calcext:value-type="float">
            <text:p>1.14602474765998</text:p>
          </table:table-cell>
          <table:table-cell table:formula="of:=[.E51]/[.$B51]" office:value-type="float" office:value="24.1916755696586" calcext:value-type="float">
            <text:p>24.1916755696586</text:p>
          </table:table-cell>
          <table:table-cell table:formula="of:=[.F51]/[.$B51]" office:value-type="float" office:value="17.8935324414396" calcext:value-type="float">
            <text:p>17.8935324414396</text:p>
          </table:table-cell>
          <table:table-cell table:style-name="ce16" table:formula="of:=[.G51]/[.$B51]" office:value-type="float" office:value="11.2251327475962" calcext:value-type="float">
            <text:p>11.2251327475962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office:value-type="float" office:value="0.007884725" calcext:value-type="float">
            <text:p>0.007884725</text:p>
          </table:table-cell>
          <table:table-cell office:value-type="float" office:value="0.06285004" calcext:value-type="float">
            <text:p>0.06285004</text:p>
          </table:table-cell>
          <table:table-cell office:value-type="float" office:value="0.028274785" calcext:value-type="float">
            <text:p>0.028274785</text:p>
          </table:table-cell>
          <table:table-cell office:value-type="float" office:value="0.96095378" calcext:value-type="float">
            <text:p>0.96095378</text:p>
          </table:table-cell>
          <table:table-cell office:value-type="float" office:value="0.66042847" calcext:value-type="float">
            <text:p>0.66042847</text:p>
          </table:table-cell>
          <table:table-cell office:value-type="float" office:value="0.44637759" calcext:value-type="float">
            <text:p>0.44637759</text:p>
          </table:table-cell>
          <table:table-cell table:number-columns-repeated="2"/>
          <table:table-cell table:formula="of:=[.B52]/[.$B52]" office:value-type="float" office:value="1" calcext:value-type="float">
            <text:p>1</text:p>
          </table:table-cell>
          <table:table-cell table:formula="of:=[.C52]/[.$B52]" office:value-type="float" office:value="7.97111376744275" calcext:value-type="float">
            <text:p>7.97111376744275</text:p>
          </table:table-cell>
          <table:table-cell table:formula="of:=[.D52]/[.$B52]" office:value-type="float" office:value="3.58602043825244" calcext:value-type="float">
            <text:p>3.58602043825244</text:p>
          </table:table-cell>
          <table:table-cell table:formula="of:=[.E52]/[.$B52]" office:value-type="float" office:value="121.875370415582" calcext:value-type="float">
            <text:p>121.875370415582</text:p>
          </table:table-cell>
          <table:table-cell table:formula="of:=[.F52]/[.$B52]" office:value-type="float" office:value="83.7604951345798" calcext:value-type="float">
            <text:p>83.7604951345798</text:p>
          </table:table-cell>
          <table:table-cell table:style-name="ce16" table:formula="of:=[.G52]/[.$B52]" office:value-type="float" office:value="56.6129560637816" calcext:value-type="float">
            <text:p>56.6129560637816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office:value-type="float" office:value="0.04403898" calcext:value-type="float">
            <text:p>0.04403898</text:p>
          </table:table-cell>
          <table:table-cell office:value-type="float" office:value="0.338499745" calcext:value-type="float">
            <text:p>0.338499745</text:p>
          </table:table-cell>
          <table:table-cell office:value-type="float" office:value="0.19062199" calcext:value-type="float">
            <text:p>0.19062199</text:p>
          </table:table-cell>
          <table:table-cell office:value-type="float" office:value="13.77668934" calcext:value-type="float">
            <text:p>13.77668934</text:p>
          </table:table-cell>
          <table:table-cell office:value-type="float" office:value="6.500806675" calcext:value-type="float">
            <text:p>6.500806675</text:p>
          </table:table-cell>
          <table:table-cell office:value-type="float" office:value="5.222136655" calcext:value-type="float">
            <text:p>5.222136655</text:p>
          </table:table-cell>
          <table:table-cell table:number-columns-repeated="2"/>
          <table:table-cell table:formula="of:=[.B53]/[.$B53]" office:value-type="float" office:value="1" calcext:value-type="float">
            <text:p>1</text:p>
          </table:table-cell>
          <table:table-cell table:formula="of:=[.C53]/[.$B53]" office:value-type="float" office:value="7.68636660067967" calcext:value-type="float">
            <text:p>7.68636660067967</text:p>
          </table:table-cell>
          <table:table-cell table:formula="of:=[.D53]/[.$B53]" office:value-type="float" office:value="4.32848331182966" calcext:value-type="float">
            <text:p>4.32848331182966</text:p>
          </table:table-cell>
          <table:table-cell table:formula="of:=[.E53]/[.$B53]" office:value-type="float" office:value="312.829437466535" calcext:value-type="float">
            <text:p>312.829437466535</text:p>
          </table:table-cell>
          <table:table-cell table:formula="of:=[.F53]/[.$B53]" office:value-type="float" office:value="147.614832927556" calcext:value-type="float">
            <text:p>147.614832927556</text:p>
          </table:table-cell>
          <table:table-cell table:style-name="ce16" table:formula="of:=[.G53]/[.$B53]" office:value-type="float" office:value="118.579872989792" calcext:value-type="float">
            <text:p>118.57987298979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6" office:value-type="float" office:value="0.516437605" calcext:value-type="float">
            <text:p>0.516437605</text:p>
          </table:table-cell>
          <table:table-cell table:style-name="ce6" office:value-type="float" office:value="2.809571105" calcext:value-type="float">
            <text:p>2.809571105</text:p>
          </table:table-cell>
          <table:table-cell table:style-name="ce6" office:value-type="float" office:value="2.13972839" calcext:value-type="float">
            <text:p>2.13972839</text:p>
          </table:table-cell>
          <table:table-cell table:style-name="ce6" office:value-type="float" office:value="131.01427798" calcext:value-type="float">
            <text:p>131.01427798</text:p>
          </table:table-cell>
          <table:table-cell table:style-name="ce6" office:value-type="float" office:value="103.17140622" calcext:value-type="float">
            <text:p>103.17140622</text:p>
          </table:table-cell>
          <table:table-cell table:style-name="ce6" office:value-type="float" office:value="82.086512435" calcext:value-type="float">
            <text:p>82.086512435</text:p>
          </table:table-cell>
          <table:table-cell table:style-name="ce6" table:number-columns-repeated="2"/>
          <table:table-cell table:style-name="ce6" table:formula="of:=[.B54]/[.$B54]" office:value-type="float" office:value="1" calcext:value-type="float">
            <text:p>1</text:p>
          </table:table-cell>
          <table:table-cell table:style-name="ce6" table:formula="of:=[.C54]/[.$B54]" office:value-type="float" office:value="5.44029148497039" calcext:value-type="float">
            <text:p>5.44029148497039</text:p>
          </table:table-cell>
          <table:table-cell table:style-name="ce13" table:formula="of:=[.D54]/[.$B54]" office:value-type="float" office:value="4.14324667546237" calcext:value-type="float">
            <text:p>4.14324667546237</text:p>
          </table:table-cell>
          <table:table-cell table:style-name="ce6" table:formula="of:=[.E54]/[.$B54]" office:value-type="float" office:value="253.688493462826" calcext:value-type="float">
            <text:p>253.688493462826</text:p>
          </table:table-cell>
          <table:table-cell table:style-name="ce6" table:formula="of:=[.F54]/[.$B54]" office:value-type="float" office:value="199.775162035305" calcext:value-type="float">
            <text:p>199.775162035305</text:p>
          </table:table-cell>
          <table:table-cell table:style-name="ce17" table:formula="of:=[.G54]/[.$B54]" office:value-type="float" office:value="158.947589486633" calcext:value-type="float">
            <text:p>158.947589486633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49:.J54])" office:value-type="float" office:value="1" calcext:value-type="float">
            <text:p>1</text:p>
          </table:table-cell>
          <table:table-cell table:style-name="ce12" table:formula="of:=AVERAGE([.K49:.K54])" office:value-type="float" office:value="4.91427175538643" calcext:value-type="float">
            <text:p>4.91427175538643</text:p>
          </table:table-cell>
          <table:table-cell table:style-name="ce12" table:formula="of:=AVERAGE([.L49:.L54])" office:value-type="float" office:value="2.82040971302194" calcext:value-type="float">
            <text:p>2.82040971302194</text:p>
          </table:table-cell>
          <table:table-cell table:style-name="ce12" table:formula="of:=AVERAGE([.M49:.M54])" office:value-type="float" office:value="143.938720726873" calcext:value-type="float">
            <text:p>143.938720726873</text:p>
          </table:table-cell>
          <table:table-cell table:style-name="ce12" table:formula="of:=AVERAGE([.N49:.N54])" office:value-type="float" office:value="90.7770163254026" calcext:value-type="float">
            <text:p>90.7770163254026</text:p>
          </table:table-cell>
          <table:table-cell table:style-name="ce12" table:formula="of:=AVERAGE([.O49:.O54])" office:value-type="float" office:value="69.674329628439" calcext:value-type="float">
            <text:p>69.674329628439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23" office:value-type="string" calcext:value-type="string">
            <text:p>Ratio to previous generation</text:p>
          </table:table-cell>
          <table:table-cell table:style-name="ce27" table:formula="of:=[.B54]/[.B43]" office:value-type="float" office:value="1.08995116777052" calcext:value-type="float">
            <text:p>1.08995116777052</text:p>
          </table:table-cell>
          <table:table-cell table:style-name="ce27" table:formula="of:=[.C54]/[.C43]" office:value-type="float" office:value="1.14468661704923" calcext:value-type="float">
            <text:p>1.14468661704923</text:p>
          </table:table-cell>
          <table:table-cell table:style-name="ce27" table:formula="of:=[.D54]/[.D43]" office:value-type="float" office:value="1.08493556107261" calcext:value-type="float">
            <text:p>1.08493556107261</text:p>
          </table:table-cell>
          <table:table-cell table:style-name="ce27" table:formula="of:=[.E54]/[.E43]" office:value-type="float" office:value="0.968874658695395" calcext:value-type="float">
            <text:p>0.968874658695395</text:p>
          </table:table-cell>
          <table:table-cell table:style-name="ce27" table:formula="of:=[.F54]/[.F43]" office:value-type="float" office:value="1.04726668141861" calcext:value-type="float">
            <text:p>1.04726668141861</text:p>
          </table:table-cell>
          <table:table-cell table:style-name="ce27" table:formula="of:=[.G54]/[.G43]" office:value-type="float" office:value="1.15000204820858" calcext:value-type="float">
            <text:p>1.15000204820858</text:p>
          </table:table-cell>
          <table:table-cell table:style-name="ce32" table:formula="of:=AVERAGE([.C57:.G57])" office:value-type="float" office:value="1.07915311328889" calcext:value-type="float">
            <text:p>1.07915311328889</text:p>
          </table:table-cell>
          <table:table-cell/>
          <table:table-cell table:style-name="ce23" office:value-type="string" calcext:value-type="string">
            <text:p>Ratio to previous generation</text:p>
          </table:table-cell>
          <table:table-cell table:style-name="ce27" table:formula="of:=[.K55]/[.K44]" office:value-type="float" office:value="0.992655770542711" calcext:value-type="float">
            <text:p>0.992655770542711</text:p>
          </table:table-cell>
          <table:table-cell table:style-name="ce27" table:formula="of:=[.L55]/[.L44]" office:value-type="float" office:value="0.963113849869066" calcext:value-type="float">
            <text:p>0.963113849869066</text:p>
          </table:table-cell>
          <table:table-cell table:style-name="ce27" table:formula="of:=[.M55]/[.M44]" office:value-type="float" office:value="0.951611639874998" calcext:value-type="float">
            <text:p>0.951611639874998</text:p>
          </table:table-cell>
          <table:table-cell table:style-name="ce27" table:formula="of:=[.N55]/[.N44]" office:value-type="float" office:value="0.989945269809288" calcext:value-type="float">
            <text:p>0.989945269809288</text:p>
          </table:table-cell>
          <table:table-cell table:style-name="ce27" table:formula="of:=[.O55]/[.O44]" office:value-type="float" office:value="1.00172369378228" calcext:value-type="float">
            <text:p>1.00172369378228</text:p>
          </table:table-cell>
          <table:table-cell table:style-name="ce32" table:formula="of:=AVERAGE([.K57:.O57])" office:value-type="float" office:value="0.979810044775669" calcext:value-type="float">
            <text:p>0.979810044775669</text:p>
          </table:table-cell>
          <table:table-cell table:number-columns-repeated="5"/>
        </table:table-row>
        <table:table-row table:style-name="ro1" table:number-rows-repeated="4"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Function Timings Propagate</text:p>
          </table:table-cell>
          <table:table-cell table:style-name="ce10"/>
          <table:table-cell table:number-columns-repeated="6"/>
          <table:table-cell office:value-type="string" calcext:value-type="string">
            <text:p>Scaling [Sequential Base]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1 Tile</text:p>
          </table:table-cell>
          <table:table-cell table:style-name="ce5" table:number-columns-repeated="7"/>
          <table:table-cell table:style-name="ce5" office:value-type="string" calcext:value-type="string">
            <text:p>1 Tile</text:p>
          </table:table-cell>
          <table:table-cell table:style-name="ce5" table:number-columns-repeated="4"/>
          <table:table-cell table:style-name="ce15"/>
          <table:table-cell table:style-name="ce19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number-columns-repeated="3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table:style-name="ce16" office:value-type="string" calcext:value-type="string">
            <text:p>GPU_Granular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8x8</text:p>
          </table:table-cell>
          <table:table-cell table:style-name="ce8" office:value-type="float" office:value="0.00001264" calcext:value-type="float">
            <text:p>1.26E-05</text:p>
          </table:table-cell>
          <table:table-cell table:style-name="ce8" office:value-type="float" office:value="0.000536395" calcext:value-type="float">
            <text:p>5.36E-04</text:p>
          </table:table-cell>
          <table:table-cell office:value-type="float" office:value="0.00017948" calcext:value-type="float">
            <text:p>0.00017948</text:p>
          </table:table-cell>
          <table:table-cell office:value-type="float" office:value="0.00065928" calcext:value-type="float">
            <text:p>0.00065928</text:p>
          </table:table-cell>
          <table:table-cell office:value-type="float" office:value="0.000673425" calcext:value-type="float">
            <text:p>0.000673425</text:p>
          </table:table-cell>
          <table:table-cell table:number-columns-repeated="3"/>
          <table:table-cell table:formula="of:=[.B66]/[.$B66]" office:value-type="float" office:value="1" calcext:value-type="float">
            <text:p>1</text:p>
          </table:table-cell>
          <table:table-cell table:formula="of:=[.C66]/[.$B66]" office:value-type="float" office:value="42.4363132911392" calcext:value-type="float">
            <text:p>42.4363132911392</text:p>
          </table:table-cell>
          <table:table-cell table:formula="of:=[.D66]/[.$B66]" office:value-type="float" office:value="14.1993670886076" calcext:value-type="float">
            <text:p>14.1993670886076</text:p>
          </table:table-cell>
          <table:table-cell table:formula="of:=[.E66]/[.$B66]" office:value-type="float" office:value="52.1582278481013" calcext:value-type="float">
            <text:p>52.1582278481013</text:p>
          </table:table-cell>
          <table:table-cell table:style-name="ce16" table:formula="of:=[.F66]/[.$B66]" office:value-type="float" office:value="53.2772943037975" calcext:value-type="float">
            <text:p>53.2772943037975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table:style-name="ce8" office:value-type="float" office:value="0.00004321" calcext:value-type="float">
            <text:p>4.32E-05</text:p>
          </table:table-cell>
          <table:table-cell office:value-type="float" office:value="0.00142918" calcext:value-type="float">
            <text:p>0.00142918</text:p>
          </table:table-cell>
          <table:table-cell office:value-type="float" office:value="0.00027315" calcext:value-type="float">
            <text:p>0.00027315</text:p>
          </table:table-cell>
          <table:table-cell office:value-type="float" office:value="0.001215245" calcext:value-type="float">
            <text:p>0.001215245</text:p>
          </table:table-cell>
          <table:table-cell office:value-type="float" office:value="0.00119077" calcext:value-type="float">
            <text:p>0.00119077</text:p>
          </table:table-cell>
          <table:table-cell table:number-columns-repeated="3"/>
          <table:table-cell table:formula="of:=[.B67]/[.$B67]" office:value-type="float" office:value="1" calcext:value-type="float">
            <text:p>1</text:p>
          </table:table-cell>
          <table:table-cell table:formula="of:=[.C67]/[.$B67]" office:value-type="float" office:value="33.0752140708169" calcext:value-type="float">
            <text:p>33.0752140708169</text:p>
          </table:table-cell>
          <table:table-cell table:formula="of:=[.D67]/[.$B67]" office:value-type="float" office:value="6.32145336727609" calcext:value-type="float">
            <text:p>6.32145336727609</text:p>
          </table:table-cell>
          <table:table-cell table:formula="of:=[.E67]/[.$B67]" office:value-type="float" office:value="28.1241610738255" calcext:value-type="float">
            <text:p>28.1241610738255</text:p>
          </table:table-cell>
          <table:table-cell table:style-name="ce16" table:formula="of:=[.F67]/[.$B67]" office:value-type="float" office:value="27.5577412635964" calcext:value-type="float">
            <text:p>27.5577412635964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office:value-type="float" office:value="0.00017507" calcext:value-type="float">
            <text:p>0.00017507</text:p>
          </table:table-cell>
          <table:table-cell office:value-type="float" office:value="0.00487495" calcext:value-type="float">
            <text:p>0.00487495</text:p>
          </table:table-cell>
          <table:table-cell office:value-type="float" office:value="0.000556815" calcext:value-type="float">
            <text:p>0.000556815</text:p>
          </table:table-cell>
          <table:table-cell office:value-type="float" office:value="0.002286355" calcext:value-type="float">
            <text:p>0.002286355</text:p>
          </table:table-cell>
          <table:table-cell office:value-type="float" office:value="0.00218598" calcext:value-type="float">
            <text:p>0.00218598</text:p>
          </table:table-cell>
          <table:table-cell table:number-columns-repeated="3"/>
          <table:table-cell table:formula="of:=[.B68]/[.$B68]" office:value-type="float" office:value="1" calcext:value-type="float">
            <text:p>1</text:p>
          </table:table-cell>
          <table:table-cell table:formula="of:=[.C68]/[.$B68]" office:value-type="float" office:value="27.845718855315" calcext:value-type="float">
            <text:p>27.845718855315</text:p>
          </table:table-cell>
          <table:table-cell table:formula="of:=[.D68]/[.$B68]" office:value-type="float" office:value="3.18052778888445" calcext:value-type="float">
            <text:p>3.18052778888445</text:p>
          </table:table-cell>
          <table:table-cell table:formula="of:=[.E68]/[.$B68]" office:value-type="float" office:value="13.0596618495459" calcext:value-type="float">
            <text:p>13.0596618495459</text:p>
          </table:table-cell>
          <table:table-cell table:style-name="ce16" table:formula="of:=[.F68]/[.$B68]" office:value-type="float" office:value="12.4863197578112" calcext:value-type="float">
            <text:p>12.4863197578112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office:value-type="float" office:value="0.000532295" calcext:value-type="float">
            <text:p>0.000532295</text:p>
          </table:table-cell>
          <table:table-cell office:value-type="float" office:value="0.01566444" calcext:value-type="float">
            <text:p>0.01566444</text:p>
          </table:table-cell>
          <table:table-cell office:value-type="float" office:value="0.001260485" calcext:value-type="float">
            <text:p>0.001260485</text:p>
          </table:table-cell>
          <table:table-cell office:value-type="float" office:value="0.004366245" calcext:value-type="float">
            <text:p>0.004366245</text:p>
          </table:table-cell>
          <table:table-cell office:value-type="float" office:value="0.00433693" calcext:value-type="float">
            <text:p>0.00433693</text:p>
          </table:table-cell>
          <table:table-cell table:number-columns-repeated="3"/>
          <table:table-cell table:formula="of:=[.B69]/[.$B69]" office:value-type="float" office:value="1" calcext:value-type="float">
            <text:p>1</text:p>
          </table:table-cell>
          <table:table-cell table:formula="of:=[.C69]/[.$B69]" office:value-type="float" office:value="29.4281178669723" calcext:value-type="float">
            <text:p>29.4281178669723</text:p>
          </table:table-cell>
          <table:table-cell table:formula="of:=[.D69]/[.$B69]" office:value-type="float" office:value="2.36801961318442" calcext:value-type="float">
            <text:p>2.36801961318442</text:p>
          </table:table-cell>
          <table:table-cell table:formula="of:=[.E69]/[.$B69]" office:value-type="float" office:value="8.20267896561118" calcext:value-type="float">
            <text:p>8.20267896561118</text:p>
          </table:table-cell>
          <table:table-cell table:style-name="ce16" table:formula="of:=[.F69]/[.$B69]" office:value-type="float" office:value="8.14760612066617" calcext:value-type="float">
            <text:p>8.14760612066617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128x128</text:p>
          </table:table-cell>
          <table:table-cell office:value-type="float" office:value="0.001819195" calcext:value-type="float">
            <text:p>0.001819195</text:p>
          </table:table-cell>
          <table:table-cell office:value-type="float" office:value="0.067407825" calcext:value-type="float">
            <text:p>0.067407825</text:p>
          </table:table-cell>
          <table:table-cell office:value-type="float" office:value="0.00411182" calcext:value-type="float">
            <text:p>0.00411182</text:p>
          </table:table-cell>
          <table:table-cell office:value-type="float" office:value="0.01140169" calcext:value-type="float">
            <text:p>0.01140169</text:p>
          </table:table-cell>
          <table:table-cell office:value-type="float" office:value="0.011409195" calcext:value-type="float">
            <text:p>0.011409195</text:p>
          </table:table-cell>
          <table:table-cell table:number-columns-repeated="3"/>
          <table:table-cell table:formula="of:=[.B70]/[.$B70]" office:value-type="float" office:value="1" calcext:value-type="float">
            <text:p>1</text:p>
          </table:table-cell>
          <table:table-cell table:formula="of:=[.C70]/[.$B70]" office:value-type="float" office:value="37.0536556004167" calcext:value-type="float">
            <text:p>37.0536556004167</text:p>
          </table:table-cell>
          <table:table-cell table:formula="of:=[.D70]/[.$B70]" office:value-type="float" office:value="2.26024148043503" calcext:value-type="float">
            <text:p>2.26024148043503</text:p>
          </table:table-cell>
          <table:table-cell table:formula="of:=[.E70]/[.$B70]" office:value-type="float" office:value="6.26743697074805" calcext:value-type="float">
            <text:p>6.26743697074805</text:p>
          </table:table-cell>
          <table:table-cell table:style-name="ce16" table:formula="of:=[.F70]/[.$B70]" office:value-type="float" office:value="6.27156242184043" calcext:value-type="float">
            <text:p>6.27156242184043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256x256</text:p>
          </table:table-cell>
          <table:table-cell table:style-name="ce6" office:value-type="float" office:value="0.009256555" calcext:value-type="float">
            <text:p>0.009256555</text:p>
          </table:table-cell>
          <table:table-cell table:style-name="ce6" office:value-type="float" office:value="0.400484335" calcext:value-type="float">
            <text:p>0.400484335</text:p>
          </table:table-cell>
          <table:table-cell table:style-name="ce6" office:value-type="float" office:value="0.02072313" calcext:value-type="float">
            <text:p>0.02072313</text:p>
          </table:table-cell>
          <table:table-cell table:style-name="ce6" office:value-type="float" office:value="0.103156995" calcext:value-type="float">
            <text:p>0.103156995</text:p>
          </table:table-cell>
          <table:table-cell table:style-name="ce6" office:value-type="float" office:value="0.04225877" calcext:value-type="float">
            <text:p>0.04225877</text:p>
          </table:table-cell>
          <table:table-cell table:style-name="ce6" table:number-columns-repeated="3"/>
          <table:table-cell table:style-name="ce6" table:formula="of:=[.B71]/[.$B71]" office:value-type="float" office:value="1" calcext:value-type="float">
            <text:p>1</text:p>
          </table:table-cell>
          <table:table-cell table:style-name="ce6" table:formula="of:=[.C71]/[.$B71]" office:value-type="float" office:value="43.2649441395854" calcext:value-type="float">
            <text:p>43.2649441395854</text:p>
          </table:table-cell>
          <table:table-cell table:style-name="ce6" table:formula="of:=[.D71]/[.$B71]" office:value-type="float" office:value="2.23875188987696" calcext:value-type="float">
            <text:p>2.23875188987696</text:p>
          </table:table-cell>
          <table:table-cell table:style-name="ce6" table:formula="of:=[.E71]/[.$B71]" office:value-type="float" office:value="11.1442102380421" calcext:value-type="float">
            <text:p>11.1442102380421</text:p>
          </table:table-cell>
          <table:table-cell table:style-name="ce17" table:formula="of:=[.F71]/[.$B71]" office:value-type="float" office:value="4.56528049582161" calcext:value-type="float">
            <text:p>4.56528049582161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66:.J71])" office:value-type="float" office:value="1" calcext:value-type="float">
            <text:p>1</text:p>
          </table:table-cell>
          <table:table-cell table:style-name="ce12" table:formula="of:=AVERAGE([.K66:.K71])" office:value-type="float" office:value="35.5173273040409" calcext:value-type="float">
            <text:p>35.5173273040409</text:p>
          </table:table-cell>
          <table:table-cell table:style-name="ce12" table:formula="of:=AVERAGE([.L66:.L71])" office:value-type="float" office:value="5.09472687137742" calcext:value-type="float">
            <text:p>5.09472687137742</text:p>
          </table:table-cell>
          <table:table-cell table:style-name="ce12" table:formula="of:=AVERAGE([.M66:.M71])" office:value-type="float" office:value="19.8260628243123" calcext:value-type="float">
            <text:p>19.8260628243123</text:p>
          </table:table-cell>
          <table:table-cell table:style-name="ce12" table:formula="of:=AVERAGE([.N66:.N71])" office:value-type="float" office:value="18.7176340605889" calcext:value-type="float">
            <text:p>18.7176340605889</text:p>
          </table:table-cell>
          <table:table-cell table:style-name="ce19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2 Tile</text:p>
          </table:table-cell>
          <table:table-cell table:style-name="ce5" table:number-columns-repeated="7"/>
          <table:table-cell table:style-name="ce5" office:value-type="string" calcext:value-type="string">
            <text:p>2 Tile</text:p>
          </table:table-cell>
          <table:table-cell table:style-name="ce5" table:number-columns-repeated="4"/>
          <table:table-cell table:style-name="ce15"/>
          <table:table-cell table:style-name="ce19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number-columns-repeated="3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table:style-name="ce16" office:value-type="string" calcext:value-type="string">
            <text:p>GPU_Granular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8x8</text:p>
          </table:table-cell>
          <table:table-cell table:style-name="ce8" office:value-type="float" office:value="0.00000119776536312848" calcext:value-type="float">
            <text:p>1.20E-06</text:p>
          </table:table-cell>
          <table:table-cell table:style-name="ce8" office:value-type="float" office:value="0.0000280626560726448" calcext:value-type="float">
            <text:p>2.81E-05</text:p>
          </table:table-cell>
          <table:table-cell table:style-name="ce8" office:value-type="float" office:value="0.0000212618604651163" calcext:value-type="float">
            <text:p>2.13E-05</text:p>
          </table:table-cell>
          <table:table-cell office:value-type="float" office:value="0.000132607419354839" calcext:value-type="float">
            <text:p>0.000132607419355</text:p>
          </table:table-cell>
          <table:table-cell office:value-type="float" office:value="0.000138428606965174" calcext:value-type="float">
            <text:p>0.000138428606965</text:p>
          </table:table-cell>
          <table:table-cell table:number-columns-repeated="3"/>
          <table:table-cell table:formula="of:=[.B77]/[.$B77]" office:value-type="float" office:value="1" calcext:value-type="float">
            <text:p>1</text:p>
          </table:table-cell>
          <table:table-cell table:formula="of:=[.C77]/[.$B77]" office:value-type="float" office:value="23.429176478561" calcext:value-type="float">
            <text:p>23.429176478561</text:p>
          </table:table-cell>
          <table:table-cell table:formula="of:=[.D77]/[.$B77]" office:value-type="float" office:value="17.751273429365" calcext:value-type="float">
            <text:p>17.751273429365</text:p>
          </table:table-cell>
          <table:table-cell table:formula="of:=[.E77]/[.$B77]" office:value-type="float" office:value="110.712351047185" calcext:value-type="float">
            <text:p>110.712351047185</text:p>
          </table:table-cell>
          <table:table-cell table:style-name="ce16" table:formula="of:=[.F77]/[.$B77]" office:value-type="float" office:value="115.572391076336" calcext:value-type="float">
            <text:p>115.572391076336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table:style-name="ce8" office:value-type="float" office:value="0.00000115331352154529" calcext:value-type="float">
            <text:p>1.15E-06</text:p>
          </table:table-cell>
          <table:table-cell table:style-name="ce8" office:value-type="float" office:value="0.0000224962035763411" calcext:value-type="float">
            <text:p>2.25E-05</text:p>
          </table:table-cell>
          <table:table-cell table:style-name="ce8" office:value-type="float" office:value="0.0000167264776119403" calcext:value-type="float">
            <text:p>1.67E-05</text:p>
          </table:table-cell>
          <table:table-cell office:value-type="float" office:value="0.000124033051094891" calcext:value-type="float">
            <text:p>0.000124033051095</text:p>
          </table:table-cell>
          <table:table-cell office:value-type="float" office:value="0.000120505494186047" calcext:value-type="float">
            <text:p>0.000120505494186</text:p>
          </table:table-cell>
          <table:table-cell table:number-columns-repeated="3"/>
          <table:table-cell table:formula="of:=[.B78]/[.$B78]" office:value-type="float" office:value="1" calcext:value-type="float">
            <text:p>1</text:p>
          </table:table-cell>
          <table:table-cell table:formula="of:=[.C78]/[.$B78]" office:value-type="float" office:value="19.5057138896621" calcext:value-type="float">
            <text:p>19.5057138896621</text:p>
          </table:table-cell>
          <table:table-cell table:formula="of:=[.D78]/[.$B78]" office:value-type="float" office:value="14.5029753830762" calcext:value-type="float">
            <text:p>14.5029753830762</text:p>
          </table:table-cell>
          <table:table-cell table:formula="of:=[.E78]/[.$B78]" office:value-type="float" office:value="107.544955276951" calcext:value-type="float">
            <text:p>107.544955276951</text:p>
          </table:table-cell>
          <table:table-cell table:style-name="ce16" table:formula="of:=[.F78]/[.$B78]" office:value-type="float" office:value="104.486327381808" calcext:value-type="float">
            <text:p>104.486327381808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table:style-name="ce8" office:value-type="float" office:value="0.000000913799414348453" calcext:value-type="float">
            <text:p>9.14E-07</text:p>
          </table:table-cell>
          <table:table-cell table:style-name="ce8" office:value-type="float" office:value="0.0000205149974319465" calcext:value-type="float">
            <text:p>2.05E-05</text:p>
          </table:table-cell>
          <table:table-cell table:style-name="ce8" office:value-type="float" office:value="0.0000145845060631808" calcext:value-type="float">
            <text:p>1.46E-05</text:p>
          </table:table-cell>
          <table:table-cell office:value-type="float" office:value="0.000121128446671439" calcext:value-type="float">
            <text:p>0.000121128446671</text:p>
          </table:table-cell>
          <table:table-cell office:value-type="float" office:value="0.000122663629585447" calcext:value-type="float">
            <text:p>0.000122663629585</text:p>
          </table:table-cell>
          <table:table-cell table:number-columns-repeated="3"/>
          <table:table-cell table:formula="of:=[.B79]/[.$B79]" office:value-type="float" office:value="1" calcext:value-type="float">
            <text:p>1</text:p>
          </table:table-cell>
          <table:table-cell table:formula="of:=[.C79]/[.$B79]" office:value-type="float" office:value="22.4502195009327" calcext:value-type="float">
            <text:p>22.4502195009327</text:p>
          </table:table-cell>
          <table:table-cell table:formula="of:=[.D79]/[.$B79]" office:value-type="float" office:value="15.9602926355339" calcext:value-type="float">
            <text:p>15.9602926355339</text:p>
          </table:table-cell>
          <table:table-cell table:formula="of:=[.E79]/[.$B79]" office:value-type="float" office:value="132.554743162978" calcext:value-type="float">
            <text:p>132.554743162978</text:p>
          </table:table-cell>
          <table:table-cell table:style-name="ce16" table:formula="of:=[.F79]/[.$B79]" office:value-type="float" office:value="134.23474305125" calcext:value-type="float">
            <text:p>134.23474305125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table:style-name="ce8" office:value-type="float" office:value="0.00000067352946621949" calcext:value-type="float">
            <text:p>6.74E-07</text:p>
          </table:table-cell>
          <table:table-cell table:style-name="ce8" office:value-type="float" office:value="0.0000191029940886892" calcext:value-type="float">
            <text:p>1.91E-05</text:p>
          </table:table-cell>
          <table:table-cell table:style-name="ce8" office:value-type="float" office:value="0.0000158105306770101" calcext:value-type="float">
            <text:p>1.58E-05</text:p>
          </table:table-cell>
          <table:table-cell office:value-type="float" office:value="0.000190021317581756" calcext:value-type="float">
            <text:p>0.000190021317582</text:p>
          </table:table-cell>
          <table:table-cell office:value-type="float" office:value="0.000138852955560873" calcext:value-type="float">
            <text:p>0.000138852955561</text:p>
          </table:table-cell>
          <table:table-cell table:number-columns-repeated="3"/>
          <table:table-cell table:formula="of:=[.B80]/[.$B80]" office:value-type="float" office:value="1" calcext:value-type="float">
            <text:p>1</text:p>
          </table:table-cell>
          <table:table-cell table:formula="of:=[.C80]/[.$B80]" office:value-type="float" office:value="28.3625216813661" calcext:value-type="float">
            <text:p>28.3625216813661</text:p>
          </table:table-cell>
          <table:table-cell table:formula="of:=[.D80]/[.$B80]" office:value-type="float" office:value="23.4741484522635" calcext:value-type="float">
            <text:p>23.4741484522635</text:p>
          </table:table-cell>
          <table:table-cell table:formula="of:=[.E80]/[.$B80]" office:value-type="float" office:value="282.127697617066" calcext:value-type="float">
            <text:p>282.127697617066</text:p>
          </table:table-cell>
          <table:table-cell table:style-name="ce16" table:formula="of:=[.F80]/[.$B80]" office:value-type="float" office:value="206.15720992914" calcext:value-type="float">
            <text:p>206.15720992914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9" office:value-type="float" office:value="0.000000687606135183933" calcext:value-type="float">
            <text:p>6.88E-07</text:p>
          </table:table-cell>
          <table:table-cell table:number-columns-repeated="2" table:style-name="ce9" office:value-type="float" office:value="0.0000242271885284309" calcext:value-type="float">
            <text:p>2.42E-05</text:p>
          </table:table-cell>
          <table:table-cell table:style-name="ce6" office:value-type="float" office:value="0.000519976839491123" calcext:value-type="float">
            <text:p>0.000519976839491</text:p>
          </table:table-cell>
          <table:table-cell table:style-name="ce6" office:value-type="float" office:value="0.000165057477349996" calcext:value-type="float">
            <text:p>0.00016505747735</text:p>
          </table:table-cell>
          <table:table-cell table:style-name="ce6" table:number-columns-repeated="3"/>
          <table:table-cell table:style-name="ce6" table:formula="of:=[.B81]/[.$B81]" office:value-type="float" office:value="1" calcext:value-type="float">
            <text:p>1</text:p>
          </table:table-cell>
          <table:table-cell table:style-name="ce6" table:formula="of:=[.C81]/[.$B81]" office:value-type="float" office:value="35.2341075635548" calcext:value-type="float">
            <text:p>35.2341075635548</text:p>
          </table:table-cell>
          <table:table-cell table:style-name="ce6" table:formula="of:=[.D81]/[.$B81]" office:value-type="float" office:value="35.2341075635548" calcext:value-type="float">
            <text:p>35.2341075635548</text:p>
          </table:table-cell>
          <table:table-cell table:style-name="ce6" table:formula="of:=[.E81]/[.$B81]" office:value-type="float" office:value="756.213205328702" calcext:value-type="float">
            <text:p>756.213205328702</text:p>
          </table:table-cell>
          <table:table-cell table:style-name="ce17" table:formula="of:=[.F81]/[.$B81]" office:value-type="float" office:value="240.046545404723" calcext:value-type="float">
            <text:p>240.046545404723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76:.J81])" office:value-type="float" office:value="1" calcext:value-type="float">
            <text:p>1</text:p>
          </table:table-cell>
          <table:table-cell table:style-name="ce12" table:formula="of:=AVERAGE([.K76:.K81])" office:value-type="float" office:value="25.7963478228153" calcext:value-type="float">
            <text:p>25.7963478228153</text:p>
          </table:table-cell>
          <table:table-cell table:style-name="ce12" table:formula="of:=AVERAGE([.L76:.L81])" office:value-type="float" office:value="21.3845594927587" calcext:value-type="float">
            <text:p>21.3845594927587</text:p>
          </table:table-cell>
          <table:table-cell table:style-name="ce12" table:formula="of:=AVERAGE([.M76:.M81])" office:value-type="float" office:value="277.830590486576" calcext:value-type="float">
            <text:p>277.830590486576</text:p>
          </table:table-cell>
          <table:table-cell table:style-name="ce12" table:formula="of:=AVERAGE([.N76:.N81])" office:value-type="float" office:value="160.099443368651" calcext:value-type="float">
            <text:p>160.099443368651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9"/>
          <table:table-cell table:style-name="ce23" office:value-type="string" calcext:value-type="string">
            <text:p>Ratio to previous generation</text:p>
          </table:table-cell>
          <table:table-cell table:style-name="ce27" table:formula="of:=[.K82]/[.K72]" office:value-type="float" office:value="0.726303181598926" calcext:value-type="float">
            <text:p>0.726303181598926</text:p>
          </table:table-cell>
          <table:table-cell table:style-name="ce27" table:formula="of:=[.L82]/[.L72]" office:value-type="float" office:value="4.19739075963009" calcext:value-type="float">
            <text:p>4.19739075963009</text:p>
          </table:table-cell>
          <table:table-cell table:style-name="ce27" table:formula="of:=[.M82]/[.M72]" office:value-type="float" office:value="14.0134021035118" calcext:value-type="float">
            <text:p>14.0134021035118</text:p>
          </table:table-cell>
          <table:table-cell table:style-name="ce27" table:formula="of:=[.N82]/[.N72]" office:value-type="float" office:value="8.55340172002561" calcext:value-type="float">
            <text:p>8.55340172002561</text:p>
          </table:table-cell>
          <table:table-cell table:style-name="ce32" table:formula="of:=AVERAGE([.K84:.N84])" office:value-type="float" office:value="6.87262444119162" calcext:value-type="float">
            <text:p>6.87262444119162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3 Tile</text:p>
          </table:table-cell>
          <table:table-cell table:style-name="ce5" table:number-columns-repeated="7"/>
          <table:table-cell table:style-name="ce5" office:value-type="string" calcext:value-type="string">
            <text:p>3 Tile</text:p>
          </table:table-cell>
          <table:table-cell table:style-name="ce5" table:number-columns-repeated="4"/>
          <table:table-cell table:style-name="ce15"/>
          <table:table-cell table:style-name="ce19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number-columns-repeated="3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table:style-name="ce16" office:value-type="string" calcext:value-type="string">
            <text:p>GPU_Granular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8x8</text:p>
          </table:table-cell>
          <table:table-cell table:style-name="ce8" office:value-type="float" office:value="0.00000160234702430847" calcext:value-type="float">
            <text:p>1.60E-06</text:p>
          </table:table-cell>
          <table:table-cell table:style-name="ce8" office:value-type="float" office:value="0.0000324988983050848" calcext:value-type="float">
            <text:p>3.25E-05</text:p>
          </table:table-cell>
          <table:table-cell table:style-name="ce8" office:value-type="float" office:value="0.0000159140939597315" calcext:value-type="float">
            <text:p>1.59E-05</text:p>
          </table:table-cell>
          <table:table-cell office:value-type="float" office:value="0.00019344358974359" calcext:value-type="float">
            <text:p>0.000193443589744</text:p>
          </table:table-cell>
          <table:table-cell office:value-type="float" office:value="0.000176191176470588" calcext:value-type="float">
            <text:p>0.000176191176471</text:p>
          </table:table-cell>
          <table:table-cell table:number-columns-repeated="3"/>
          <table:table-cell table:formula="of:=[.B88]/[.$B88]" office:value-type="float" office:value="1" calcext:value-type="float">
            <text:p>1</text:p>
          </table:table-cell>
          <table:table-cell table:formula="of:=[.C88]/[.$B88]" office:value-type="float" office:value="20.2820598859417" calcext:value-type="float">
            <text:p>20.2820598859417</text:p>
          </table:table-cell>
          <table:table-cell table:formula="of:=[.D88]/[.$B88]" office:value-type="float" office:value="9.9317399528979" calcext:value-type="float">
            <text:p>9.9317399528979</text:p>
          </table:table-cell>
          <table:table-cell table:formula="of:=[.E88]/[.$B88]" office:value-type="float" office:value="120.725153046716" calcext:value-type="float">
            <text:p>120.725153046716</text:p>
          </table:table-cell>
          <table:table-cell table:style-name="ce16" table:formula="of:=[.F88]/[.$B88]" office:value-type="float" office:value="109.958188705488" calcext:value-type="float">
            <text:p>109.958188705488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table:style-name="ce8" office:value-type="float" office:value="0.000000780994923857888" calcext:value-type="float">
            <text:p>7.81E-07</text:p>
          </table:table-cell>
          <table:table-cell table:style-name="ce8" office:value-type="float" office:value="0.00000228451507742465" calcext:value-type="float">
            <text:p>2.28E-06</text:p>
          </table:table-cell>
          <table:table-cell table:style-name="ce8" office:value-type="float" office:value="0.00000215396372529044" calcext:value-type="float">
            <text:p>2.15E-06</text:p>
          </table:table-cell>
          <table:table-cell office:value-type="float" office:value="0.000238176584077985" calcext:value-type="float">
            <text:p>0.000238176584078</text:p>
          </table:table-cell>
          <table:table-cell office:value-type="float" office:value="0.000171344528224985" calcext:value-type="float">
            <text:p>0.000171344528225</text:p>
          </table:table-cell>
          <table:table-cell table:number-columns-repeated="3"/>
          <table:table-cell table:formula="of:=[.B89]/[.$B89]" office:value-type="float" office:value="1" calcext:value-type="float">
            <text:p>1</text:p>
          </table:table-cell>
          <table:table-cell table:formula="of:=[.C89]/[.$B89]" office:value-type="float" office:value="2.92513434804391" calcext:value-type="float">
            <text:p>2.92513434804391</text:p>
          </table:table-cell>
          <table:table-cell table:formula="of:=[.D89]/[.$B89]" office:value-type="float" office:value="2.75797403989578" calcext:value-type="float">
            <text:p>2.75797403989578</text:p>
          </table:table-cell>
          <table:table-cell table:formula="of:=[.E89]/[.$B89]" office:value-type="float" office:value="304.965598113573" calcext:value-type="float">
            <text:p>304.965598113573</text:p>
          </table:table-cell>
          <table:table-cell table:style-name="ce16" table:formula="of:=[.F89]/[.$B89]" office:value-type="float" office:value="219.392627263943" calcext:value-type="float">
            <text:p>219.392627263943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table:style-name="ce8" office:value-type="float" office:value="0.00000161144334076618" calcext:value-type="float">
            <text:p>1.61E-06</text:p>
          </table:table-cell>
          <table:table-cell table:style-name="ce8" office:value-type="float" office:value="0.0000302031598136519" calcext:value-type="float">
            <text:p>3.02E-05</text:p>
          </table:table-cell>
          <table:table-cell table:style-name="ce8" office:value-type="float" office:value="0.0000159847058227334" calcext:value-type="float">
            <text:p>1.60E-05</text:p>
          </table:table-cell>
          <table:table-cell office:value-type="float" office:value="0.000372153803330128" calcext:value-type="float">
            <text:p>0.00037215380333</text:p>
          </table:table-cell>
          <table:table-cell office:value-type="float" office:value="0.000195450220599422" calcext:value-type="float">
            <text:p>0.000195450220599</text:p>
          </table:table-cell>
          <table:table-cell table:number-columns-repeated="3"/>
          <table:table-cell table:formula="of:=[.B90]/[.$B90]" office:value-type="float" office:value="1" calcext:value-type="float">
            <text:p>1</text:p>
          </table:table-cell>
          <table:table-cell table:formula="of:=[.C90]/[.$B90]" office:value-type="float" office:value="18.7429238432246" calcext:value-type="float">
            <text:p>18.7429238432246</text:p>
          </table:table-cell>
          <table:table-cell table:formula="of:=[.D90]/[.$B90]" office:value-type="float" office:value="9.91949603088948" calcext:value-type="float">
            <text:p>9.91949603088948</text:p>
          </table:table-cell>
          <table:table-cell table:formula="of:=[.E90]/[.$B90]" office:value-type="float" office:value="230.944392468173" calcext:value-type="float">
            <text:p>230.944392468173</text:p>
          </table:table-cell>
          <table:table-cell table:style-name="ce16" table:formula="of:=[.F90]/[.$B90]" office:value-type="float" office:value="121.288918856119" calcext:value-type="float">
            <text:p>121.288918856119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table:style-name="ce8" office:value-type="float" office:value="0.00000145680459886542" calcext:value-type="float">
            <text:p>1.46E-06</text:p>
          </table:table-cell>
          <table:table-cell table:style-name="ce8" office:value-type="float" office:value="0.000033500065767008" calcext:value-type="float">
            <text:p>3.35E-05</text:p>
          </table:table-cell>
          <table:table-cell table:style-name="ce8" office:value-type="float" office:value="0.0000221044640372408" calcext:value-type="float">
            <text:p>2.21E-05</text:p>
          </table:table-cell>
          <table:table-cell office:value-type="float" office:value="0.000543431342490703" calcext:value-type="float">
            <text:p>0.000543431342491</text:p>
          </table:table-cell>
          <table:table-cell office:value-type="float" office:value="0.000224103217120895" calcext:value-type="float">
            <text:p>0.000224103217121</text:p>
          </table:table-cell>
          <table:table-cell table:number-columns-repeated="3"/>
          <table:table-cell table:formula="of:=[.B91]/[.$B91]" office:value-type="float" office:value="1" calcext:value-type="float">
            <text:p>1</text:p>
          </table:table-cell>
          <table:table-cell table:formula="of:=[.C91]/[.$B91]" office:value-type="float" office:value="22.9955793612255" calcext:value-type="float">
            <text:p>22.9955793612255</text:p>
          </table:table-cell>
          <table:table-cell table:formula="of:=[.D91]/[.$B91]" office:value-type="float" office:value="15.173252510636" calcext:value-type="float">
            <text:p>15.173252510636</text:p>
          </table:table-cell>
          <table:table-cell table:formula="of:=[.E91]/[.$B91]" office:value-type="float" office:value="373.029672554531" calcext:value-type="float">
            <text:p>373.029672554531</text:p>
          </table:table-cell>
          <table:table-cell table:style-name="ce16" table:formula="of:=[.F91]/[.$B91]" office:value-type="float" office:value="153.832035741396" calcext:value-type="float">
            <text:p>153.832035741396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9" office:value-type="float" office:value="0.0000014990989312252" calcext:value-type="float">
            <text:p>1.50E-06</text:p>
          </table:table-cell>
          <table:table-cell table:style-name="ce9" office:value-type="float" office:value="0.0000453107103714673" calcext:value-type="float">
            <text:p>4.53E-05</text:p>
          </table:table-cell>
          <table:table-cell table:style-name="ce9" office:value-type="float" office:value="0.0000407181176916749" calcext:value-type="float">
            <text:p>4.07E-05</text:p>
          </table:table-cell>
          <table:table-cell table:style-name="ce6" office:value-type="float" office:value="0.00102627362894329" calcext:value-type="float">
            <text:p>0.001026273628943</text:p>
          </table:table-cell>
          <table:table-cell table:style-name="ce6" office:value-type="float" office:value="0.000284089352984698" calcext:value-type="float">
            <text:p>0.000284089352985</text:p>
          </table:table-cell>
          <table:table-cell table:style-name="ce6" table:number-columns-repeated="3"/>
          <table:table-cell table:style-name="ce6" table:formula="of:=[.B92]/[.$B92]" office:value-type="float" office:value="1" calcext:value-type="float">
            <text:p>1</text:p>
          </table:table-cell>
          <table:table-cell table:style-name="ce6" table:formula="of:=[.C92]/[.$B92]" office:value-type="float" office:value="30.2252969618458" calcext:value-type="float">
            <text:p>30.2252969618458</text:p>
          </table:table-cell>
          <table:table-cell table:style-name="ce6" table:formula="of:=[.D92]/[.$B92]" office:value-type="float" office:value="27.1617281845411" calcext:value-type="float">
            <text:p>27.1617281845411</text:p>
          </table:table-cell>
          <table:table-cell table:style-name="ce6" table:formula="of:=[.E92]/[.$B92]" office:value-type="float" office:value="684.593663277797" calcext:value-type="float">
            <text:p>684.593663277797</text:p>
          </table:table-cell>
          <table:table-cell table:style-name="ce17" table:formula="of:=[.F92]/[.$B92]" office:value-type="float" office:value="189.506741061122" calcext:value-type="float">
            <text:p>189.506741061122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87:.J92])" office:value-type="float" office:value="1" calcext:value-type="float">
            <text:p>1</text:p>
          </table:table-cell>
          <table:table-cell table:style-name="ce12" table:formula="of:=AVERAGE([.K87:.K92])" office:value-type="float" office:value="19.0341988800563" calcext:value-type="float">
            <text:p>19.0341988800563</text:p>
          </table:table-cell>
          <table:table-cell table:style-name="ce12" table:formula="of:=AVERAGE([.L87:.L92])" office:value-type="float" office:value="12.988838143772" calcext:value-type="float">
            <text:p>12.988838143772</text:p>
          </table:table-cell>
          <table:table-cell table:style-name="ce12" table:formula="of:=AVERAGE([.M87:.M92])" office:value-type="float" office:value="342.851695892158" calcext:value-type="float">
            <text:p>342.851695892158</text:p>
          </table:table-cell>
          <table:table-cell table:style-name="ce12" table:formula="of:=AVERAGE([.N87:.N92])" office:value-type="float" office:value="158.795702325613" calcext:value-type="float">
            <text:p>158.795702325613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9"/>
          <table:table-cell table:style-name="ce23" office:value-type="string" calcext:value-type="string">
            <text:p>Ratio to previous generation</text:p>
          </table:table-cell>
          <table:table-cell table:style-name="ce27" table:formula="of:=[.K93]/[.K82]" office:value-type="float" office:value="0.737864096530041" calcext:value-type="float">
            <text:p>0.737864096530041</text:p>
          </table:table-cell>
          <table:table-cell table:style-name="ce27" table:formula="of:=[.L93]/[.L82]" office:value-type="float" office:value="0.607393299271389" calcext:value-type="float">
            <text:p>0.607393299271389</text:p>
          </table:table-cell>
          <table:table-cell table:style-name="ce27" table:formula="of:=[.M93]/[.M82]" office:value-type="float" office:value="1.23403148404828" calcext:value-type="float">
            <text:p>1.23403148404828</text:p>
          </table:table-cell>
          <table:table-cell table:style-name="ce27" table:formula="of:=[.N93]/[.N82]" office:value-type="float" office:value="0.991856679726013" calcext:value-type="float">
            <text:p>0.991856679726013</text:p>
          </table:table-cell>
          <table:table-cell table:style-name="ce32" table:formula="of:=AVERAGE([.K95:.N95])" office:value-type="float" office:value="0.892786389893929" calcext:value-type="float">
            <text:p>0.892786389893929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4 Tile</text:p>
          </table:table-cell>
          <table:table-cell table:style-name="ce5" table:number-columns-repeated="7"/>
          <table:table-cell table:style-name="ce5" office:value-type="string" calcext:value-type="string">
            <text:p>4 Tile</text:p>
          </table:table-cell>
          <table:table-cell table:style-name="ce5" table:number-columns-repeated="4"/>
          <table:table-cell table:style-name="ce15"/>
          <table:table-cell table:style-name="ce19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number-columns-repeated="3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table:style-name="ce16" office:value-type="string" calcext:value-type="string">
            <text:p>GPU_Granular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8x8</text:p>
          </table:table-cell>
          <table:table-cell table:style-name="ce8" office:value-type="float" office:value="0.00000305980565371024" calcext:value-type="float">
            <text:p>3.06E-06</text:p>
          </table:table-cell>
          <table:table-cell table:style-name="ce8" office:value-type="float" office:value="0.0000529653169014084" calcext:value-type="float">
            <text:p>5.30E-05</text:p>
          </table:table-cell>
          <table:table-cell table:style-name="ce8" office:value-type="float" office:value="0.000016608611599297" calcext:value-type="float">
            <text:p>1.66E-05</text:p>
          </table:table-cell>
          <table:table-cell office:value-type="float" office:value="0.000202231049069374" calcext:value-type="float">
            <text:p>0.000202231049069</text:p>
          </table:table-cell>
          <table:table-cell office:value-type="float" office:value="0.00020079647887324" calcext:value-type="float">
            <text:p>0.000200796478873</text:p>
          </table:table-cell>
          <table:table-cell table:number-columns-repeated="3"/>
          <table:table-cell table:formula="of:=[.B99]/[.$B99]" office:value-type="float" office:value="1" calcext:value-type="float">
            <text:p>1</text:p>
          </table:table-cell>
          <table:table-cell table:formula="of:=[.C99]/[.$B99]" office:value-type="float" office:value="17.3100264839318" calcext:value-type="float">
            <text:p>17.3100264839318</text:p>
          </table:table-cell>
          <table:table-cell table:formula="of:=[.D99]/[.$B99]" office:value-type="float" office:value="5.42799559153629" calcext:value-type="float">
            <text:p>5.42799559153629</text:p>
          </table:table-cell>
          <table:table-cell table:formula="of:=[.E99]/[.$B99]" office:value-type="float" office:value="66.0927758023304" calcext:value-type="float">
            <text:p>66.0927758023304</text:p>
          </table:table-cell>
          <table:table-cell table:style-name="ce16" table:formula="of:=[.F99]/[.$B99]" office:value-type="float" office:value="65.6239322356175" calcext:value-type="float">
            <text:p>65.6239322356175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table:style-name="ce8" office:value-type="float" office:value="0.00000275381936887924" calcext:value-type="float">
            <text:p>2.75E-06</text:p>
          </table:table-cell>
          <table:table-cell table:style-name="ce8" office:value-type="float" office:value="0.0000509841101235637" calcext:value-type="float">
            <text:p>5.10E-05</text:p>
          </table:table-cell>
          <table:table-cell table:style-name="ce8" office:value-type="float" office:value="0.0000147999573469823" calcext:value-type="float">
            <text:p>1.48E-05</text:p>
          </table:table-cell>
          <table:table-cell office:value-type="float" office:value="0.000209759248210024" calcext:value-type="float">
            <text:p>0.00020975924821</text:p>
          </table:table-cell>
          <table:table-cell office:value-type="float" office:value="0.000204248310662572" calcext:value-type="float">
            <text:p>0.000204248310663</text:p>
          </table:table-cell>
          <table:table-cell table:number-columns-repeated="3"/>
          <table:table-cell table:formula="of:=[.B100]/[.$B100]" office:value-type="float" office:value="1" calcext:value-type="float">
            <text:p>1</text:p>
          </table:table-cell>
          <table:table-cell table:formula="of:=[.C100]/[.$B100]" office:value-type="float" office:value="18.5139630796894" calcext:value-type="float">
            <text:p>18.5139630796894</text:p>
          </table:table-cell>
          <table:table-cell table:formula="of:=[.D100]/[.$B100]" office:value-type="float" office:value="5.37433846033469" calcext:value-type="float">
            <text:p>5.37433846033469</text:p>
          </table:table-cell>
          <table:table-cell table:formula="of:=[.E100]/[.$B100]" office:value-type="float" office:value="76.1703002675127" calcext:value-type="float">
            <text:p>76.1703002675127</text:p>
          </table:table-cell>
          <table:table-cell table:style-name="ce16" table:formula="of:=[.F100]/[.$B100]" office:value-type="float" office:value="74.1691023640733" calcext:value-type="float">
            <text:p>74.1691023640733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table:style-name="ce8" office:value-type="float" office:value="0.00000275430312639344" calcext:value-type="float">
            <text:p>2.75E-06</text:p>
          </table:table-cell>
          <table:table-cell table:style-name="ce8" office:value-type="float" office:value="0.0000521646287262872" calcext:value-type="float">
            <text:p>5.22E-05</text:p>
          </table:table-cell>
          <table:table-cell table:style-name="ce8" office:value-type="float" office:value="0.0000160268429877224" calcext:value-type="float">
            <text:p>1.60E-05</text:p>
          </table:table-cell>
          <table:table-cell office:value-type="float" office:value="0.000404424676404843" calcext:value-type="float">
            <text:p>0.000404424676405</text:p>
          </table:table-cell>
          <table:table-cell office:value-type="float" office:value="0.000211546770469799" calcext:value-type="float">
            <text:p>0.00021154677047</text:p>
          </table:table-cell>
          <table:table-cell table:number-columns-repeated="3"/>
          <table:table-cell table:formula="of:=[.B101]/[.$B101]" office:value-type="float" office:value="1" calcext:value-type="float">
            <text:p>1</text:p>
          </table:table-cell>
          <table:table-cell table:formula="of:=[.C101]/[.$B101]" office:value-type="float" office:value="18.9393201592132" calcext:value-type="float">
            <text:p>18.9393201592132</text:p>
          </table:table-cell>
          <table:table-cell table:formula="of:=[.D101]/[.$B101]" office:value-type="float" office:value="5.81883774307311" calcext:value-type="float">
            <text:p>5.81883774307311</text:p>
          </table:table-cell>
          <table:table-cell table:formula="of:=[.E101]/[.$B101]" office:value-type="float" office:value="146.833757159622" calcext:value-type="float">
            <text:p>146.833757159622</text:p>
          </table:table-cell>
          <table:table-cell table:style-name="ce16" table:formula="of:=[.F101]/[.$B101]" office:value-type="float" office:value="76.8059145134124" calcext:value-type="float">
            <text:p>76.8059145134124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table:style-name="ce8" office:value-type="float" office:value="0.00000279466829414056" calcext:value-type="float">
            <text:p>2.79E-06</text:p>
          </table:table-cell>
          <table:table-cell table:style-name="ce8" office:value-type="float" office:value="0.0000605658331310187" calcext:value-type="float">
            <text:p>6.06E-05</text:p>
          </table:table-cell>
          <table:table-cell table:style-name="ce8" office:value-type="float" office:value="0.0000227686682697511" calcext:value-type="float">
            <text:p>2.28E-05</text:p>
          </table:table-cell>
          <table:table-cell office:value-type="float" office:value="0.000692589494800517" calcext:value-type="float">
            <text:p>0.000692589494801</text:p>
          </table:table-cell>
          <table:table-cell office:value-type="float" office:value="0.000240892482392225" calcext:value-type="float">
            <text:p>0.000240892482392</text:p>
          </table:table-cell>
          <table:table-cell table:number-columns-repeated="3"/>
          <table:table-cell table:formula="of:=[.B102]/[.$B102]" office:value-type="float" office:value="1" calcext:value-type="float">
            <text:p>1</text:p>
          </table:table-cell>
          <table:table-cell table:formula="of:=[.C102]/[.$B102]" office:value-type="float" office:value="21.6719219443696" calcext:value-type="float">
            <text:p>21.6719219443696</text:p>
          </table:table-cell>
          <table:table-cell table:formula="of:=[.D102]/[.$B102]" office:value-type="float" office:value="8.14718094361646" calcext:value-type="float">
            <text:p>8.14718094361646</text:p>
          </table:table-cell>
          <table:table-cell table:formula="of:=[.E102]/[.$B102]" office:value-type="float" office:value="247.825295135253" calcext:value-type="float">
            <text:p>247.825295135253</text:p>
          </table:table-cell>
          <table:table-cell table:style-name="ce16" table:formula="of:=[.F102]/[.$B102]" office:value-type="float" office:value="86.1971643995433" calcext:value-type="float">
            <text:p>86.1971643995433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9" office:value-type="float" office:value="0.00000282197228877076" calcext:value-type="float">
            <text:p>2.82E-06</text:p>
          </table:table-cell>
          <table:table-cell table:style-name="ce9" office:value-type="float" office:value="0.0000940041537313377" calcext:value-type="float">
            <text:p>9.40E-05</text:p>
          </table:table-cell>
          <table:table-cell table:style-name="ce9" office:value-type="float" office:value="0.000041370196518768" calcext:value-type="float">
            <text:p>4.14E-05</text:p>
          </table:table-cell>
          <table:table-cell table:style-name="ce6" office:value-type="float" office:value="0.00128511196573363" calcext:value-type="float">
            <text:p>0.001285111965734</text:p>
          </table:table-cell>
          <table:table-cell table:style-name="ce6" office:value-type="float" office:value="0.000306485002413027" calcext:value-type="float">
            <text:p>0.000306485002413</text:p>
          </table:table-cell>
          <table:table-cell table:style-name="ce6" table:number-columns-repeated="3"/>
          <table:table-cell table:style-name="ce6" table:formula="of:=[.B103]/[.$B103]" office:value-type="float" office:value="1" calcext:value-type="float">
            <text:p>1</text:p>
          </table:table-cell>
          <table:table-cell table:style-name="ce6" table:formula="of:=[.C103]/[.$B103]" office:value-type="float" office:value="33.3115084458485" calcext:value-type="float">
            <text:p>33.3115084458485</text:p>
          </table:table-cell>
          <table:table-cell table:style-name="ce6" table:formula="of:=[.D103]/[.$B103]" office:value-type="float" office:value="14.6600293289162" calcext:value-type="float">
            <text:p>14.6600293289162</text:p>
          </table:table-cell>
          <table:table-cell table:style-name="ce6" table:formula="of:=[.E103]/[.$B103]" office:value-type="float" office:value="455.394962894345" calcext:value-type="float">
            <text:p>455.394962894345</text:p>
          </table:table-cell>
          <table:table-cell table:style-name="ce17" table:formula="of:=[.F103]/[.$B103]" office:value-type="float" office:value="108.606666207389" calcext:value-type="float">
            <text:p>108.606666207389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98:.J103])" office:value-type="float" office:value="1" calcext:value-type="float">
            <text:p>1</text:p>
          </table:table-cell>
          <table:table-cell table:style-name="ce12" table:formula="of:=AVERAGE([.K98:.K103])" office:value-type="float" office:value="21.9493480226105" calcext:value-type="float">
            <text:p>21.9493480226105</text:p>
          </table:table-cell>
          <table:table-cell table:style-name="ce12" table:formula="of:=AVERAGE([.L98:.L103])" office:value-type="float" office:value="7.88567641349534" calcext:value-type="float">
            <text:p>7.88567641349534</text:p>
          </table:table-cell>
          <table:table-cell table:style-name="ce12" table:formula="of:=AVERAGE([.M98:.M103])" office:value-type="float" office:value="198.463418251813" calcext:value-type="float">
            <text:p>198.463418251813</text:p>
          </table:table-cell>
          <table:table-cell table:style-name="ce18" table:formula="of:=AVERAGE([.N98:.N103])" office:value-type="float" office:value="82.280555944007" calcext:value-type="float">
            <text:p>82.280555944007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9"/>
          <table:table-cell table:style-name="ce23" office:value-type="string" calcext:value-type="string">
            <text:p>Ratio to previous generation</text:p>
          </table:table-cell>
          <table:table-cell table:style-name="ce27" table:formula="of:=[.K104]/[.K93]" office:value-type="float" office:value="1.15315323544342" calcext:value-type="float">
            <text:p>1.15315323544342</text:p>
          </table:table-cell>
          <table:table-cell table:style-name="ce27" table:formula="of:=[.L104]/[.L93]" office:value-type="float" office:value="0.607111762130659" calcext:value-type="float">
            <text:p>0.607111762130659</text:p>
          </table:table-cell>
          <table:table-cell table:style-name="ce27" table:formula="of:=[.M104]/[.M93]" office:value-type="float" office:value="0.578860832918961" calcext:value-type="float">
            <text:p>0.578860832918961</text:p>
          </table:table-cell>
          <table:table-cell table:style-name="ce27" table:formula="of:=[.N104]/[.N93]" office:value-type="float" office:value="0.518153544075705" calcext:value-type="float">
            <text:p>0.518153544075705</text:p>
          </table:table-cell>
          <table:table-cell table:style-name="ce32" table:formula="of:=AVERAGE([.K106:.N106])" office:value-type="float" office:value="0.714319843642187" calcext:value-type="float">
            <text:p>0.714319843642187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5 Tile</text:p>
          </table:table-cell>
          <table:table-cell table:style-name="ce5" table:number-columns-repeated="7"/>
          <table:table-cell table:style-name="ce5" office:value-type="string" calcext:value-type="string">
            <text:p>5 Tile</text:p>
          </table:table-cell>
          <table:table-cell table:style-name="ce5" table:number-columns-repeated="4"/>
          <table:table-cell table:style-name="ce15"/>
          <table:table-cell table:style-name="ce19"/>
          <table:table-cell table:number-columns-repeated="6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number-columns-repeated="3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table:style-name="ce16" office:value-type="string" calcext:value-type="string">
            <text:p>GPU_Granular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8x8</text:p>
          </table:table-cell>
          <table:table-cell table:style-name="ce8" office:value-type="float" office:value="0.00000395948419301165" calcext:value-type="float">
            <text:p>3.96E-06</text:p>
          </table:table-cell>
          <table:table-cell table:style-name="ce8" office:value-type="float" office:value="0.0000760009482758621" calcext:value-type="float">
            <text:p>7.60E-05</text:p>
          </table:table-cell>
          <table:table-cell table:style-name="ce8" office:value-type="float" office:value="0.0000194959863364646" calcext:value-type="float">
            <text:p>1.95E-05</text:p>
          </table:table-cell>
          <table:table-cell office:value-type="float" office:value="0.000292686367414796" calcext:value-type="float">
            <text:p>0.000292686367415</text:p>
          </table:table-cell>
          <table:table-cell office:value-type="float" office:value="0.00022313974248927" calcext:value-type="float">
            <text:p>0.000223139742489</text:p>
          </table:table-cell>
          <table:table-cell table:number-columns-repeated="3"/>
          <table:table-cell table:formula="of:=[.B110]/[.$B110]" office:value-type="float" office:value="1" calcext:value-type="float">
            <text:p>1</text:p>
          </table:table-cell>
          <table:table-cell table:formula="of:=[.C110]/[.$B110]" office:value-type="float" office:value="19.1946588421798" calcext:value-type="float">
            <text:p>19.1946588421798</text:p>
          </table:table-cell>
          <table:table-cell table:formula="of:=[.D110]/[.$B110]" office:value-type="float" office:value="4.92387022806514" calcext:value-type="float">
            <text:p>4.92387022806514</text:p>
          </table:table-cell>
          <table:table-cell table:formula="of:=[.E110]/[.$B110]" office:value-type="float" office:value="73.920327281866" calcext:value-type="float">
            <text:p>73.920327281866</text:p>
          </table:table-cell>
          <table:table-cell table:style-name="ce16" table:formula="of:=[.F110]/[.$B110]" office:value-type="float" office:value="56.3557604000803" calcext:value-type="float">
            <text:p>56.3557604000803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table:style-name="ce8" office:value-type="float" office:value="0.00000294278137890396" calcext:value-type="float">
            <text:p>2.94E-06</text:p>
          </table:table-cell>
          <table:table-cell table:style-name="ce8" office:value-type="float" office:value="0.0000539194324491055" calcext:value-type="float">
            <text:p>5.39E-05</text:p>
          </table:table-cell>
          <table:table-cell table:style-name="ce8" office:value-type="float" office:value="0.0000158960314179413" calcext:value-type="float">
            <text:p>1.59E-05</text:p>
          </table:table-cell>
          <table:table-cell office:value-type="float" office:value="0.000229994840726989" calcext:value-type="float">
            <text:p>0.000229994840727</text:p>
          </table:table-cell>
          <table:table-cell office:value-type="float" office:value="0.000226512717591645" calcext:value-type="float">
            <text:p>0.000226512717592</text:p>
          </table:table-cell>
          <table:table-cell table:number-columns-repeated="3"/>
          <table:table-cell table:formula="of:=[.B111]/[.$B111]" office:value-type="float" office:value="1" calcext:value-type="float">
            <text:p>1</text:p>
          </table:table-cell>
          <table:table-cell table:formula="of:=[.C111]/[.$B111]" office:value-type="float" office:value="18.3226089561528" calcext:value-type="float">
            <text:p>18.3226089561528</text:p>
          </table:table-cell>
          <table:table-cell table:formula="of:=[.D111]/[.$B111]" office:value-type="float" office:value="5.40170314108137" calcext:value-type="float">
            <text:p>5.40170314108137</text:p>
          </table:table-cell>
          <table:table-cell table:formula="of:=[.E111]/[.$B111]" office:value-type="float" office:value="78.1555987732431" calcext:value-type="float">
            <text:p>78.1555987732431</text:p>
          </table:table-cell>
          <table:table-cell table:style-name="ce16" table:formula="of:=[.F111]/[.$B111]" office:value-type="float" office:value="76.9723225841567" calcext:value-type="float">
            <text:p>76.9723225841567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table:style-name="ce8" office:value-type="float" office:value="0.00000291722342733182" calcext:value-type="float">
            <text:p>2.92E-06</text:p>
          </table:table-cell>
          <table:table-cell table:style-name="ce8" office:value-type="float" office:value="0.0000531919784208932" calcext:value-type="float">
            <text:p>5.32E-05</text:p>
          </table:table-cell>
          <table:table-cell table:style-name="ce8" office:value-type="float" office:value="0.0000172424652690073" calcext:value-type="float">
            <text:p>1.72E-05</text:p>
          </table:table-cell>
          <table:table-cell office:value-type="float" office:value="0.00023912078360276" calcext:value-type="float">
            <text:p>0.000239120783603</text:p>
          </table:table-cell>
          <table:table-cell office:value-type="float" office:value="0.00023286822474711" calcext:value-type="float">
            <text:p>0.000232868224747</text:p>
          </table:table-cell>
          <table:table-cell table:number-columns-repeated="3"/>
          <table:table-cell table:formula="of:=[.B112]/[.$B112]" office:value-type="float" office:value="1" calcext:value-type="float">
            <text:p>1</text:p>
          </table:table-cell>
          <table:table-cell table:formula="of:=[.C112]/[.$B112]" office:value-type="float" office:value="18.2337691115912" calcext:value-type="float">
            <text:p>18.2337691115912</text:p>
          </table:table-cell>
          <table:table-cell table:formula="of:=[.D112]/[.$B112]" office:value-type="float" office:value="5.91057411217137" calcext:value-type="float">
            <text:p>5.91057411217137</text:p>
          </table:table-cell>
          <table:table-cell table:formula="of:=[.E112]/[.$B112]" office:value-type="float" office:value="81.968621725168" calcext:value-type="float">
            <text:p>81.968621725168</text:p>
          </table:table-cell>
          <table:table-cell table:style-name="ce16" table:formula="of:=[.F112]/[.$B112]" office:value-type="float" office:value="79.825296398397" calcext:value-type="float">
            <text:p>79.825296398397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table:style-name="ce8" office:value-type="float" office:value="0.00000290809139042963" calcext:value-type="float">
            <text:p>2.91E-06</text:p>
          </table:table-cell>
          <table:table-cell table:style-name="ce8" office:value-type="float" office:value="0.0000630546072309067" calcext:value-type="float">
            <text:p>6.31E-05</text:p>
          </table:table-cell>
          <table:table-cell table:style-name="ce8" office:value-type="float" office:value="0.0000243015341841274" calcext:value-type="float">
            <text:p>2.43E-05</text:p>
          </table:table-cell>
          <table:table-cell office:value-type="float" office:value="0.000792666578915344" calcext:value-type="float">
            <text:p>0.000792666578915</text:p>
          </table:table-cell>
          <table:table-cell office:value-type="float" office:value="0.000266228746100208" calcext:value-type="float">
            <text:p>0.0002662287461</text:p>
          </table:table-cell>
          <table:table-cell table:number-columns-repeated="3"/>
          <table:table-cell table:formula="of:=[.B113]/[.$B113]" office:value-type="float" office:value="1" calcext:value-type="float">
            <text:p>1</text:p>
          </table:table-cell>
          <table:table-cell table:formula="of:=[.C113]/[.$B113]" office:value-type="float" office:value="21.6824709974439" calcext:value-type="float">
            <text:p>21.6824709974439</text:p>
          </table:table-cell>
          <table:table-cell table:formula="of:=[.D113]/[.$B113]" office:value-type="float" office:value="8.35652354809151" calcext:value-type="float">
            <text:p>8.35652354809151</text:p>
          </table:table-cell>
          <table:table-cell table:formula="of:=[.E113]/[.$B113]" office:value-type="float" office:value="272.572788298183" calcext:value-type="float">
            <text:p>272.572788298183</text:p>
          </table:table-cell>
          <table:table-cell table:style-name="ce16" table:formula="of:=[.F113]/[.$B113]" office:value-type="float" office:value="91.5475858070872" calcext:value-type="float">
            <text:p>91.5475858070872</text:p>
          </table:table-cell>
          <table:table-cell table:style-name="ce19"/>
          <table:table-cell table:number-columns-repeated="6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9" office:value-type="float" office:value="0.00000298858100859589" calcext:value-type="float">
            <text:p>2.99E-06</text:p>
          </table:table-cell>
          <table:table-cell table:style-name="ce6" office:value-type="float" office:value="0.0001095548038771" calcext:value-type="float">
            <text:p>0.000109554803877</text:p>
          </table:table-cell>
          <table:table-cell table:style-name="ce9" office:value-type="float" office:value="0.0000444885786810517" calcext:value-type="float">
            <text:p>4.45E-05</text:p>
          </table:table-cell>
          <table:table-cell table:style-name="ce6" office:value-type="float" office:value="0.00143610192012883" calcext:value-type="float">
            <text:p>0.001436101920129</text:p>
          </table:table-cell>
          <table:table-cell table:style-name="ce6" office:value-type="float" office:value="0.000337419724769275" calcext:value-type="float">
            <text:p>0.000337419724769</text:p>
          </table:table-cell>
          <table:table-cell table:style-name="ce6" table:number-columns-repeated="3"/>
          <table:table-cell table:style-name="ce6" table:formula="of:=[.B114]/[.$B114]" office:value-type="float" office:value="1" calcext:value-type="float">
            <text:p>1</text:p>
          </table:table-cell>
          <table:table-cell table:style-name="ce6" table:formula="of:=[.C114]/[.$B114]" office:value-type="float" office:value="36.6577996587657" calcext:value-type="float">
            <text:p>36.6577996587657</text:p>
          </table:table-cell>
          <table:table-cell table:style-name="ce6" table:formula="of:=[.D114]/[.$B114]" office:value-type="float" office:value="14.8861879778703" calcext:value-type="float">
            <text:p>14.8861879778703</text:p>
          </table:table-cell>
          <table:table-cell table:style-name="ce6" table:formula="of:=[.E114]/[.$B114]" office:value-type="float" office:value="480.52969486129" calcext:value-type="float">
            <text:p>480.52969486129</text:p>
          </table:table-cell>
          <table:table-cell table:style-name="ce17" table:formula="of:=[.F114]/[.$B114]" office:value-type="float" office:value="112.902987671665" calcext:value-type="float">
            <text:p>112.902987671665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109:.J114])" office:value-type="float" office:value="1" calcext:value-type="float">
            <text:p>1</text:p>
          </table:table-cell>
          <table:table-cell table:style-name="ce12" table:formula="of:=AVERAGE([.K109:.K114])" office:value-type="float" office:value="22.8182615132267" calcext:value-type="float">
            <text:p>22.8182615132267</text:p>
          </table:table-cell>
          <table:table-cell table:style-name="ce12" table:formula="of:=AVERAGE([.L109:.L114])" office:value-type="float" office:value="7.89577180145595" calcext:value-type="float">
            <text:p>7.89577180145595</text:p>
          </table:table-cell>
          <table:table-cell table:style-name="ce12" table:formula="of:=AVERAGE([.M109:.M114])" office:value-type="float" office:value="197.42940618795" calcext:value-type="float">
            <text:p>197.42940618795</text:p>
          </table:table-cell>
          <table:table-cell table:style-name="ce12" table:formula="of:=AVERAGE([.N109:.N114])" office:value-type="float" office:value="83.5207905722773" calcext:value-type="float">
            <text:p>83.5207905722773</text:p>
          </table:table-cell>
          <table:table-cell table:style-name="ce19"/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9"/>
          <table:table-cell table:style-name="ce23" office:value-type="string" calcext:value-type="string">
            <text:p>Ratio to previous generation</text:p>
          </table:table-cell>
          <table:table-cell table:style-name="ce27" table:formula="of:=[.K115]/[.K104]" office:value-type="float" office:value="1.03958721187167" calcext:value-type="float">
            <text:p>1.03958721187167</text:p>
          </table:table-cell>
          <table:table-cell table:style-name="ce27" table:formula="of:=[.L115]/[.L104]" office:value-type="float" office:value="1.00128021838981" calcext:value-type="float">
            <text:p>1.00128021838981</text:p>
          </table:table-cell>
          <table:table-cell table:style-name="ce27" table:formula="of:=[.M115]/[.M104]" office:value-type="float" office:value="0.994789911042694" calcext:value-type="float">
            <text:p>0.994789911042694</text:p>
          </table:table-cell>
          <table:table-cell table:style-name="ce27" table:formula="of:=[.N115]/[.N104]" office:value-type="float" office:value="1.01507324074371" calcext:value-type="float">
            <text:p>1.01507324074371</text:p>
          </table:table-cell>
          <table:table-cell table:style-name="ce32" table:formula="of:=AVERAGE([.K117:.N117])" office:value-type="float" office:value="1.01268264551197" calcext:value-type="float">
            <text:p>1.01268264551197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 table:number-rows-repeated="2">
          <table:table-cell table:number-columns-repeated="12"/>
          <table:table-cell table:style-name="ce19"/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Function Timings Observe</text:p>
          </table:table-cell>
          <table:table-cell table:style-name="ce10"/>
          <table:table-cell table:number-columns-repeated="6"/>
          <table:table-cell office:value-type="string" calcext:value-type="string">
            <text:p>Scaling [Sequential Base]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2 Tile</text:p>
          </table:table-cell>
          <table:table-cell table:style-name="ce5" table:number-columns-repeated="7"/>
          <table:table-cell table:style-name="ce5" office:value-type="string" calcext:value-type="string">
            <text:p>2 Tile</text:p>
          </table:table-cell>
          <table:table-cell table:style-name="ce5" table:number-columns-repeated="4"/>
          <table:table-cell table:style-name="ce15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number-columns-repeated="3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table:style-name="ce16" office:value-type="string" calcext:value-type="string">
            <text:p>GPU_Granula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8x8</text:p>
          </table:table-cell>
          <table:table-cell table:style-name="ce8" office:value-type="float" office:value="0.000000831803278688527" calcext:value-type="float">
            <text:p>8.32E-07</text:p>
          </table:table-cell>
          <table:table-cell table:style-name="ce8" office:value-type="float" office:value="0.0000018041065482797" calcext:value-type="float">
            <text:p>1.80E-06</text:p>
          </table:table-cell>
          <table:table-cell table:style-name="ce8" office:value-type="float" office:value="0.0000020259090909091" calcext:value-type="float">
            <text:p>2.03E-06</text:p>
          </table:table-cell>
          <table:table-cell table:style-name="ce8" office:value-type="float" office:value="0.000179394105263158" calcext:value-type="float">
            <text:p>1.79E-04</text:p>
          </table:table-cell>
          <table:table-cell table:style-name="ce8" office:value-type="float" office:value="0.000290719538834951" calcext:value-type="float">
            <text:p>2.91E-04</text:p>
          </table:table-cell>
          <table:table-cell table:number-columns-repeated="3"/>
          <table:table-cell table:formula="of:=[.B126]/[.$B126]" office:value-type="float" office:value="1" calcext:value-type="float">
            <text:p>1</text:p>
          </table:table-cell>
          <table:table-cell table:formula="of:=[.C126]/[.$B126]" office:value-type="float" office:value="2.16891011913799" calcext:value-type="float">
            <text:p>2.16891011913799</text:p>
          </table:table-cell>
          <table:table-cell table:formula="of:=[.D126]/[.$B126]" office:value-type="float" office:value="2.43556276203104" calcext:value-type="float">
            <text:p>2.43556276203104</text:p>
          </table:table-cell>
          <table:table-cell table:formula="of:=[.E126]/[.$B126]" office:value-type="float" office:value="215.668908574155" calcext:value-type="float">
            <text:p>215.668908574155</text:p>
          </table:table-cell>
          <table:table-cell table:style-name="ce16" table:formula="of:=[.F126]/[.$B126]" office:value-type="float" office:value="349.5051609959" calcext:value-type="float">
            <text:p>349.505160995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table:style-name="ce8" office:value-type="float" office:value="0.00000149917282127032" calcext:value-type="float">
            <text:p>1.50E-06</text:p>
          </table:table-cell>
          <table:table-cell table:style-name="ce8" office:value-type="float" office:value="0.00000298134062927499" calcext:value-type="float">
            <text:p>2.98E-06</text:p>
          </table:table-cell>
          <table:table-cell table:style-name="ce8" office:value-type="float" office:value="0.00000318068249258163" calcext:value-type="float">
            <text:p>3.18E-06</text:p>
          </table:table-cell>
          <table:table-cell office:value-type="float" office:value="0.000262305021770682" calcext:value-type="float">
            <text:p>0.000262305021771</text:p>
          </table:table-cell>
          <table:table-cell office:value-type="float" office:value="0.000208675924855492" calcext:value-type="float">
            <text:p>0.000208675924855</text:p>
          </table:table-cell>
          <table:table-cell table:number-columns-repeated="3"/>
          <table:table-cell table:formula="of:=[.B127]/[.$B127]" office:value-type="float" office:value="1" calcext:value-type="float">
            <text:p>1</text:p>
          </table:table-cell>
          <table:table-cell table:formula="of:=[.C127]/[.$B127]" office:value-type="float" office:value="1.98865706940228" calcext:value-type="float">
            <text:p>1.98865706940228</text:p>
          </table:table-cell>
          <table:table-cell table:formula="of:=[.C128]/[.$B127]" office:value-type="float" office:value="4.08309760594903" calcext:value-type="float">
            <text:p>4.08309760594903</text:p>
          </table:table-cell>
          <table:table-cell table:formula="of:=[.E127]/[.$B127]" office:value-type="float" office:value="174.966500225383" calcext:value-type="float">
            <text:p>174.966500225383</text:p>
          </table:table-cell>
          <table:table-cell table:style-name="ce16" table:formula="of:=[.F127]/[.$B127]" office:value-type="float" office:value="139.194042137631" calcext:value-type="float">
            <text:p>139.194042137631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table:style-name="ce8" office:value-type="float" office:value="0.00000354255847953215" calcext:value-type="float">
            <text:p>3.54E-06</text:p>
          </table:table-cell>
          <table:table-cell table:style-name="ce8" office:value-type="float" office:value="0.0000061212689574327" calcext:value-type="float">
            <text:p>6.12E-06</text:p>
          </table:table-cell>
          <table:table-cell table:style-name="ce8" office:value-type="float" office:value="0.00000668850158093617" calcext:value-type="float">
            <text:p>6.69E-06</text:p>
          </table:table-cell>
          <table:table-cell office:value-type="float" office:value="0.000651077834167262" calcext:value-type="float">
            <text:p>0.000651077834167</text:p>
          </table:table-cell>
          <table:table-cell office:value-type="float" office:value="0.000379063430613461" calcext:value-type="float">
            <text:p>0.000379063430613</text:p>
          </table:table-cell>
          <table:table-cell table:number-columns-repeated="3"/>
          <table:table-cell table:formula="of:=[.B128]/[.$B128]" office:value-type="float" office:value="1" calcext:value-type="float">
            <text:p>1</text:p>
          </table:table-cell>
          <table:table-cell table:formula="of:=[.C128]/[.$B128]" office:value-type="float" office:value="1.72792319246092" calcext:value-type="float">
            <text:p>1.72792319246092</text:p>
          </table:table-cell>
          <table:table-cell table:formula="of:=[.D128]/[.$B128]" office:value-type="float" office:value="1.88804267299477" calcext:value-type="float">
            <text:p>1.88804267299477</text:p>
          </table:table-cell>
          <table:table-cell table:formula="of:=[.E128]/[.$B128]" office:value-type="float" office:value="183.787462628774" calcext:value-type="float">
            <text:p>183.787462628774</text:p>
          </table:table-cell>
          <table:table-cell table:style-name="ce16" table:formula="of:=[.F128]/[.$B128]" office:value-type="float" office:value="107.002730598119" calcext:value-type="float">
            <text:p>107.00273059811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table:style-name="ce8" office:value-type="float" office:value="0.00000846877163110045" calcext:value-type="float">
            <text:p>8.47E-06</text:p>
          </table:table-cell>
          <table:table-cell table:style-name="ce8" office:value-type="float" office:value="0.0000232688004244364" calcext:value-type="float">
            <text:p>2.33E-05</text:p>
          </table:table-cell>
          <table:table-cell table:style-name="ce8" office:value-type="float" office:value="0.0000194917342262957" calcext:value-type="float">
            <text:p>1.95E-05</text:p>
          </table:table-cell>
          <table:table-cell office:value-type="float" office:value="0.00233132465365869" calcext:value-type="float">
            <text:p>0.002331324653659</text:p>
          </table:table-cell>
          <table:table-cell office:value-type="float" office:value="0.00121923354592071" calcext:value-type="float">
            <text:p>0.001219233545921</text:p>
          </table:table-cell>
          <table:table-cell table:number-columns-repeated="3"/>
          <table:table-cell table:formula="of:=[.B129]/[.$B129]" office:value-type="float" office:value="1" calcext:value-type="float">
            <text:p>1</text:p>
          </table:table-cell>
          <table:table-cell table:formula="of:=[.C129]/[.$B129]" office:value-type="float" office:value="2.74760041219966" calcext:value-type="float">
            <text:p>2.74760041219966</text:p>
          </table:table-cell>
          <table:table-cell table:formula="of:=[.D129]/[.$B129]" office:value-type="float" office:value="2.30160111470179" calcext:value-type="float">
            <text:p>2.30160111470179</text:p>
          </table:table-cell>
          <table:table-cell table:formula="of:=[.E129]/[.$B129]" office:value-type="float" office:value="275.284864819971" calcext:value-type="float">
            <text:p>275.284864819971</text:p>
          </table:table-cell>
          <table:table-cell table:style-name="ce16" table:formula="of:=[.F129]/[.$B129]" office:value-type="float" office:value="143.968169060461" calcext:value-type="float">
            <text:p>143.968169060461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9" office:value-type="float" office:value="0.0000305937200918892" calcext:value-type="float">
            <text:p>3.06E-05</text:p>
          </table:table-cell>
          <table:table-cell table:style-name="ce9" office:value-type="float" office:value="0.0000775403027764515" calcext:value-type="float">
            <text:p>7.75E-05</text:p>
          </table:table-cell>
          <table:table-cell table:style-name="ce9" office:value-type="float" office:value="0.0000771824252646435" calcext:value-type="float">
            <text:p>7.72E-05</text:p>
          </table:table-cell>
          <table:table-cell table:style-name="ce6" office:value-type="float" office:value="0.0114190018337526" calcext:value-type="float">
            <text:p>0.011419001833753</text:p>
          </table:table-cell>
          <table:table-cell table:style-name="ce6" office:value-type="float" office:value="0.00451925837710799" calcext:value-type="float">
            <text:p>0.004519258377108</text:p>
          </table:table-cell>
          <table:table-cell table:style-name="ce6" table:number-columns-repeated="3"/>
          <table:table-cell table:style-name="ce6" table:formula="of:=[.B130]/[.$B130]" office:value-type="float" office:value="1" calcext:value-type="float">
            <text:p>1</text:p>
          </table:table-cell>
          <table:table-cell table:style-name="ce6" table:formula="of:=[.C130]/[.$B130]" office:value-type="float" office:value="2.53451697091942" calcext:value-type="float">
            <text:p>2.53451697091942</text:p>
          </table:table-cell>
          <table:table-cell table:style-name="ce6" table:formula="of:=[.D130]/[.$B130]" office:value-type="float" office:value="2.52281922671789" calcext:value-type="float">
            <text:p>2.52281922671789</text:p>
          </table:table-cell>
          <table:table-cell table:style-name="ce6" table:formula="of:=[.E130]/[.$B130]" office:value-type="float" office:value="373.246594381307" calcext:value-type="float">
            <text:p>373.246594381307</text:p>
          </table:table-cell>
          <table:table-cell table:style-name="ce17" table:formula="of:=[.F130]/[.$B130]" office:value-type="float" office:value="147.718497898727" calcext:value-type="float">
            <text:p>147.718497898727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125:.J130])" office:value-type="float" office:value="1" calcext:value-type="float">
            <text:p>1</text:p>
          </table:table-cell>
          <table:table-cell table:style-name="ce12" table:formula="of:=AVERAGE([.K125:.K130])" office:value-type="float" office:value="2.23352155282405" calcext:value-type="float">
            <text:p>2.23352155282405</text:p>
          </table:table-cell>
          <table:table-cell table:style-name="ce12" table:formula="of:=AVERAGE([.L125:.L130])" office:value-type="float" office:value="2.6462246764789" calcext:value-type="float">
            <text:p>2.6462246764789</text:p>
          </table:table-cell>
          <table:table-cell table:style-name="ce12" table:formula="of:=AVERAGE([.M125:.M130])" office:value-type="float" office:value="244.590866125918" calcext:value-type="float">
            <text:p>244.590866125918</text:p>
          </table:table-cell>
          <table:table-cell table:style-name="ce12" table:formula="of:=AVERAGE([.N125:.N130])" office:value-type="float" office:value="177.477720138168" calcext:value-type="float">
            <text:p>177.477720138168</text:p>
          </table:table-cell>
          <table:table-cell table:number-columns-repeated="7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1" office:value-type="string" calcext:value-type="string">
            <text:p>3 Tile</text:p>
          </table:table-cell>
          <table:table-cell table:style-name="ce5" table:number-columns-repeated="7"/>
          <table:table-cell table:style-name="ce5" office:value-type="string" calcext:value-type="string">
            <text:p>3 Tile</text:p>
          </table:table-cell>
          <table:table-cell table:style-name="ce5" table:number-columns-repeated="4"/>
          <table:table-cell table:style-name="ce15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number-columns-repeated="3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table:style-name="ce16" office:value-type="string" calcext:value-type="string">
            <text:p>GPU_Granula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8x8</text:p>
          </table:table-cell>
          <table:table-cell table:style-name="ce8" office:value-type="float" office:value="0.000000537592745259687" calcext:value-type="float">
            <text:p>5.38E-07</text:p>
          </table:table-cell>
          <table:table-cell table:style-name="ce8" office:value-type="float" office:value="0.0000011895" calcext:value-type="float">
            <text:p>1.19E-06</text:p>
          </table:table-cell>
          <table:table-cell table:style-name="ce8" office:value-type="float" office:value="0.00000137747524752476" calcext:value-type="float">
            <text:p>1.38E-06</text:p>
          </table:table-cell>
          <table:table-cell office:value-type="float" office:value="0.000157571596638655" calcext:value-type="float">
            <text:p>0.000157571596639</text:p>
          </table:table-cell>
          <table:table-cell office:value-type="float" office:value="0.000124004710743801" calcext:value-type="float">
            <text:p>0.000124004710744</text:p>
          </table:table-cell>
          <table:table-cell table:number-columns-repeated="3"/>
          <table:table-cell table:formula="of:=[.B137]/[.$B137]" office:value-type="float" office:value="1" calcext:value-type="float">
            <text:p>1</text:p>
          </table:table-cell>
          <table:table-cell table:formula="of:=[.C137]/[.$B137]" office:value-type="float" office:value="2.21264146603282" calcext:value-type="float">
            <text:p>2.21264146603282</text:p>
          </table:table-cell>
          <table:table-cell table:formula="of:=[.D137]/[.$B137]" office:value-type="float" office:value="2.56230252299882" calcext:value-type="float">
            <text:p>2.56230252299882</text:p>
          </table:table-cell>
          <table:table-cell table:formula="of:=[.E137]/[.$B137]" office:value-type="float" office:value="293.105883641602" calcext:value-type="float">
            <text:p>293.105883641602</text:p>
          </table:table-cell>
          <table:table-cell table:style-name="ce16" table:formula="of:=[.F137]/[.$B137]" office:value-type="float" office:value="230.666637221639" calcext:value-type="float">
            <text:p>230.66663722163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table:style-name="ce8" office:value-type="float" office:value="0.000000780994923857888" calcext:value-type="float">
            <text:p>7.81E-07</text:p>
          </table:table-cell>
          <table:table-cell table:style-name="ce8" office:value-type="float" office:value="0.00000228451507742465" calcext:value-type="float">
            <text:p>2.28E-06</text:p>
          </table:table-cell>
          <table:table-cell table:style-name="ce8" office:value-type="float" office:value="0.00000215396372529044" calcext:value-type="float">
            <text:p>2.15E-06</text:p>
          </table:table-cell>
          <table:table-cell office:value-type="float" office:value="0.000238176584077985" calcext:value-type="float">
            <text:p>0.000238176584078</text:p>
          </table:table-cell>
          <table:table-cell office:value-type="float" office:value="0.000171344528224985" calcext:value-type="float">
            <text:p>0.000171344528225</text:p>
          </table:table-cell>
          <table:table-cell table:number-columns-repeated="3"/>
          <table:table-cell table:formula="of:=[.B138]/[.$B138]" office:value-type="float" office:value="1" calcext:value-type="float">
            <text:p>1</text:p>
          </table:table-cell>
          <table:table-cell table:formula="of:=[.C138]/[.$B138]" office:value-type="float" office:value="2.92513434804391" calcext:value-type="float">
            <text:p>2.92513434804391</text:p>
          </table:table-cell>
          <table:table-cell table:formula="of:=[.D138]/[.$B138]" office:value-type="float" office:value="2.75797403989578" calcext:value-type="float">
            <text:p>2.75797403989578</text:p>
          </table:table-cell>
          <table:table-cell table:formula="of:=[.E138]/[.$B138]" office:value-type="float" office:value="304.965598113573" calcext:value-type="float">
            <text:p>304.965598113573</text:p>
          </table:table-cell>
          <table:table-cell table:style-name="ce16" table:formula="of:=[.F138]/[.$B138]" office:value-type="float" office:value="219.392627263943" calcext:value-type="float">
            <text:p>219.39262726394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table:style-name="ce8" office:value-type="float" office:value="0.00000237434690157964" calcext:value-type="float">
            <text:p>2.37E-06</text:p>
          </table:table-cell>
          <table:table-cell table:style-name="ce8" office:value-type="float" office:value="0.00000546161473087802" calcext:value-type="float">
            <text:p>5.46E-06</text:p>
          </table:table-cell>
          <table:table-cell table:style-name="ce8" office:value-type="float" office:value="0.00000553042575811268" calcext:value-type="float">
            <text:p>5.53E-06</text:p>
          </table:table-cell>
          <table:table-cell office:value-type="float" office:value="0.000828441721017242" calcext:value-type="float">
            <text:p>0.000828441721017</text:p>
          </table:table-cell>
          <table:table-cell office:value-type="float" office:value="0.000382905972946963" calcext:value-type="float">
            <text:p>0.000382905972947</text:p>
          </table:table-cell>
          <table:table-cell table:number-columns-repeated="3"/>
          <table:table-cell table:formula="of:=[.B139]/[.$B139]" office:value-type="float" office:value="1" calcext:value-type="float">
            <text:p>1</text:p>
          </table:table-cell>
          <table:table-cell table:formula="of:=[.C139]/[.$B139]" office:value-type="float" office:value="2.30025980080857" calcext:value-type="float">
            <text:p>2.30025980080857</text:p>
          </table:table-cell>
          <table:table-cell table:formula="of:=[.D139]/[.$B139]" office:value-type="float" office:value="2.32924083436726" calcext:value-type="float">
            <text:p>2.32924083436726</text:p>
          </table:table-cell>
          <table:table-cell table:formula="of:=[.E139]/[.$B139]" office:value-type="float" office:value="348.913514055627" calcext:value-type="float">
            <text:p>348.913514055627</text:p>
          </table:table-cell>
          <table:table-cell table:style-name="ce16" table:formula="of:=[.F139]/[.$B139]" office:value-type="float" office:value="161.267914428266" calcext:value-type="float">
            <text:p>161.267914428266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table:style-name="ce8" office:value-type="float" office:value="0.00000704613904501496" calcext:value-type="float">
            <text:p>7.05E-06</text:p>
          </table:table-cell>
          <table:table-cell table:style-name="ce8" office:value-type="float" office:value="0.0000190310582017264" calcext:value-type="float">
            <text:p>1.90E-05</text:p>
          </table:table-cell>
          <table:table-cell table:style-name="ce8" office:value-type="float" office:value="0.0000188726066722323" calcext:value-type="float">
            <text:p>1.89E-05</text:p>
          </table:table-cell>
          <table:table-cell office:value-type="float" office:value="0.00254763230570802" calcext:value-type="float">
            <text:p>0.002547632305708</text:p>
          </table:table-cell>
          <table:table-cell office:value-type="float" office:value="0.00121743980638967" calcext:value-type="float">
            <text:p>0.00121743980639</text:p>
          </table:table-cell>
          <table:table-cell table:number-columns-repeated="3"/>
          <table:table-cell table:formula="of:=[.B140]/[.$B140]" office:value-type="float" office:value="1" calcext:value-type="float">
            <text:p>1</text:p>
          </table:table-cell>
          <table:table-cell table:formula="of:=[.C140]/[.$B140]" office:value-type="float" office:value="2.70092004715555" calcext:value-type="float">
            <text:p>2.70092004715555</text:p>
          </table:table-cell>
          <table:table-cell table:formula="of:=[.D140]/[.$B140]" office:value-type="float" office:value="2.67843233743512" calcext:value-type="float">
            <text:p>2.67843233743512</text:p>
          </table:table-cell>
          <table:table-cell table:formula="of:=[.E140]/[.$B140]" office:value-type="float" office:value="361.564296337642" calcext:value-type="float">
            <text:p>361.564296337642</text:p>
          </table:table-cell>
          <table:table-cell table:style-name="ce16" table:formula="of:=[.F140]/[.$B140]" office:value-type="float" office:value="172.781121492485" calcext:value-type="float">
            <text:p>172.78112149248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9" office:value-type="float" office:value="0.0000244378200755371" calcext:value-type="float">
            <text:p>2.44E-05</text:p>
          </table:table-cell>
          <table:table-cell table:style-name="ce9" office:value-type="float" office:value="0.0000709810497458917" calcext:value-type="float">
            <text:p>7.10E-05</text:p>
          </table:table-cell>
          <table:table-cell table:style-name="ce9" office:value-type="float" office:value="0.0000720254898242554" calcext:value-type="float">
            <text:p>7.20E-05</text:p>
          </table:table-cell>
          <table:table-cell table:style-name="ce6" office:value-type="float" office:value="0.0116211014193943" calcext:value-type="float">
            <text:p>0.011621101419394</text:p>
          </table:table-cell>
          <table:table-cell table:style-name="ce6" office:value-type="float" office:value="0.00474131594864924" calcext:value-type="float">
            <text:p>0.004741315948649</text:p>
          </table:table-cell>
          <table:table-cell table:style-name="ce6" table:number-columns-repeated="3"/>
          <table:table-cell table:style-name="ce6" table:formula="of:=[.B141]/[.$B141]" office:value-type="float" office:value="1" calcext:value-type="float">
            <text:p>1</text:p>
          </table:table-cell>
          <table:table-cell table:style-name="ce6" table:formula="of:=[.C141]/[.$B141]" office:value-type="float" office:value="2.90455734294179" calcext:value-type="float">
            <text:p>2.90455734294179</text:p>
          </table:table-cell>
          <table:table-cell table:style-name="ce6" table:formula="of:=[.D141]/[.$B141]" office:value-type="float" office:value="2.94729601910584" calcext:value-type="float">
            <text:p>2.94729601910584</text:p>
          </table:table-cell>
          <table:table-cell table:style-name="ce6" table:formula="of:=[.E141]/[.$B141]" office:value-type="float" office:value="475.537563640029" calcext:value-type="float">
            <text:p>475.537563640029</text:p>
          </table:table-cell>
          <table:table-cell table:style-name="ce17" table:formula="of:=[.F141]/[.$B141]" office:value-type="float" office:value="194.015502773728" calcext:value-type="float">
            <text:p>194.015502773728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136:.J141])" office:value-type="float" office:value="1" calcext:value-type="float">
            <text:p>1</text:p>
          </table:table-cell>
          <table:table-cell table:style-name="ce12" table:formula="of:=AVERAGE([.K136:.K141])" office:value-type="float" office:value="2.60870260099653" calcext:value-type="float">
            <text:p>2.60870260099653</text:p>
          </table:table-cell>
          <table:table-cell table:style-name="ce12" table:formula="of:=AVERAGE([.L136:.L141])" office:value-type="float" office:value="2.65504915076057" calcext:value-type="float">
            <text:p>2.65504915076057</text:p>
          </table:table-cell>
          <table:table-cell table:style-name="ce12" table:formula="of:=AVERAGE([.M136:.M141])" office:value-type="float" office:value="356.817371157694" calcext:value-type="float">
            <text:p>356.817371157694</text:p>
          </table:table-cell>
          <table:table-cell table:style-name="ce12" table:formula="of:=AVERAGE([.N136:.N141])" office:value-type="float" office:value="195.624760636012" calcext:value-type="float">
            <text:p>195.624760636012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9"/>
          <table:table-cell table:style-name="ce23" office:value-type="string" calcext:value-type="string">
            <text:p>Ratio to previous generation</text:p>
          </table:table-cell>
          <table:table-cell table:style-name="ce27" table:formula="of:=[.K142]/[.K131]" office:value-type="float" office:value="1.16797735741484" calcext:value-type="float">
            <text:p>1.16797735741484</text:p>
          </table:table-cell>
          <table:table-cell table:style-name="ce27" table:formula="of:=[.L142]/[.L131]" office:value-type="float" office:value="1.00333474113521" calcext:value-type="float">
            <text:p>1.00333474113521</text:p>
          </table:table-cell>
          <table:table-cell table:style-name="ce27" table:formula="of:=[.M142]/[.M131]" office:value-type="float" office:value="1.45883358937042" calcext:value-type="float">
            <text:p>1.45883358937042</text:p>
          </table:table-cell>
          <table:table-cell table:style-name="ce27" table:formula="of:=[.N142]/[.N131]" office:value-type="float" office:value="1.10224968229092" calcext:value-type="float">
            <text:p>1.10224968229092</text:p>
          </table:table-cell>
          <table:table-cell table:style-name="ce32" table:formula="of:=AVERAGE([.K144:.N144])" office:value-type="float" office:value="1.18309884255285" calcext:value-type="float">
            <text:p>1.18309884255285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4 Tile</text:p>
          </table:table-cell>
          <table:table-cell table:style-name="ce5" table:number-columns-repeated="7"/>
          <table:table-cell table:style-name="ce5" office:value-type="string" calcext:value-type="string">
            <text:p>4 Tile</text:p>
          </table:table-cell>
          <table:table-cell table:style-name="ce5" table:number-columns-repeated="4"/>
          <table:table-cell table:style-name="ce15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number-columns-repeated="3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table:style-name="ce16" office:value-type="string" calcext:value-type="string">
            <text:p>GPU_Granula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8x8</text:p>
          </table:table-cell>
          <table:table-cell table:style-name="ce8" office:value-type="float" office:value="0.000000562586805555558" calcext:value-type="float">
            <text:p>5.63E-07</text:p>
          </table:table-cell>
          <table:table-cell table:style-name="ce8" office:value-type="float" office:value="0.00000130510380622838" calcext:value-type="float">
            <text:p>1.31E-06</text:p>
          </table:table-cell>
          <table:table-cell table:style-name="ce8" office:value-type="float" office:value="0.00000149991364421416" calcext:value-type="float">
            <text:p>1.50E-06</text:p>
          </table:table-cell>
          <table:table-cell office:value-type="float" office:value="0.000156963144758736" calcext:value-type="float">
            <text:p>0.000156963144759</text:p>
          </table:table-cell>
          <table:table-cell office:value-type="float" office:value="0.000132112975778547" calcext:value-type="float">
            <text:p>0.000132112975779</text:p>
          </table:table-cell>
          <table:table-cell table:number-columns-repeated="3"/>
          <table:table-cell table:formula="of:=[.B148]/[.$B148]" office:value-type="float" office:value="1" calcext:value-type="float">
            <text:p>1</text:p>
          </table:table-cell>
          <table:table-cell table:formula="of:=[.C148]/[.$B148]" office:value-type="float" office:value="2.31982654648216" calcext:value-type="float">
            <text:p>2.31982654648216</text:p>
          </table:table-cell>
          <table:table-cell table:formula="of:=[.D148]/[.$B148]" office:value-type="float" office:value="2.66610170982056" calcext:value-type="float">
            <text:p>2.66610170982056</text:p>
          </table:table-cell>
          <table:table-cell table:formula="of:=[.E148]/[.$B148]" office:value-type="float" office:value="279.002534735478" calcext:value-type="float">
            <text:p>279.002534735478</text:p>
          </table:table-cell>
          <table:table-cell table:style-name="ce16" table:formula="of:=[.F148]/[.$B148]" office:value-type="float" office:value="234.831273101197" calcext:value-type="float">
            <text:p>234.831273101197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table:style-name="ce8" office:value-type="float" office:value="0.000000792806067172275" calcext:value-type="float">
            <text:p>7.93E-07</text:p>
          </table:table-cell>
          <table:table-cell table:style-name="ce8" office:value-type="float" office:value="0.00000211336067342978" calcext:value-type="float">
            <text:p>2.11E-06</text:p>
          </table:table-cell>
          <table:table-cell table:style-name="ce8" office:value-type="float" office:value="0.0000022790613718412" calcext:value-type="float">
            <text:p>2.28E-06</text:p>
          </table:table-cell>
          <table:table-cell office:value-type="float" office:value="0.000251105843898574" calcext:value-type="float">
            <text:p>0.000251105843899</text:p>
          </table:table-cell>
          <table:table-cell office:value-type="float" office:value="0.000174093446920052" calcext:value-type="float">
            <text:p>0.00017409344692</text:p>
          </table:table-cell>
          <table:table-cell table:number-columns-repeated="3"/>
          <table:table-cell table:formula="of:=[.B149]/[.$B149]" office:value-type="float" office:value="1" calcext:value-type="float">
            <text:p>1</text:p>
          </table:table-cell>
          <table:table-cell table:formula="of:=[.C149]/[.$B149]" office:value-type="float" office:value="2.6656716704598" calcext:value-type="float">
            <text:p>2.6656716704598</text:p>
          </table:table-cell>
          <table:table-cell table:formula="of:=[.D149]/[.$B149]" office:value-type="float" office:value="2.87467700640838" calcext:value-type="float">
            <text:p>2.87467700640838</text:p>
          </table:table-cell>
          <table:table-cell table:formula="of:=[.E149]/[.$B149]" office:value-type="float" office:value="316.730477094103" calcext:value-type="float">
            <text:p>316.730477094103</text:p>
          </table:table-cell>
          <table:table-cell table:style-name="ce16" table:formula="of:=[.F149]/[.$B149]" office:value-type="float" office:value="219.591466474262" calcext:value-type="float">
            <text:p>219.59146647426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table:style-name="ce8" office:value-type="float" office:value="0.00000222697352140567" calcext:value-type="float">
            <text:p>2.23E-06</text:p>
          </table:table-cell>
          <table:table-cell table:style-name="ce8" office:value-type="float" office:value="0.00000552632918245791" calcext:value-type="float">
            <text:p>5.53E-06</text:p>
          </table:table-cell>
          <table:table-cell table:style-name="ce8" office:value-type="float" office:value="0.00000563698741152912" calcext:value-type="float">
            <text:p>5.64E-06</text:p>
          </table:table-cell>
          <table:table-cell office:value-type="float" office:value="0.000835259469283903" calcext:value-type="float">
            <text:p>0.000835259469284</text:p>
          </table:table-cell>
          <table:table-cell office:value-type="float" office:value="0.000385919367122556" calcext:value-type="float">
            <text:p>0.000385919367123</text:p>
          </table:table-cell>
          <table:table-cell table:number-columns-repeated="3"/>
          <table:table-cell table:formula="of:=[.B150]/[.$B150]" office:value-type="float" office:value="1" calcext:value-type="float">
            <text:p>1</text:p>
          </table:table-cell>
          <table:table-cell table:formula="of:=[.C150]/[.$B150]" office:value-type="float" office:value="2.4815423844688" calcext:value-type="float">
            <text:p>2.4815423844688</text:p>
          </table:table-cell>
          <table:table-cell table:formula="of:=[.D150]/[.$B150]" office:value-type="float" office:value="2.53123234620726" calcext:value-type="float">
            <text:p>2.53123234620726</text:p>
          </table:table-cell>
          <table:table-cell table:formula="of:=[.E150]/[.$B150]" office:value-type="float" office:value="375.06484080542" calcext:value-type="float">
            <text:p>375.06484080542</text:p>
          </table:table-cell>
          <table:table-cell table:style-name="ce16" table:formula="of:=[.F150]/[.$B150]" office:value-type="float" office:value="173.293199677993" calcext:value-type="float">
            <text:p>173.293199677993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table:style-name="ce8" office:value-type="float" office:value="0.00000738012773912273" calcext:value-type="float">
            <text:p>7.38E-06</text:p>
          </table:table-cell>
          <table:table-cell table:style-name="ce8" office:value-type="float" office:value="0.0000192868733313596" calcext:value-type="float">
            <text:p>1.93E-05</text:p>
          </table:table-cell>
          <table:table-cell table:style-name="ce8" office:value-type="float" office:value="0.0000201367713791844" calcext:value-type="float">
            <text:p>2.01E-05</text:p>
          </table:table-cell>
          <table:table-cell office:value-type="float" office:value="0.00255988547758284" calcext:value-type="float">
            <text:p>0.002559885477583</text:p>
          </table:table-cell>
          <table:table-cell office:value-type="float" office:value="0.00122861220926305" calcext:value-type="float">
            <text:p>0.001228612209263</text:p>
          </table:table-cell>
          <table:table-cell table:number-columns-repeated="3"/>
          <table:table-cell table:formula="of:=[.B151]/[.$B151]" office:value-type="float" office:value="1" calcext:value-type="float">
            <text:p>1</text:p>
          </table:table-cell>
          <table:table-cell table:formula="of:=[.C151]/[.$B151]" office:value-type="float" office:value="2.61335223631945" calcext:value-type="float">
            <text:p>2.61335223631945</text:p>
          </table:table-cell>
          <table:table-cell table:formula="of:=[.D151]/[.$B151]" office:value-type="float" office:value="2.72851258013293" calcext:value-type="float">
            <text:p>2.72851258013293</text:p>
          </table:table-cell>
          <table:table-cell table:formula="of:=[.E151]/[.$B151]" office:value-type="float" office:value="346.861947119513" calcext:value-type="float">
            <text:p>346.861947119513</text:p>
          </table:table-cell>
          <table:table-cell table:style-name="ce16" table:formula="of:=[.F151]/[.$B151]" office:value-type="float" office:value="166.475737642055" calcext:value-type="float">
            <text:p>166.475737642055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9" office:value-type="float" office:value="0.0000249086065362238" calcext:value-type="float">
            <text:p>2.49E-05</text:p>
          </table:table-cell>
          <table:table-cell table:style-name="ce9" office:value-type="float" office:value="0.0000726837273014885" calcext:value-type="float">
            <text:p>7.27E-05</text:p>
          </table:table-cell>
          <table:table-cell table:style-name="ce9" office:value-type="float" office:value="0.0000741020685843674" calcext:value-type="float">
            <text:p>7.41E-05</text:p>
          </table:table-cell>
          <table:table-cell table:style-name="ce6" office:value-type="float" office:value="0.0101746886906598" calcext:value-type="float">
            <text:p>0.01017468869066</text:p>
          </table:table-cell>
          <table:table-cell table:style-name="ce6" office:value-type="float" office:value="0.00538433224456369" calcext:value-type="float">
            <text:p>0.005384332244564</text:p>
          </table:table-cell>
          <table:table-cell table:style-name="ce6" table:number-columns-repeated="3"/>
          <table:table-cell table:style-name="ce6" table:formula="of:=[.B152]/[.$B152]" office:value-type="float" office:value="1" calcext:value-type="float">
            <text:p>1</text:p>
          </table:table-cell>
          <table:table-cell table:style-name="ce6" table:formula="of:=[.C152]/[.$B152]" office:value-type="float" office:value="2.91801659782882" calcext:value-type="float">
            <text:p>2.91801659782882</text:p>
          </table:table-cell>
          <table:table-cell table:style-name="ce6" table:formula="of:=[.D152]/[.$B152]" office:value-type="float" office:value="2.97495841353482" calcext:value-type="float">
            <text:p>2.97495841353482</text:p>
          </table:table-cell>
          <table:table-cell table:style-name="ce6" table:formula="of:=[.E152]/[.$B152]" office:value-type="float" office:value="408.480846805423" calcext:value-type="float">
            <text:p>408.480846805423</text:p>
          </table:table-cell>
          <table:table-cell table:style-name="ce17" table:formula="of:=[.F152]/[.$B152]" office:value-type="float" office:value="216.163527121978" calcext:value-type="float">
            <text:p>216.163527121978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147:.J152])" office:value-type="float" office:value="1" calcext:value-type="float">
            <text:p>1</text:p>
          </table:table-cell>
          <table:table-cell table:style-name="ce12" table:formula="of:=AVERAGE([.K147:.K152])" office:value-type="float" office:value="2.59968188711181" calcext:value-type="float">
            <text:p>2.59968188711181</text:p>
          </table:table-cell>
          <table:table-cell table:style-name="ce12" table:formula="of:=AVERAGE([.L147:.L152])" office:value-type="float" office:value="2.75509641122079" calcext:value-type="float">
            <text:p>2.75509641122079</text:p>
          </table:table-cell>
          <table:table-cell table:style-name="ce12" table:formula="of:=AVERAGE([.M147:.M152])" office:value-type="float" office:value="345.228129311987" calcext:value-type="float">
            <text:p>345.228129311987</text:p>
          </table:table-cell>
          <table:table-cell table:style-name="ce18" table:formula="of:=AVERAGE([.N147:.N152])" office:value-type="float" office:value="202.071040803497" calcext:value-type="float">
            <text:p>202.071040803497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9"/>
          <table:table-cell table:style-name="ce23" office:value-type="string" calcext:value-type="string">
            <text:p>Ratio to previous generation</text:p>
          </table:table-cell>
          <table:table-cell table:style-name="ce27" table:formula="of:=[.K153]/[.K142]" office:value-type="float" office:value="0.996542068888468" calcext:value-type="float">
            <text:p>0.996542068888468</text:p>
          </table:table-cell>
          <table:table-cell table:style-name="ce27" table:formula="of:=[.L153]/[.L142]" office:value-type="float" office:value="1.03768188639053" calcext:value-type="float">
            <text:p>1.03768188639053</text:p>
          </table:table-cell>
          <table:table-cell table:style-name="ce27" table:formula="of:=[.M153]/[.M142]" office:value-type="float" office:value="0.967520522310599" calcext:value-type="float">
            <text:p>0.967520522310599</text:p>
          </table:table-cell>
          <table:table-cell table:style-name="ce27" table:formula="of:=[.N153]/[.N142]" office:value-type="float" office:value="1.03295227120804" calcext:value-type="float">
            <text:p>1.03295227120804</text:p>
          </table:table-cell>
          <table:table-cell table:style-name="ce32" table:formula="of:=AVERAGE([.K155:.N155])" office:value-type="float" office:value="1.00867418719941" calcext:value-type="float">
            <text:p>1.00867418719941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table:style-name="ce1" office:value-type="string" calcext:value-type="string">
            <text:p>5 Tile</text:p>
          </table:table-cell>
          <table:table-cell table:style-name="ce5" table:number-columns-repeated="7"/>
          <table:table-cell table:style-name="ce5" office:value-type="string" calcext:value-type="string">
            <text:p>5 Tile</text:p>
          </table:table-cell>
          <table:table-cell table:style-name="ce5" table:number-columns-repeated="4"/>
          <table:table-cell table:style-name="ce15"/>
          <table:table-cell table:number-columns-repeated="7"/>
        </table:table-row>
        <table:table-row table:style-name="ro1">
          <table:table-cell table:style-name="ce2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office:value-type="string" calcext:value-type="string">
            <text:p>GPU_Granular</text:p>
          </table:table-cell>
          <table:table-cell table:number-columns-repeated="3"/>
          <table:table-cell office:value-type="string" calcext:value-type="string">
            <text:p>CPU_Sequential</text:p>
          </table:table-cell>
          <table:table-cell office:value-type="string" calcext:value-type="string">
            <text:p>CPU_Parallel_Queue</text:p>
          </table:table-cell>
          <table:table-cell office:value-type="string" calcext:value-type="string">
            <text:p>CPU_Parallel_Batched</text:p>
          </table:table-cell>
          <table:table-cell office:value-type="string" calcext:value-type="string">
            <text:p>GPU_Naive</text:p>
          </table:table-cell>
          <table:table-cell table:style-name="ce16" office:value-type="string" calcext:value-type="string">
            <text:p>GPU_Granular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8x8</text:p>
          </table:table-cell>
          <table:table-cell table:style-name="ce8" office:value-type="float" office:value="0.000000699264104660668" calcext:value-type="float">
            <text:p>6.99E-07</text:p>
          </table:table-cell>
          <table:table-cell table:style-name="ce8" office:value-type="float" office:value="0.00000193822033898305" calcext:value-type="float">
            <text:p>1.94E-06</text:p>
          </table:table-cell>
          <table:table-cell table:style-name="ce8" office:value-type="float" office:value="0.00000171821998320739" calcext:value-type="float">
            <text:p>1.72E-06</text:p>
          </table:table-cell>
          <table:table-cell office:value-type="float" office:value="0.000179784955028618" calcext:value-type="float">
            <text:p>0.000179784955029</text:p>
          </table:table-cell>
          <table:table-cell office:value-type="float" office:value="0.000133072995780591" calcext:value-type="float">
            <text:p>0.000133072995781</text:p>
          </table:table-cell>
          <table:table-cell table:number-columns-repeated="3"/>
          <table:table-cell table:formula="of:=[.B159]/[.$B159]" office:value-type="float" office:value="1" calcext:value-type="float">
            <text:p>1</text:p>
          </table:table-cell>
          <table:table-cell table:formula="of:=[.C159]/[.$B159]" office:value-type="float" office:value="2.771800133976" calcext:value-type="float">
            <text:p>2.771800133976</text:p>
          </table:table-cell>
          <table:table-cell table:formula="of:=[.D159]/[.$B159]" office:value-type="float" office:value="2.45718316120515" calcext:value-type="float">
            <text:p>2.45718316120515</text:p>
          </table:table-cell>
          <table:table-cell table:formula="of:=[.E159]/[.$B159]" office:value-type="float" office:value="257.105940130964" calcext:value-type="float">
            <text:p>257.105940130964</text:p>
          </table:table-cell>
          <table:table-cell table:style-name="ce16" table:formula="of:=[.F159]/[.$B159]" office:value-type="float" office:value="190.304342656295" calcext:value-type="float">
            <text:p>190.304342656295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16x16</text:p>
          </table:table-cell>
          <table:table-cell table:style-name="ce8" office:value-type="float" office:value="0.000000936932707355239" calcext:value-type="float">
            <text:p>9.37E-07</text:p>
          </table:table-cell>
          <table:table-cell table:style-name="ce8" office:value-type="float" office:value="0.00000229801351628101" calcext:value-type="float">
            <text:p>2.30E-06</text:p>
          </table:table-cell>
          <table:table-cell table:style-name="ce8" office:value-type="float" office:value="0.00000226097159324827" calcext:value-type="float">
            <text:p>2.26E-06</text:p>
          </table:table-cell>
          <table:table-cell office:value-type="float" office:value="0.000255113509830641" calcext:value-type="float">
            <text:p>0.000255113509831</text:p>
          </table:table-cell>
          <table:table-cell office:value-type="float" office:value="0.000178107464817458" calcext:value-type="float">
            <text:p>0.000178107464817</text:p>
          </table:table-cell>
          <table:table-cell table:number-columns-repeated="3"/>
          <table:table-cell table:formula="of:=[.B160]/[.$B160]" office:value-type="float" office:value="1" calcext:value-type="float">
            <text:p>1</text:p>
          </table:table-cell>
          <table:table-cell table:formula="of:=[.C160]/[.$B160]" office:value-type="float" office:value="2.4526985750853" calcext:value-type="float">
            <text:p>2.4526985750853</text:p>
          </table:table-cell>
          <table:table-cell table:formula="of:=[.D160]/[.$B160]" office:value-type="float" office:value="2.41316326722173" calcext:value-type="float">
            <text:p>2.41316326722173</text:p>
          </table:table-cell>
          <table:table-cell table:formula="of:=[.E160]/[.$B160]" office:value-type="float" office:value="272.28584062432" calcext:value-type="float">
            <text:p>272.28584062432</text:p>
          </table:table-cell>
          <table:table-cell table:style-name="ce16" table:formula="of:=[.F160]/[.$B160]" office:value-type="float" office:value="190.096325402299" calcext:value-type="float">
            <text:p>190.096325402299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32x32</text:p>
          </table:table-cell>
          <table:table-cell table:style-name="ce8" office:value-type="float" office:value="0.00000232257054801124" calcext:value-type="float">
            <text:p>2.32E-06</text:p>
          </table:table-cell>
          <table:table-cell table:style-name="ce8" office:value-type="float" office:value="0.00000558787649843858" calcext:value-type="float">
            <text:p>5.59E-06</text:p>
          </table:table-cell>
          <table:table-cell table:style-name="ce8" office:value-type="float" office:value="0.00000593747665909621" calcext:value-type="float">
            <text:p>5.94E-06</text:p>
          </table:table-cell>
          <table:table-cell office:value-type="float" office:value="0.000631394903657495" calcext:value-type="float">
            <text:p>0.000631394903657</text:p>
          </table:table-cell>
          <table:table-cell office:value-type="float" office:value="0.000386776277599509" calcext:value-type="float">
            <text:p>0.0003867762776</text:p>
          </table:table-cell>
          <table:table-cell table:number-columns-repeated="3"/>
          <table:table-cell table:formula="of:=[.B161]/[.$B161]" office:value-type="float" office:value="1" calcext:value-type="float">
            <text:p>1</text:p>
          </table:table-cell>
          <table:table-cell table:formula="of:=[.C161]/[.$B161]" office:value-type="float" office:value="2.40590172953986" calcext:value-type="float">
            <text:p>2.40590172953986</text:p>
          </table:table-cell>
          <table:table-cell table:formula="of:=[.D161]/[.$B161]" office:value-type="float" office:value="2.55642467531517" calcext:value-type="float">
            <text:p>2.55642467531517</text:p>
          </table:table-cell>
          <table:table-cell table:formula="of:=[.E161]/[.$B161]" office:value-type="float" office:value="271.851765363228" calcext:value-type="float">
            <text:p>271.851765363228</text:p>
          </table:table-cell>
          <table:table-cell table:style-name="ce16" table:formula="of:=[.F161]/[.$B161]" office:value-type="float" office:value="166.52939904482" calcext:value-type="float">
            <text:p>166.52939904482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64x64</text:p>
          </table:table-cell>
          <table:table-cell table:style-name="ce8" office:value-type="float" office:value="0.00000705562705401414" calcext:value-type="float">
            <text:p>7.06E-06</text:p>
          </table:table-cell>
          <table:table-cell table:style-name="ce8" office:value-type="float" office:value="0.0000197736909930335" calcext:value-type="float">
            <text:p>1.98E-05</text:p>
          </table:table-cell>
          <table:table-cell table:style-name="ce8" office:value-type="float" office:value="0.0000202999348917608" calcext:value-type="float">
            <text:p>2.03E-05</text:p>
          </table:table-cell>
          <table:table-cell office:value-type="float" office:value="0.00254483344355112" calcext:value-type="float">
            <text:p>0.002544833443551</text:p>
          </table:table-cell>
          <table:table-cell office:value-type="float" office:value="0.00123422865350216" calcext:value-type="float">
            <text:p>0.001234228653502</text:p>
          </table:table-cell>
          <table:table-cell table:number-columns-repeated="3"/>
          <table:table-cell table:formula="of:=[.B162]/[.$B162]" office:value-type="float" office:value="1" calcext:value-type="float">
            <text:p>1</text:p>
          </table:table-cell>
          <table:table-cell table:formula="of:=[.C162]/[.$B162]" office:value-type="float" office:value="2.80254197701446" calcext:value-type="float">
            <text:p>2.80254197701446</text:p>
          </table:table-cell>
          <table:table-cell table:formula="of:=[.D162]/[.$B162]" office:value-type="float" office:value="2.87712697062292" calcext:value-type="float">
            <text:p>2.87712697062292</text:p>
          </table:table-cell>
          <table:table-cell table:formula="of:=[.E162]/[.$B162]" office:value-type="float" office:value="360.681399976108" calcext:value-type="float">
            <text:p>360.681399976108</text:p>
          </table:table-cell>
          <table:table-cell table:style-name="ce16" table:formula="of:=[.F162]/[.$B162]" office:value-type="float" office:value="174.928272718152" calcext:value-type="float">
            <text:p>174.9282727181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128x128</text:p>
          </table:table-cell>
          <table:table-cell table:style-name="ce9" office:value-type="float" office:value="0.0000261120101305069" calcext:value-type="float">
            <text:p>2.61E-05</text:p>
          </table:table-cell>
          <table:table-cell table:style-name="ce9" office:value-type="float" office:value="0.0000732667303847983" calcext:value-type="float">
            <text:p>7.33E-05</text:p>
          </table:table-cell>
          <table:table-cell table:style-name="ce9" office:value-type="float" office:value="0.000076554581649272" calcext:value-type="float">
            <text:p>7.66E-05</text:p>
          </table:table-cell>
          <table:table-cell table:style-name="ce6" office:value-type="float" office:value="0.0106098789171059" calcext:value-type="float">
            <text:p>0.010609878917106</text:p>
          </table:table-cell>
          <table:table-cell table:style-name="ce6" office:value-type="float" office:value="0.00539255030448949" calcext:value-type="float">
            <text:p>0.005392550304489</text:p>
          </table:table-cell>
          <table:table-cell table:style-name="ce6" table:number-columns-repeated="3"/>
          <table:table-cell table:style-name="ce6" table:formula="of:=[.B163]/[.$B163]" office:value-type="float" office:value="1" calcext:value-type="float">
            <text:p>1</text:p>
          </table:table-cell>
          <table:table-cell table:style-name="ce6" table:formula="of:=[.C163]/[.$B163]" office:value-type="float" office:value="2.80586327971741" calcext:value-type="float">
            <text:p>2.80586327971741</text:p>
          </table:table-cell>
          <table:table-cell table:style-name="ce6" table:formula="of:=[.D163]/[.$B163]" office:value-type="float" office:value="2.93177665245437" calcext:value-type="float">
            <text:p>2.93177665245437</text:p>
          </table:table-cell>
          <table:table-cell table:style-name="ce6" table:formula="of:=[.E163]/[.$B163]" office:value-type="float" office:value="406.321798439802" calcext:value-type="float">
            <text:p>406.321798439802</text:p>
          </table:table-cell>
          <table:table-cell table:style-name="ce17" table:formula="of:=[.F163]/[.$B163]" office:value-type="float" office:value="206.516092692126" calcext:value-type="float">
            <text:p>206.516092692126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1" office:value-type="string" calcext:value-type="string">
            <text:p>AVERAGE=</text:p>
          </table:table-cell>
          <table:table-cell table:style-name="ce12" table:formula="of:=AVERAGE([.J158:.J163])" office:value-type="float" office:value="1" calcext:value-type="float">
            <text:p>1</text:p>
          </table:table-cell>
          <table:table-cell table:style-name="ce12" table:formula="of:=AVERAGE([.K158:.K163])" office:value-type="float" office:value="2.64776113906661" calcext:value-type="float">
            <text:p>2.64776113906661</text:p>
          </table:table-cell>
          <table:table-cell table:style-name="ce12" table:formula="of:=AVERAGE([.L158:.L163])" office:value-type="float" office:value="2.64713494536387" calcext:value-type="float">
            <text:p>2.64713494536387</text:p>
          </table:table-cell>
          <table:table-cell table:style-name="ce12" table:formula="of:=AVERAGE([.M159:.M163])" office:value-type="float" office:value="313.649348906884" calcext:value-type="float">
            <text:p>313.649348906884</text:p>
          </table:table-cell>
          <table:table-cell table:style-name="ce12" table:formula="of:=AVERAGE([.N159:.N163])" office:value-type="float" office:value="185.674886502738" calcext:value-type="float">
            <text:p>185.674886502738</text:p>
          </table:table-cell>
          <table:table-cell table:number-columns-repeated="7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9"/>
          <table:table-cell table:style-name="ce23" office:value-type="string" calcext:value-type="string">
            <text:p>Ratio to previous generation</text:p>
          </table:table-cell>
          <table:table-cell table:style-name="ce27" table:formula="of:=[.K164]/[.K153]" office:value-type="float" office:value="1.01849428277866" calcext:value-type="float">
            <text:p>1.01849428277866</text:p>
          </table:table-cell>
          <table:table-cell table:style-name="ce27" table:formula="of:=[.L164]/[.L153]" office:value-type="float" office:value="0.960813906396444" calcext:value-type="float">
            <text:p>0.960813906396444</text:p>
          </table:table-cell>
          <table:table-cell table:style-name="ce27" table:formula="of:=[.M164]/[.M153]" office:value-type="float" office:value="0.908527788659526" calcext:value-type="float">
            <text:p>0.908527788659526</text:p>
          </table:table-cell>
          <table:table-cell table:style-name="ce27" table:formula="of:=[.N164]/[.N153]" office:value-type="float" office:value="0.918859455389736" calcext:value-type="float">
            <text:p>0.918859455389736</text:p>
          </table:table-cell>
          <table:table-cell table:style-name="ce32" table:formula="of:=AVERAGE([.K166:.N166])" office:value-type="float" office:value="0.951673858306091" calcext:value-type="float">
            <text:p>0.951673858306091</text:p>
          </table:table-cell>
          <table:table-cell table:number-columns-repeated="6"/>
        </table:table-row>
        <table:table-row table:style-name="ro1" table:number-rows-repeated="16">
          <table:table-cell table:number-columns-repeated="21"/>
        </table:table-row>
        <table:table-row table:style-name="ro1">
          <table:table-cell office:value-type="string" calcext:value-type="string">
            <text:p>Propagate</text:p>
          </table:table-cell>
          <table:table-cell table:number-columns-repeated="20"/>
        </table:table-row>
        <table:table-row table:style-name="ro1">
          <table:table-cell table:style-name="ce19" table:number-columns-repeated="2"/>
          <table:table-cell table:number-columns-repeated="19"/>
        </table:table-row>
        <table:table-row table:style-name="ro1">
          <table:table-cell table:style-name="ce19" office:value-type="string" calcext:value-type="string">
            <text:p>Dimension</text:p>
          </table:table-cell>
          <table:table-cell table:style-name="ce19"/>
          <table:table-cell table:style-name="ce19" office:value-type="string" calcext:value-type="string">
            <text:p>2 Tile</text:p>
          </table:table-cell>
          <table:table-cell table:style-name="ce19" office:value-type="string" calcext:value-type="string">
            <text:p>3 Tile</text:p>
          </table:table-cell>
          <table:table-cell table:style-name="ce19" office:value-type="string" calcext:value-type="string">
            <text:p>4 Tile</text:p>
          </table:table-cell>
          <table:table-cell table:style-name="ce19" office:value-type="string" calcext:value-type="string">
            <text:p>5 Tile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8x8</text:p>
          </table:table-cell>
          <table:table-cell table:style-name="ce8"/>
          <table:table-cell table:style-name="ce8" office:value-type="float" office:value="0.00000119776536312848" calcext:value-type="float">
            <text:p>1.20E-06</text:p>
          </table:table-cell>
          <table:table-cell table:style-name="ce8" office:value-type="float" office:value="0.00000160234702430847" calcext:value-type="float">
            <text:p>1.60E-06</text:p>
          </table:table-cell>
          <table:table-cell table:style-name="ce8" office:value-type="float" office:value="0.00000305980565371024" calcext:value-type="float">
            <text:p>3.06E-06</text:p>
          </table:table-cell>
          <table:table-cell table:style-name="ce8" office:value-type="float" office:value="0.00000395948419301165" calcext:value-type="float">
            <text:p>3.96E-06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16x16</text:p>
          </table:table-cell>
          <table:table-cell table:style-name="ce8"/>
          <table:table-cell table:style-name="ce8" office:value-type="float" office:value="0.00000115331352154529" calcext:value-type="float">
            <text:p>1.15E-06</text:p>
          </table:table-cell>
          <table:table-cell table:style-name="ce8" office:value-type="float" office:value="0.000000780994923857888" calcext:value-type="float">
            <text:p>7.81E-07</text:p>
          </table:table-cell>
          <table:table-cell table:style-name="ce8" office:value-type="float" office:value="0.00000275381936887924" calcext:value-type="float">
            <text:p>2.75E-06</text:p>
          </table:table-cell>
          <table:table-cell table:style-name="ce8" office:value-type="float" office:value="0.00000294278137890396" calcext:value-type="float">
            <text:p>2.94E-06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32x32</text:p>
          </table:table-cell>
          <table:table-cell/>
          <table:table-cell table:style-name="ce8" office:value-type="float" office:value="0.000000913799414348453" calcext:value-type="float">
            <text:p>9.14E-07</text:p>
          </table:table-cell>
          <table:table-cell table:style-name="ce8" office:value-type="float" office:value="0.00000161144334076618" calcext:value-type="float">
            <text:p>1.61E-06</text:p>
          </table:table-cell>
          <table:table-cell table:style-name="ce8" office:value-type="float" office:value="0.00000275430312639344" calcext:value-type="float">
            <text:p>2.75E-06</text:p>
          </table:table-cell>
          <table:table-cell table:style-name="ce8" office:value-type="float" office:value="0.00000291722342733182" calcext:value-type="float">
            <text:p>2.92E-06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64x64</text:p>
          </table:table-cell>
          <table:table-cell/>
          <table:table-cell table:style-name="ce8" office:value-type="float" office:value="0.00000067352946621949" calcext:value-type="float">
            <text:p>6.74E-07</text:p>
          </table:table-cell>
          <table:table-cell table:style-name="ce8" office:value-type="float" office:value="0.00000145680459886542" calcext:value-type="float">
            <text:p>1.46E-06</text:p>
          </table:table-cell>
          <table:table-cell table:style-name="ce8" office:value-type="float" office:value="0.00000279466829414056" calcext:value-type="float">
            <text:p>2.79E-06</text:p>
          </table:table-cell>
          <table:table-cell table:style-name="ce8" office:value-type="float" office:value="0.00000290809139042963" calcext:value-type="float">
            <text:p>2.91E-06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128x128</text:p>
          </table:table-cell>
          <table:table-cell/>
          <table:table-cell table:style-name="ce35" office:value-type="float" office:value="0.000000687606135183933" calcext:value-type="float">
            <text:p>6.88E-07</text:p>
          </table:table-cell>
          <table:table-cell table:style-name="ce35" office:value-type="float" office:value="0.0000014990989312252" calcext:value-type="float">
            <text:p>1.50E-06</text:p>
          </table:table-cell>
          <table:table-cell table:style-name="ce35" office:value-type="float" office:value="0.00000282197228877076" calcext:value-type="float">
            <text:p>2.82E-06</text:p>
          </table:table-cell>
          <table:table-cell table:style-name="ce35" office:value-type="float" office:value="0.00000298858100859589" calcext:value-type="float">
            <text:p>2.99E-06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256x256</text:p>
          </table:table-cell>
          <table:table-cell table:style-name="ce19"/>
          <table:table-cell table:number-columns-repeated="19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9" office:value-type="string" calcext:value-type="string">
            <text:p>Observe</text:p>
          </table:table-cell>
          <table:table-cell table:style-name="ce19"/>
          <table:table-cell table:number-columns-repeated="19"/>
        </table:table-row>
        <table:table-row table:style-name="ro1">
          <table:table-cell table:style-name="ce19" office:value-type="string" calcext:value-type="string">
            <text:p>Dimension</text:p>
          </table:table-cell>
          <table:table-cell/>
          <table:table-cell office:value-type="string" calcext:value-type="string">
            <text:p>2 Tile</text:p>
          </table:table-cell>
          <table:table-cell table:style-name="ce19" office:value-type="string" calcext:value-type="string">
            <text:p>3 Tile</text:p>
          </table:table-cell>
          <table:table-cell table:style-name="ce19" office:value-type="string" calcext:value-type="string">
            <text:p>4 Tile</text:p>
          </table:table-cell>
          <table:table-cell table:style-name="ce19" office:value-type="string" calcext:value-type="string">
            <text:p>5 Tile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8x8</text:p>
          </table:table-cell>
          <table:table-cell/>
          <table:table-cell table:style-name="ce8" office:value-type="float" office:value="0.000000831803278688527" calcext:value-type="float">
            <text:p>8.32E-07</text:p>
          </table:table-cell>
          <table:table-cell table:style-name="ce8" office:value-type="float" office:value="0.000000537592745259687" calcext:value-type="float">
            <text:p>5.38E-07</text:p>
          </table:table-cell>
          <table:table-cell table:style-name="ce8" office:value-type="float" office:value="0.000000562586805555558" calcext:value-type="float">
            <text:p>5.63E-07</text:p>
          </table:table-cell>
          <table:table-cell table:style-name="ce8" office:value-type="float" office:value="0.000000699264104660668" calcext:value-type="float">
            <text:p>6.99E-07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16x16</text:p>
          </table:table-cell>
          <table:table-cell/>
          <table:table-cell table:style-name="ce8" office:value-type="float" office:value="0.00000149917282127032" calcext:value-type="float">
            <text:p>1.50E-06</text:p>
          </table:table-cell>
          <table:table-cell table:style-name="ce8" office:value-type="float" office:value="0.000000780994923857888" calcext:value-type="float">
            <text:p>7.81E-07</text:p>
          </table:table-cell>
          <table:table-cell table:style-name="ce8" office:value-type="float" office:value="0.000000792806067172275" calcext:value-type="float">
            <text:p>7.93E-07</text:p>
          </table:table-cell>
          <table:table-cell table:style-name="ce8" office:value-type="float" office:value="0.000000936932707355239" calcext:value-type="float">
            <text:p>9.37E-07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32x32</text:p>
          </table:table-cell>
          <table:table-cell/>
          <table:table-cell table:style-name="ce8" office:value-type="float" office:value="0.00000354255847953215" calcext:value-type="float">
            <text:p>3.54E-06</text:p>
          </table:table-cell>
          <table:table-cell table:style-name="ce8" office:value-type="float" office:value="0.00000237434690157964" calcext:value-type="float">
            <text:p>2.37E-06</text:p>
          </table:table-cell>
          <table:table-cell table:style-name="ce8" office:value-type="float" office:value="0.00000222697352140567" calcext:value-type="float">
            <text:p>2.23E-06</text:p>
          </table:table-cell>
          <table:table-cell table:style-name="ce8" office:value-type="float" office:value="0.00000232257054801124" calcext:value-type="float">
            <text:p>2.32E-06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64x64</text:p>
          </table:table-cell>
          <table:table-cell/>
          <table:table-cell table:style-name="ce8" office:value-type="float" office:value="0.00000846877163110045" calcext:value-type="float">
            <text:p>8.47E-06</text:p>
          </table:table-cell>
          <table:table-cell table:style-name="ce8" office:value-type="float" office:value="0.00000704613904501496" calcext:value-type="float">
            <text:p>7.05E-06</text:p>
          </table:table-cell>
          <table:table-cell table:style-name="ce8" office:value-type="float" office:value="0.00000738012773912273" calcext:value-type="float">
            <text:p>7.38E-06</text:p>
          </table:table-cell>
          <table:table-cell table:style-name="ce8" office:value-type="float" office:value="0.00000705562705401414" calcext:value-type="float">
            <text:p>7.06E-06</text:p>
          </table:table-cell>
          <table:table-cell table:number-columns-repeated="15"/>
        </table:table-row>
        <table:table-row table:style-name="ro1">
          <table:table-cell table:style-name="ce19" office:value-type="string" calcext:value-type="string">
            <text:p>128x128</text:p>
          </table:table-cell>
          <table:table-cell/>
          <table:table-cell table:style-name="ce35" office:value-type="float" office:value="0.0000305937200918892" calcext:value-type="float">
            <text:p>3.06E-05</text:p>
          </table:table-cell>
          <table:table-cell table:style-name="ce35" office:value-type="float" office:value="0.0000244378200755371" calcext:value-type="float">
            <text:p>2.44E-05</text:p>
          </table:table-cell>
          <table:table-cell table:style-name="ce35" office:value-type="float" office:value="0.0000249086065362238" calcext:value-type="float">
            <text:p>2.49E-05</text:p>
          </table:table-cell>
          <table:table-cell table:style-name="ce35" office:value-type="float" office:value="0.0000261120101305069" calcext:value-type="float">
            <text:p>2.61E-05</text:p>
          </table:table-cell>
          <table:table-cell table:number-columns-repeated="15"/>
        </table:table-row>
        <table:table-row table:style-name="ro1">
          <table:table-cell table:style-name="ce19"/>
          <table:table-cell table:style-name="ce35"/>
          <table:table-cell table:number-columns-repeated="19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table:style-name="ce19" table:number-columns-repeated="2"/>
          <table:table-cell table:number-columns-repeated="19"/>
        </table:table-row>
        <table:table-row table:style-name="ro1">
          <table:table-cell table:style-name="ce19"/>
          <table:table-cell table:number-columns-repeated="20"/>
        </table:table-row>
        <table:table-row table:style-name="ro1" table:number-rows-repeated="4">
          <table:table-cell table:style-name="ce19"/>
          <table:table-cell table:style-name="ce8"/>
          <table:table-cell table:number-columns-repeated="19"/>
        </table:table-row>
        <table:table-row table:style-name="ro1">
          <table:table-cell table:style-name="ce19"/>
          <table:table-cell table:style-name="ce35"/>
          <table:table-cell table:number-columns-repeated="19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style-name="ce19" table:number-columns-repeated="2"/>
          <table:table-cell table:number-columns-repeated="19"/>
        </table:table-row>
        <table:table-row table:style-name="ro1">
          <table:table-cell table:style-name="ce19"/>
          <table:table-cell table:number-columns-repeated="20"/>
        </table:table-row>
        <table:table-row table:style-name="ro1" table:number-rows-repeated="4">
          <table:table-cell table:style-name="ce19"/>
          <table:table-cell table:style-name="ce8"/>
          <table:table-cell table:number-columns-repeated="19"/>
        </table:table-row>
        <table:table-row table:style-name="ro1">
          <table:table-cell table:style-name="ce19"/>
          <table:table-cell table:style-name="ce35"/>
          <table:table-cell table:number-columns-repeated="19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style-name="ce19" table:number-columns-repeated="2"/>
          <table:table-cell table:number-columns-repeated="19"/>
        </table:table-row>
        <table:table-row table:style-name="ro1">
          <table:table-cell table:style-name="ce19"/>
          <table:table-cell table:number-columns-repeated="20"/>
        </table:table-row>
        <table:table-row table:style-name="ro1" table:number-rows-repeated="4">
          <table:table-cell table:style-name="ce19"/>
          <table:table-cell table:style-name="ce8"/>
          <table:table-cell table:number-columns-repeated="19"/>
        </table:table-row>
        <table:table-row table:style-name="ro1">
          <table:table-cell table:style-name="ce19"/>
          <table:table-cell table:style-name="ce35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7:16:09.157132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16:28:02.542453627</meta:creation-date>
    <dc:date>2022-02-07T22:32:52.823342964</dc:date>
    <meta:editing-duration>PT18H22M39S</meta:editing-duration>
    <meta:editing-cycles>35</meta:editing-cycles>
    <meta:generator>LibreOffice/6.4.7.2$Linux_X86_64 LibreOffice_project/40$Build-2</meta:generator>
    <meta:document-statistic meta:table-count="1" meta:cell-count="128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6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6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6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002cm" xlink:href=".." xlink:type="simple" chart:class="chart:bar" chart:style-name="ch1">
        <chart:title svg:x="5.311cm" svg:y="0.316cm" chart:style-name="ch2">
          <text:p>Propagate Execution Time</text:p>
        </chart:title>
        <chart:legend chart:legend-position="end" svg:x="14.398cm" svg:y="3.455cm" style:legend-expansion="high" chart:style-name="ch3"/>
        <chart:plot-area chart:style-name="ch4" table:cell-range-address="Sheet1.A185:Sheet1.A190 Sheet1.C185:Sheet1.F190" chart:data-source-has-labels="both" svg:x="1.331cm" svg:y="1.275cm" svg:width="12.747cm" svg:height="6.566cm">
          <chartooo:coordinate-region svg:x="3.064cm" svg:y="1.475cm" svg:width="11.014cm" svg:height="5.719cm"/>
          <chart:axis chart:dimension="x" chart:name="primary-x" chart:style-name="ch5" chartooo:axis-type="auto">
            <chartooo:date-scale/>
            <chart:title svg:x="6.866cm" svg:y="8.021cm" chart:style-name="ch6">
              <text:p>Dimension</text:p>
            </chart:title>
            <chart:categories table:cell-range-address="Sheet1.A186:Sheet1.A190"/>
          </chart:axis>
          <chart:axis chart:dimension="y" chart:name="primary-y" chart:style-name="ch7">
            <chart:title svg:x="0.451cm" svg:y="6.414cm" chart:style-name="ch8">
              <text:p>Execution Time[seconds]</text:p>
            </chart:title>
            <chart:grid chart:style-name="ch9" chart:class="major"/>
          </chart:axis>
          <chart:series chart:style-name="ch10" chart:values-cell-range-address="Sheet1.C186:Sheet1.C190" chart:label-cell-address="Sheet1.C185:Sheet1.C185" chart:class="chart:bar">
            <chart:data-point chart:repeated="5"/>
          </chart:series>
          <chart:series chart:style-name="ch11" chart:values-cell-range-address="Sheet1.D186:Sheet1.D190" chart:label-cell-address="Sheet1.D185:Sheet1.D185" chart:class="chart:bar">
            <chart:data-point chart:repeated="5"/>
          </chart:series>
          <chart:series chart:style-name="ch12" chart:values-cell-range-address="Sheet1.E186:Sheet1.E190" chart:label-cell-address="Sheet1.E185:Sheet1.E185" chart:class="chart:bar">
            <chart:data-point chart:repeated="5"/>
          </chart:series>
          <chart:series chart:style-name="ch13" chart:values-cell-range-address="Sheet1.F186:Sheet1.F190" chart:label-cell-address="Sheet1.F185:Sheet1.F18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ile</text:p>
                <draw:g>
                  <svg:desc>Sheet1.C185:Sheet1.C185</svg:desc>
                </draw:g>
              </table:table-cell>
              <table:table-cell office:value-type="string">
                <text:p>3 Tile</text:p>
                <draw:g>
                  <svg:desc>Sheet1.D185:Sheet1.D185</svg:desc>
                </draw:g>
              </table:table-cell>
              <table:table-cell office:value-type="string">
                <text:p>4 Tile</text:p>
                <draw:g>
                  <svg:desc>Sheet1.E185:Sheet1.E185</svg:desc>
                </draw:g>
              </table:table-cell>
              <table:table-cell office:value-type="string">
                <text:p>5 Tile</text:p>
                <draw:g>
                  <svg:desc>Sheet1.F185:Sheet1.F1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x8</text:p>
                <draw:g>
                  <svg:desc>Sheet1.A186:Sheet1.A190</svg:desc>
                </draw:g>
              </table:table-cell>
              <table:table-cell office:value-type="float" office:value="0.00000119776536312848">
                <text:p>0.00000119776536312848</text:p>
                <draw:g>
                  <svg:desc>Sheet1.C186:Sheet1.C190</svg:desc>
                </draw:g>
              </table:table-cell>
              <table:table-cell office:value-type="float" office:value="0.00000160234702430847">
                <text:p>0.00000160234702430847</text:p>
                <draw:g>
                  <svg:desc>Sheet1.D186:Sheet1.D190</svg:desc>
                </draw:g>
              </table:table-cell>
              <table:table-cell office:value-type="float" office:value="0.00000305980565371024">
                <text:p>0.00000305980565371024</text:p>
                <draw:g>
                  <svg:desc>Sheet1.E186:Sheet1.E190</svg:desc>
                </draw:g>
              </table:table-cell>
              <table:table-cell office:value-type="float" office:value="0.00000395948419301165">
                <text:p>0.00000395948419301165</text:p>
                <draw:g>
                  <svg:desc>Sheet1.F186:Sheet1.F190</svg:desc>
                </draw:g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0000115331352154529">
                <text:p>0.00000115331352154529</text:p>
              </table:table-cell>
              <table:table-cell office:value-type="float" office:value="0.000000780994923857888">
                <text:p>0.000000780994923857888</text:p>
              </table:table-cell>
              <table:table-cell office:value-type="float" office:value="0.00000275381936887924">
                <text:p>0.00000275381936887924</text:p>
              </table:table-cell>
              <table:table-cell office:value-type="float" office:value="0.00000294278137890396">
                <text:p>0.00000294278137890396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00000913799414348453">
                <text:p>0.000000913799414348453</text:p>
              </table:table-cell>
              <table:table-cell office:value-type="float" office:value="0.00000161144334076618">
                <text:p>0.00000161144334076618</text:p>
              </table:table-cell>
              <table:table-cell office:value-type="float" office:value="0.00000275430312639344">
                <text:p>0.00000275430312639344</text:p>
              </table:table-cell>
              <table:table-cell office:value-type="float" office:value="0.00000291722342733182">
                <text:p>0.00000291722342733182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0000067352946621949">
                <text:p>0.00000067352946621949</text:p>
              </table:table-cell>
              <table:table-cell office:value-type="float" office:value="0.00000145680459886542">
                <text:p>0.00000145680459886542</text:p>
              </table:table-cell>
              <table:table-cell office:value-type="float" office:value="0.00000279466829414056">
                <text:p>0.00000279466829414056</text:p>
              </table:table-cell>
              <table:table-cell office:value-type="float" office:value="0.00000290809139042963">
                <text:p>0.00000290809139042963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00000687606135183933">
                <text:p>0.000000687606135183933</text:p>
              </table:table-cell>
              <table:table-cell office:value-type="float" office:value="0.0000014990989312252">
                <text:p>0.0000014990989312252</text:p>
              </table:table-cell>
              <table:table-cell office:value-type="float" office:value="0.00000282197228877076">
                <text:p>0.00000282197228877076</text:p>
              </table:table-cell>
              <table:table-cell office:value-type="float" office:value="0.00000298858100859589">
                <text:p>0.00000298858100859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6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6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6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.002cm" xlink:href=".." xlink:type="simple" chart:class="chart:bar" chart:style-name="ch1">
        <chart:title svg:x="5.35cm" svg:y="0.316cm" chart:style-name="ch2">
          <text:p>Observe Execution Times</text:p>
        </chart:title>
        <chart:legend chart:legend-position="end" svg:x="14.398cm" svg:y="3.455cm" style:legend-expansion="high" chart:style-name="ch3"/>
        <chart:plot-area chart:style-name="ch4" table:cell-range-address="Sheet1.A195:Sheet1.A200 Sheet1.C195:Sheet1.F200" chart:data-source-has-labels="both" svg:x="1.331cm" svg:y="1.275cm" svg:width="12.747cm" svg:height="6.566cm">
          <chartooo:coordinate-region svg:x="3.064cm" svg:y="1.474cm" svg:width="11.014cm" svg:height="5.72cm"/>
          <chart:axis chart:dimension="x" chart:name="primary-x" chart:style-name="ch5" chartooo:axis-type="auto">
            <chartooo:date-scale/>
            <chart:title svg:x="6.866cm" svg:y="8.021cm" chart:style-name="ch6">
              <text:p>Dimension</text:p>
            </chart:title>
            <chart:categories table:cell-range-address="Sheet1.A196:Sheet1.A200"/>
          </chart:axis>
          <chart:axis chart:dimension="y" chart:name="primary-y" chart:style-name="ch7">
            <chart:title svg:x="0.451cm" svg:y="6.414cm" chart:style-name="ch8">
              <text:p>Execution Time[seconds]</text:p>
            </chart:title>
            <chart:grid chart:style-name="ch9" chart:class="major"/>
          </chart:axis>
          <chart:series chart:style-name="ch10" chart:values-cell-range-address="Sheet1.C196:Sheet1.C200" chart:label-cell-address="Sheet1.C195:Sheet1.C195" chart:class="chart:bar">
            <chart:data-point chart:repeated="5"/>
          </chart:series>
          <chart:series chart:style-name="ch11" chart:values-cell-range-address="Sheet1.D196:Sheet1.D200" chart:label-cell-address="Sheet1.D195:Sheet1.D195" chart:class="chart:bar">
            <chart:data-point chart:repeated="5"/>
          </chart:series>
          <chart:series chart:style-name="ch12" chart:values-cell-range-address="Sheet1.E196:Sheet1.E200" chart:label-cell-address="Sheet1.E195:Sheet1.E195" chart:class="chart:bar">
            <chart:data-point chart:repeated="5"/>
          </chart:series>
          <chart:series chart:style-name="ch13" chart:values-cell-range-address="Sheet1.F196:Sheet1.F200" chart:label-cell-address="Sheet1.F195:Sheet1.F19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ile</text:p>
                <draw:g>
                  <svg:desc>Sheet1.C195:Sheet1.C195</svg:desc>
                </draw:g>
              </table:table-cell>
              <table:table-cell office:value-type="string">
                <text:p>3 Tile</text:p>
                <draw:g>
                  <svg:desc>Sheet1.D195:Sheet1.D195</svg:desc>
                </draw:g>
              </table:table-cell>
              <table:table-cell office:value-type="string">
                <text:p>4 Tile</text:p>
                <draw:g>
                  <svg:desc>Sheet1.E195:Sheet1.E195</svg:desc>
                </draw:g>
              </table:table-cell>
              <table:table-cell office:value-type="string">
                <text:p>5 Tile</text:p>
                <draw:g>
                  <svg:desc>Sheet1.F195:Sheet1.F19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x8</text:p>
                <draw:g>
                  <svg:desc>Sheet1.A196:Sheet1.A200</svg:desc>
                </draw:g>
              </table:table-cell>
              <table:table-cell office:value-type="float" office:value="0.000000831803278688527">
                <text:p>0.000000831803278688527</text:p>
                <draw:g>
                  <svg:desc>Sheet1.C196:Sheet1.C200</svg:desc>
                </draw:g>
              </table:table-cell>
              <table:table-cell office:value-type="float" office:value="0.000000537592745259687">
                <text:p>0.000000537592745259687</text:p>
                <draw:g>
                  <svg:desc>Sheet1.D196:Sheet1.D200</svg:desc>
                </draw:g>
              </table:table-cell>
              <table:table-cell office:value-type="float" office:value="0.000000562586805555558">
                <text:p>0.000000562586805555558</text:p>
                <draw:g>
                  <svg:desc>Sheet1.E196:Sheet1.E200</svg:desc>
                </draw:g>
              </table:table-cell>
              <table:table-cell office:value-type="float" office:value="0.000000699264104660668">
                <text:p>0.000000699264104660668</text:p>
                <draw:g>
                  <svg:desc>Sheet1.F196:Sheet1.F200</svg:desc>
                </draw:g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0000149917282127032">
                <text:p>0.00000149917282127032</text:p>
              </table:table-cell>
              <table:table-cell office:value-type="float" office:value="0.000000780994923857888">
                <text:p>0.000000780994923857888</text:p>
              </table:table-cell>
              <table:table-cell office:value-type="float" office:value="0.000000792806067172275">
                <text:p>0.000000792806067172275</text:p>
              </table:table-cell>
              <table:table-cell office:value-type="float" office:value="0.000000936932707355239">
                <text:p>0.000000936932707355239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0000354255847953215">
                <text:p>0.00000354255847953215</text:p>
              </table:table-cell>
              <table:table-cell office:value-type="float" office:value="0.00000237434690157964">
                <text:p>0.00000237434690157964</text:p>
              </table:table-cell>
              <table:table-cell office:value-type="float" office:value="0.00000222697352140567">
                <text:p>0.00000222697352140567</text:p>
              </table:table-cell>
              <table:table-cell office:value-type="float" office:value="0.00000232257054801124">
                <text:p>0.00000232257054801124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0000846877163110045">
                <text:p>0.00000846877163110045</text:p>
              </table:table-cell>
              <table:table-cell office:value-type="float" office:value="0.00000704613904501496">
                <text:p>0.00000704613904501496</text:p>
              </table:table-cell>
              <table:table-cell office:value-type="float" office:value="0.00000738012773912273">
                <text:p>0.00000738012773912273</text:p>
              </table:table-cell>
              <table:table-cell office:value-type="float" office:value="0.00000705562705401414">
                <text:p>0.00000705562705401414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0000305937200918892">
                <text:p>0.0000305937200918892</text:p>
              </table:table-cell>
              <table:table-cell office:value-type="float" office:value="0.0000244378200755371">
                <text:p>0.0000244378200755371</text:p>
              </table:table-cell>
              <table:table-cell office:value-type="float" office:value="0.0000249086065362238">
                <text:p>0.0000249086065362238</text:p>
              </table:table-cell>
              <table:table-cell office:value-type="float" office:value="0.0000261120101305069">
                <text:p>0.00002611201013050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